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2.7319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7508in"/>
    </style:style>
    <style:style style:name="co6" style:family="table-column">
      <style:table-column-properties fo:break-before="auto" style:column-width="0.5016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5909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4752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0.8528in"/>
    </style:style>
    <style:style style:name="co16" style:family="table-column">
      <style:table-column-properties fo:break-before="auto" style:column-width="0.989in"/>
    </style:style>
    <style:style style:name="co17" style:family="table-column">
      <style:table-column-properties fo:break-before="auto" style:column-width="0.7453in"/>
    </style:style>
    <style:style style:name="co18" style:family="table-column">
      <style:table-column-properties fo:break-before="auto" style:column-width="1.2839in"/>
    </style:style>
    <style:style style:name="co19" style:family="table-column">
      <style:table-column-properties fo:break-before="auto" style:column-width="0.990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fo:padding="0.028in"/>
    </style:style>
    <style:style style:name="ce2" style:family="table-cell" style:parent-style-name="Default" style:data-style-name="N1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2">
      <style:table-cell-properties fo:padding="0.028in"/>
    </style:style>
    <style:style style:name="ce4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2">
      <style:table-cell-properties fo:padding="0.028in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2">
      <style:table-cell-properties fo:padding="0.028in"/>
      <style:text-properties fo:color="#006411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2">
      <style:table-cell-properties fo:padding="0.028in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2">
      <style:table-cell-properties fo:padding="0.028in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 style:data-style-name="N169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fo:padding="0.028in"/>
      <style:text-properties fo:color="#33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69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fo:padding="0.028in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69">
      <style:table-cell-properties fo:padding="0.028in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69">
      <style:table-cell-properties fo:padding="0.028in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69">
      <style:table-cell-properties fo:padding="0.028in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fo:padding="0.028in"/>
      <style:text-properties fo:color="#006411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padding="0.028in"/>
      <style:text-properties fo:color="#33996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fo:padding="0.028in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2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background-color="#ffffff"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fo:background-color="#ffffff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background-color="#ffffff" fo:padding="0.028in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2">
      <style:table-cell-properties fo:padding="0.028in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padding="0.028in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1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fo:padding="0.028in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69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69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69">
      <style:table-cell-properties fo:padding="0.028in"/>
      <style:text-properties fo:color="#ff66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169">
      <style:table-cell-properties fo:padding="0.028in"/>
      <style:text-properties fo:color="#006411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69">
      <style:table-cell-properties fo:padding="0.028in"/>
      <style:text-properties fo:color="#006411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70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70">
      <style:table-cell-properties fo:padding="0.028in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70">
      <style:table-cell-properties fo:padding="0.028in"/>
      <style:text-properties fo:color="#006411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170">
      <style:table-cell-properties fo:padding="0.028in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70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fo:padding="0.028in"/>
      <style:text-properties fo:color="#dd080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ext-properties fo:color="#000000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69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71"/>
    <style:style style:name="ce48" style:family="table-cell" style:parent-style-name="Default" style:data-style-name="N169"/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4" table:default-cell-style-name="ce16"/>
        <table:table-column table:style-name="co5" table:default-cell-style-name="ce9"/>
        <table:table-column table:style-name="co5" table:default-cell-style-name="ce21"/>
        <table:table-column table:style-name="co6" table:number-columns-repeated="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9" table:default-cell-style-name="ce9"/>
        <table:table-column table:style-name="co11" table:default-cell-style-name="ce1"/>
        <table:table-column table:style-name="co12" table:default-cell-style-name="ce1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Default"/>
        <table:table-column table:style-name="co16" table:default-cell-style-name="ce9"/>
        <table:table-column table:style-name="co15" table:number-columns-repeated="2" table:default-cell-style-name="Default"/>
        <table:table-column table:style-name="co17" table:default-cell-style-name="ce9"/>
        <table:table-column table:style-name="co15" table:number-columns-repeated="1000" table:default-cell-style-name="Default"/>
        <table:table-row table:style-name="ro1">
          <table:table-cell office:value-type="string" calcext:value-type="string">
            <text:p>núm.</text:p>
          </table:table-cell>
          <table:table-cell table:style-name="ce3"/>
          <table:table-cell table:style-name="ce10" office:value-type="string" calcext:value-type="string">
            <text:p>Salida K</text:p>
          </table:table-cell>
          <table:table-cell/>
          <table:table-cell table:style-name="ce4" table:number-columns-repeated="2"/>
          <table:table-cell table:style-name="ce4" office:value-type="string" calcext:value-type="string">
            <text:p>Ca, veces el control</text:p>
          </table:table-cell>
          <table:table-cell table:style-name="ce4" table:number-columns-repeated="3"/>
          <table:table-cell table:style-name="ce4" office:value-type="string" calcext:value-type="string">
            <text:p>Rb</text:p>
          </table:table-cell>
          <table:table-cell table:style-name="ce4"/>
          <table:table-cell table:style-name="ce4" office:value-type="string" calcext:value-type="string">
            <text:p>Otra serie</text:p>
          </table:table-cell>
          <table:table-cell table:style-name="ce4"/>
          <table:table-cell table:style-name="ce28" office:value-type="string" calcext:value-type="string">
            <text:p>Entrada levad 120</text:p>
          </table:table-cell>
          <table:table-cell table:style-name="ce28"/>
          <table:table-cell table:style-name="ce10" office:value-type="string" calcext:value-type="string">
            <text:p>Hidrofobicidad</text:p>
          </table:table-cell>
          <table:table-cell/>
          <table:table-cell table:style-name="ce38" office:value-type="string" calcext:value-type="string">
            <text:p>Crecimiento inhibición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Prom 60 (Avg 60 microM del colorante)</text:p>
          </table:table-cell>
          <table:table-cell table:style-name="ce10" office:value-type="string" calcext:value-type="string">
            <text:p>Prom 120</text:p>
          </table:table-cell>
          <table:table-cell table:style-name="ce4" office:value-type="string" calcext:value-type="string">
            <text:p>acidif</text:p>
          </table:table-cell>
          <table:table-cell table:style-name="ce4" office:value-type="string" calcext:value-type="string">
            <text:p>Resp</text:p>
          </table:table-cell>
          <table:table-cell table:style-name="ce4" office:value-type="string" calcext:value-type="string">
            <text:p>60 uM</text:p>
          </table:table-cell>
          <table:table-cell table:style-name="ce4" office:value-type="float" office:value="120" calcext:value-type="float">
            <text:p>120.00</text:p>
          </table:table-cell>
          <table:table-cell table:style-name="ce4" office:value-type="string" calcext:value-type="string">
            <text:p>60 uM</text:p>
          </table:table-cell>
          <table:table-cell table:style-name="ce4" office:value-type="string" calcext:value-type="string">
            <text:p>120 uM</text:p>
          </table:table-cell>
          <table:table-cell table:style-name="ce5" office:value-type="string" calcext:value-type="string">
            <text:p>60 uM</text:p>
          </table:table-cell>
          <table:table-cell table:style-name="ce4" office:value-type="string" calcext:value-type="string">
            <text:p>120 uM</text:p>
          </table:table-cell>
          <table:table-cell table:style-name="ce4" office:value-type="string" calcext:value-type="string">
            <text:p>60 uM</text:p>
          </table:table-cell>
          <table:table-cell table:style-name="ce4" office:value-type="string" calcext:value-type="string">
            <text:p>120 uM</text:p>
          </table:table-cell>
          <table:table-cell table:style-name="ce28" office:value-type="string" calcext:value-type="string">
            <text:p>De 300 nmoles</text:p>
          </table:table-cell>
          <table:table-cell table:style-name="ce28"/>
          <table:table-cell table:style-name="ce10" office:value-type="string" calcext:value-type="string">
            <text:p>Diclmet/agua</text:p>
          </table:table-cell>
          <table:table-cell table:style-name="ce10"/>
          <table:table-cell table:style-name="ce38" office:value-type="string" calcext:value-type="string">
            <text:p>50 y 100 uM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Controles</text:p>
          </table:table-cell>
          <table:table-cell table:style-name="ce10"/>
          <table:table-cell table:style-name="ce12" office:value-type="float" office:value="0" calcext:value-type="float">
            <text:p>0.0</text:p>
          </table:table-cell>
          <table:table-cell table:style-name="ce17" office:value-type="string" calcext:value-type="string">
            <text:p>--</text:p>
          </table:table-cell>
          <table:table-cell table:style-name="ce4" office:value-type="string" calcext:value-type="string">
            <text:p>--</text:p>
          </table:table-cell>
          <table:table-cell table:number-columns-repeated="8" table:style-name="ce22" office:value-type="float" office:value="1" calcext:value-type="float">
            <text:p>1.00</text:p>
          </table:table-cell>
          <table:table-cell table:style-name="ce29" office:value-type="string" calcext:value-type="string">
            <text:p>Serie A</text:p>
          </table:table-cell>
          <table:table-cell table:style-name="ce29" office:value-type="string" calcext:value-type="string">
            <text:p>Serie B</text:p>
          </table:table-cell>
          <table:table-cell table:style-name="ce33" office:value-type="string" calcext:value-type="string">
            <text:p>Serie A</text:p>
          </table:table-cell>
          <table:table-cell table:style-name="ce33" office:value-type="string" calcext:value-type="string">
            <text:p>Serie B</text:p>
          </table:table-cell>
          <table:table-cell table:style-name="ce39"/>
          <table:table-cell table:number-columns-repeated="100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9-aminoacridine</text:p>
          </table:table-cell>
          <table:table-cell table:style-name="ce11" office:value-type="float" office:value="4.5" calcext:value-type="float">
            <text:p>4.5</text:p>
          </table:table-cell>
          <table:table-cell table:style-name="ce14" office:value-type="float" office:value="31" calcext:value-type="float">
            <text:p>31.0</text:p>
          </table:table-cell>
          <table:table-cell table:number-columns-repeated="2" table:style-name="ce8" office:value-type="string" calcext:value-type="string">
            <text:p>++</text:p>
          </table:table-cell>
          <table:table-cell table:style-name="ce22" office:value-type="float" office:value="1.01059886543043" calcext:value-type="float">
            <text:p>1.01</text:p>
          </table:table-cell>
          <table:table-cell table:style-name="ce22" office:value-type="float" office:value="0.88199201209384" calcext:value-type="float">
            <text:p>0.88</text:p>
          </table:table-cell>
          <table:table-cell table:style-name="ce23" office:value-type="float" office:value="1.23622820995981" calcext:value-type="float">
            <text:p>1.24</text:p>
          </table:table-cell>
          <table:table-cell table:style-name="ce23" office:value-type="float" office:value="1.08167471311424" calcext:value-type="float">
            <text:p>1.08</text:p>
          </table:table-cell>
          <table:table-cell table:style-name="ce17" office:value-type="float" office:value="1.46660516249837" calcext:value-type="float">
            <text:p>1.47</text:p>
          </table:table-cell>
          <table:table-cell table:style-name="ce22" office:value-type="float" office:value="1.26622163053866" calcext:value-type="float">
            <text:p>1.27</text:p>
          </table:table-cell>
          <table:table-cell table:style-name="ce23" office:value-type="float" office:value="1.17783207611036" calcext:value-type="float">
            <text:p>1.18</text:p>
          </table:table-cell>
          <table:table-cell table:style-name="ce23" office:value-type="float" office:value="1.116227397494" calcext:value-type="float">
            <text:p>1.12</text:p>
          </table:table-cell>
          <table:table-cell table:style-name="ce29" office:value-type="float" office:value="192.272727272727" calcext:value-type="float">
            <text:p>192</text:p>
          </table:table-cell>
          <table:table-cell table:style-name="ce29" office:value-type="float" office:value="184.090909090909" calcext:value-type="float">
            <text:p>184</text:p>
          </table:table-cell>
          <table:table-cell table:style-name="ce34" office:value-type="float" office:value="0.560283687943263" calcext:value-type="float">
            <text:p>0.6</text:p>
          </table:table-cell>
          <table:table-cell table:style-name="ce34" office:value-type="float" office:value="0.413563244235832" calcext:value-type="float">
            <text:p>0.4</text:p>
          </table:table-cell>
          <table:table-cell table:style-name="ce40" office:value-type="string" calcext:value-type="string">
            <text:p>NO</text:p>
          </table:table-cell>
          <table:table-cell table:style-name="ce40" table:number-columns-repeated="2"/>
          <table:table-cell table:style-name="ce9" office:value-type="string" calcext:value-type="string">
            <text:p>Saca K, no inhibe al Rb, mete un poco de Ca, Entra, no inhibe el crec</text:p>
          </table:table-cell>
          <table:table-cell table:number-columns-repeated="100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cridine orange</text:p>
          </table:table-cell>
          <table:table-cell table:style-name="ce12" office:value-type="float" office:value="4.5" calcext:value-type="float">
            <text:p>4.5</text:p>
          </table:table-cell>
          <table:table-cell table:style-name="ce14" office:value-type="float" office:value="31" calcext:value-type="float">
            <text:p>31.0</text:p>
          </table:table-cell>
          <table:table-cell table:style-name="ce18" office:value-type="string" calcext:value-type="string">
            <text:p>NO</text:p>
          </table:table-cell>
          <table:table-cell table:style-name="ce6" office:value-type="string" calcext:value-type="string">
            <text:p>+++</text:p>
          </table:table-cell>
          <table:table-cell table:style-name="ce17" office:value-type="float" office:value="1.07388853376199" calcext:value-type="float">
            <text:p>1.07</text:p>
          </table:table-cell>
          <table:table-cell table:style-name="ce22" office:value-type="float" office:value="1.1105294108996" calcext:value-type="float">
            <text:p>1.11</text:p>
          </table:table-cell>
          <table:table-cell table:style-name="ce24" office:value-type="float" office:value="2.21417758710709" calcext:value-type="float">
            <text:p>2.21</text:p>
          </table:table-cell>
          <table:table-cell table:style-name="ce23" office:value-type="float" office:value="1.39638647095513" calcext:value-type="float">
            <text:p>1.40</text:p>
          </table:table-cell>
          <table:table-cell table:style-name="ce22" office:value-type="float" office:value="0.975953327681581" calcext:value-type="float">
            <text:p>0.98</text:p>
          </table:table-cell>
          <table:table-cell table:style-name="ce5" office:value-type="float" office:value="0.824700351982352" calcext:value-type="float">
            <text:p>0.82</text:p>
          </table:table-cell>
          <table:table-cell table:style-name="ce23" office:value-type="float" office:value="0.881418122306864" calcext:value-type="float">
            <text:p>0.88</text:p>
          </table:table-cell>
          <table:table-cell table:style-name="ce25" office:value-type="float" office:value="0.722985340022776" calcext:value-type="float">
            <text:p>0.72</text:p>
          </table:table-cell>
          <table:table-cell table:style-name="ce29" office:value-type="float" office:value="247.912932138284" calcext:value-type="float">
            <text:p>248</text:p>
          </table:table-cell>
          <table:table-cell table:style-name="ce29" office:value-type="float" office:value="266.235595390525" calcext:value-type="float">
            <text:p>266</text:p>
          </table:table-cell>
          <table:table-cell table:style-name="ce34" office:value-type="float" office:value="0.210102262163" calcext:value-type="float">
            <text:p>0.2</text:p>
          </table:table-cell>
          <table:table-cell table:style-name="ce34" office:value-type="float" office:value="0.575614978511019" calcext:value-type="float">
            <text:p>0.6</text:p>
          </table:table-cell>
          <table:table-cell table:style-name="ce38" office:value-type="string" calcext:value-type="string">
            <text:p>NO</text:p>
          </table:table-cell>
          <table:table-cell table:number-columns-repeated="2"/>
          <table:table-cell table:style-name="ce38" office:value-type="string" calcext:value-type="string">
            <text:p>Casi nada de nada</text:p>
          </table:table-cell>
          <table:table-cell table:number-columns-repeated="1002"/>
        </table:table-row>
        <table:table-row table:style-name="ro1">
          <table:table-cell table:style-name="ce2" table:formula="of:=[.A5]+1" office:value-type="float" office:value="3" calcext:value-type="float">
            <text:p>3</text:p>
          </table:table-cell>
          <table:table-cell table:style-name="ce6" office:value-type="string" calcext:value-type="string">
            <text:p>Acridine yellow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6" office:value-type="string" calcext:value-type="string">
            <text:p>Poco</text:p>
          </table:table-cell>
          <table:table-cell table:style-name="ce6" office:value-type="string" calcext:value-type="string">
            <text:p>+</text:p>
          </table:table-cell>
          <table:table-cell table:style-name="ce17" office:value-type="float" office:value="0.622836978938112" calcext:value-type="float">
            <text:p>0.62</text:p>
          </table:table-cell>
          <table:table-cell table:style-name="ce22" office:value-type="float" office:value="0.88302251676911" calcext:value-type="float">
            <text:p>0.88</text:p>
          </table:table-cell>
          <table:table-cell table:style-name="ce24" office:value-type="float" office:value="1.17466031767278" calcext:value-type="float">
            <text:p>1.17</text:p>
          </table:table-cell>
          <table:table-cell table:style-name="ce23" office:value-type="float" office:value="1.70180132812507" calcext:value-type="float">
            <text:p>1.70</text:p>
          </table:table-cell>
          <table:table-cell table:style-name="ce22" office:value-type="float" office:value="1.21842572938224" calcext:value-type="float">
            <text:p>1.22</text:p>
          </table:table-cell>
          <table:table-cell table:style-name="ce22" office:value-type="float" office:value="1.35690656146598" calcext:value-type="float">
            <text:p>1.36</text:p>
          </table:table-cell>
          <table:table-cell table:style-name="ce23" office:value-type="float" office:value="1.07124643556533" calcext:value-type="float">
            <text:p>1.07</text:p>
          </table:table-cell>
          <table:table-cell table:style-name="ce23" office:value-type="float" office:value="1.11833676585484" calcext:value-type="float">
            <text:p>1.12</text:p>
          </table:table-cell>
          <table:table-cell table:style-name="ce29" office:value-type="float" office:value="148.127128263337" calcext:value-type="float">
            <text:p>148</text:p>
          </table:table-cell>
          <table:table-cell table:style-name="ce29" office:value-type="float" office:value="286.174801362089" calcext:value-type="float">
            <text:p>286</text:p>
          </table:table-cell>
          <table:table-cell table:style-name="ce34" office:value-type="float" office:value="1.02528735632184" calcext:value-type="float">
            <text:p>1.0</text:p>
          </table:table-cell>
          <table:table-cell table:style-name="ce34" office:value-type="float" office:value="1.23384183484295" calcext:value-type="float">
            <text:p>1.2</text:p>
          </table:table-cell>
          <table:table-cell table:style-name="ce41" office:value-type="string" calcext:value-type="string">
            <text:p>Retardo a 100 uM</text:p>
          </table:table-cell>
          <table:table-cell table:number-columns-repeated="2"/>
          <table:table-cell table:style-name="ce9" office:value-type="string" calcext:value-type="string">
            <text:p>Casi nada</text:p>
          </table:table-cell>
          <table:table-cell table:number-columns-repeated="1002"/>
        </table:table-row>
        <table:table-row table:style-name="ro1">
          <table:table-cell table:style-name="ce2" table:formula="of:=[.A6]+1" office:value-type="float" office:value="4" calcext:value-type="float">
            <text:p>4</text:p>
          </table:table-cell>
          <table:table-cell table:style-name="ce5" office:value-type="string" calcext:value-type="string">
            <text:p>Acriflavine</text:p>
          </table:table-cell>
          <table:table-cell table:style-name="ce14" office:value-type="float" office:value="29.5" calcext:value-type="float">
            <text:p>29.5</text:p>
          </table:table-cell>
          <table:table-cell table:style-name="ce14" office:value-type="float" office:value="79" calcext:value-type="float">
            <text:p>79.0</text:p>
          </table:table-cell>
          <table:table-cell table:style-name="ce19" office:value-type="string" calcext:value-type="string">
            <text:p>NO</text:p>
          </table:table-cell>
          <table:table-cell table:style-name="ce8" office:value-type="string" calcext:value-type="string">
            <text:p>+</text:p>
          </table:table-cell>
          <table:table-cell table:style-name="ce5" office:value-type="float" office:value="1.84524670829152" calcext:value-type="float">
            <text:p>1.85</text:p>
          </table:table-cell>
          <table:table-cell table:style-name="ce5" office:value-type="float" office:value="4.91025590858038" calcext:value-type="float">
            <text:p>4.91</text:p>
          </table:table-cell>
          <table:table-cell table:style-name="ce25" office:value-type="float" office:value="3.02854868372553" calcext:value-type="float">
            <text:p>3.03</text:p>
          </table:table-cell>
          <table:table-cell table:style-name="ce25" office:value-type="float" office:value="8.97921196737246" calcext:value-type="float">
            <text:p>8.98</text:p>
          </table:table-cell>
          <table:table-cell table:style-name="ce5" office:value-type="float" office:value="0.815799758585188" calcext:value-type="float">
            <text:p>0.82</text:p>
          </table:table-cell>
          <table:table-cell table:style-name="ce5" office:value-type="float" office:value="0.44796894059979" calcext:value-type="float">
            <text:p>0.45</text:p>
          </table:table-cell>
          <table:table-cell table:style-name="ce25" office:value-type="float" office:value="0.800170353009267" calcext:value-type="float">
            <text:p>0.80</text:p>
          </table:table-cell>
          <table:table-cell table:style-name="ce25" office:value-type="float" office:value="0.383790158258702" calcext:value-type="float">
            <text:p>0.38</text:p>
          </table:table-cell>
          <table:table-cell table:style-name="ce29" office:value-type="float" office:value="261.18106817195" calcext:value-type="float">
            <text:p>261</text:p>
          </table:table-cell>
          <table:table-cell table:style-name="ce29" office:value-type="float" office:value="292.920792079208" calcext:value-type="float">
            <text:p>293</text:p>
          </table:table-cell>
          <table:table-cell table:style-name="ce12" office:value-type="float" office:value="0.148628428927681" calcext:value-type="float">
            <text:p>0.1</text:p>
          </table:table-cell>
          <table:table-cell table:style-name="ce12" office:value-type="float" office:value="0.0892280456613659" calcext:value-type="float">
            <text:p>0.1</text:p>
          </table:table-cell>
          <table:table-cell table:style-name="ce4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table:formula="of:=[.A7]+1" office:value-type="float" office:value="5" calcext:value-type="float">
            <text:p>5</text:p>
          </table:table-cell>
          <table:table-cell table:style-name="ce4" office:value-type="string" calcext:value-type="string">
            <text:p>Amiloride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4" office:value-type="string" calcext:value-type="string">
            <text:p>SÍ</text:p>
          </table:table-cell>
          <table:table-cell table:style-name="ce4" office:value-type="string" calcext:value-type="string">
            <text:p>NO</text:p>
          </table:table-cell>
          <table:table-cell table:style-name="ce17" office:value-type="float" office:value="0.999090919336869" calcext:value-type="float">
            <text:p>1.00</text:p>
          </table:table-cell>
          <table:table-cell table:style-name="ce22" office:value-type="float" office:value="1.43094867721131" calcext:value-type="float">
            <text:p>1.43</text:p>
          </table:table-cell>
          <table:table-cell table:style-name="ce24" office:value-type="float" office:value="0.920527340069208" calcext:value-type="float">
            <text:p>0.92</text:p>
          </table:table-cell>
          <table:table-cell table:style-name="ce23" office:value-type="float" office:value="1.49532457759361" calcext:value-type="float">
            <text:p>1.50</text:p>
          </table:table-cell>
          <table:table-cell table:style-name="ce22" office:value-type="float" office:value="1.24820929958169" calcext:value-type="float">
            <text:p>1.25</text:p>
          </table:table-cell>
          <table:table-cell table:style-name="ce22" office:value-type="float" office:value="1.20135345168018" calcext:value-type="float">
            <text:p>1.20</text:p>
          </table:table-cell>
          <table:table-cell table:style-name="ce23" office:value-type="float" office:value="1.07087459854711" calcext:value-type="float">
            <text:p>1.07</text:p>
          </table:table-cell>
          <table:table-cell table:style-name="ce23" office:value-type="float" office:value="1.03885437630039" calcext:value-type="float">
            <text:p>1.04</text:p>
          </table:table-cell>
          <table:table-cell table:style-name="ce29" office:value-type="float" office:value="220.111420612813" calcext:value-type="float">
            <text:p>220</text:p>
          </table:table-cell>
          <table:table-cell table:style-name="ce32" office:value-type="float" office:value="7.6880222841225" calcext:value-type="float">
            <text:p>8</text:p>
          </table:table-cell>
          <table:table-cell table:style-name="ce34" office:value-type="float" office:value="0.36294608959757" calcext:value-type="float">
            <text:p>0.4</text:p>
          </table:table-cell>
          <table:table-cell table:style-name="ce34" office:value-type="float" office:value="0.2747239463959" calcext:value-type="float">
            <text:p>0.3</text:p>
          </table:table-cell>
          <table:table-cell table:style-name="ce40" office:value-type="string" calcext:value-type="string">
            <text:p>Para comparar con la HMAM</text:p>
          </table:table-cell>
          <table:table-cell table:number-columns-repeated="1005"/>
        </table:table-row>
        <table:table-row table:style-name="ro1">
          <table:table-cell table:style-name="ce2" table:formula="of:=[.A8]+1" office:value-type="float" office:value="6" calcext:value-type="float">
            <text:p>6</text:p>
          </table:table-cell>
          <table:table-cell table:style-name="ce4" office:value-type="string" calcext:value-type="string">
            <text:p>Amiodarone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2" calcext:value-type="float">
            <text:p>2.0</text:p>
          </table:table-cell>
          <table:table-cell table:style-name="ce6" office:value-type="string" calcext:value-type="string">
            <text:p>Poco</text:p>
          </table:table-cell>
          <table:table-cell table:style-name="ce6" office:value-type="string" calcext:value-type="string">
            <text:p>NO</text:p>
          </table:table-cell>
          <table:table-cell table:style-name="ce17" office:value-type="float" office:value="1.75703216086349" calcext:value-type="float">
            <text:p>1.76</text:p>
          </table:table-cell>
          <table:table-cell table:style-name="ce17" office:value-type="float" office:value="1.83577855858035" calcext:value-type="float">
            <text:p>1.84</text:p>
          </table:table-cell>
          <table:table-cell table:style-name="ce25" office:value-type="float" office:value="2.74765971842232" calcext:value-type="float">
            <text:p>2.75</text:p>
          </table:table-cell>
          <table:table-cell table:style-name="ce24" office:value-type="float" office:value="1.96508262650263" calcext:value-type="float">
            <text:p>1.97</text:p>
          </table:table-cell>
          <table:table-cell table:style-name="ce22" office:value-type="float" office:value="1.16543186623867" calcext:value-type="float">
            <text:p>1.17</text:p>
          </table:table-cell>
          <table:table-cell table:style-name="ce22" office:value-type="float" office:value="1.24959344947916" calcext:value-type="float">
            <text:p>1.25</text:p>
          </table:table-cell>
          <table:table-cell table:style-name="ce23" office:value-type="float" office:value="1.04290035988588" calcext:value-type="float">
            <text:p>1.04</text:p>
          </table:table-cell>
          <table:table-cell table:style-name="ce23" office:value-type="float" office:value="1.05788671385697" calcext:value-type="float">
            <text:p>1.06</text:p>
          </table:table-cell>
          <table:table-cell table:style-name="ce29"/>
          <table:table-cell table:style-name="ce29" office:value-type="float" office:value="300" calcext:value-type="float">
            <text:p>300</text:p>
          </table:table-cell>
          <table:table-cell table:style-name="ce13"/>
          <table:table-cell table:style-name="ce12" office:value-type="float" office:value="0.191560776792136" calcext:value-type="float">
            <text:p>0.2</text:p>
          </table:table-cell>
          <table:table-cell table:style-name="ce41" office:value-type="string" calcext:value-type="string">
            <text:p>Retardo a 100</text:p>
          </table:table-cell>
          <table:table-cell table:number-columns-repeated="2"/>
          <table:table-cell table:style-name="ce9" office:value-type="string" calcext:value-type="string">
            <text:p>Entra y ya</text:p>
          </table:table-cell>
          <table:table-cell table:number-columns-repeated="1002"/>
        </table:table-row>
        <table:table-row table:style-name="ro1">
          <table:table-cell table:style-name="ce2" table:formula="of:=[.A9]+1" office:value-type="float" office:value="7" calcext:value-type="float">
            <text:p>7</text:p>
          </table:table-cell>
          <table:table-cell table:style-name="ce4" office:value-type="string" calcext:value-type="string">
            <text:p>Auramine</text:p>
          </table:table-cell>
          <table:table-cell table:style-name="ce12" office:value-type="float" office:value="0" calcext:value-type="float">
            <text:p>0.0</text:p>
          </table:table-cell>
          <table:table-cell table:style-name="ce12" office:value-type="float" office:value="2" calcext:value-type="float">
            <text:p>2.0</text:p>
          </table:table-cell>
          <table:table-cell table:style-name="ce4" office:value-type="string" calcext:value-type="string">
            <text:p>Estim!</text:p>
          </table:table-cell>
          <table:table-cell table:style-name="ce4" office:value-type="string" calcext:value-type="string">
            <text:p>+</text:p>
          </table:table-cell>
          <table:table-cell table:style-name="ce22" office:value-type="float" office:value="0.970380842058133" calcext:value-type="float">
            <text:p>0.97</text:p>
          </table:table-cell>
          <table:table-cell table:style-name="ce22" office:value-type="float" office:value="1.14852648185614" calcext:value-type="float">
            <text:p>1.15</text:p>
          </table:table-cell>
          <table:table-cell table:style-name="ce23" office:value-type="float" office:value="1.18846455409884" calcext:value-type="float">
            <text:p>1.19</text:p>
          </table:table-cell>
          <table:table-cell table:style-name="ce23" office:value-type="float" office:value="1.30684705239363" calcext:value-type="float">
            <text:p>1.31</text:p>
          </table:table-cell>
          <table:table-cell table:style-name="ce5" office:value-type="string" calcext:value-type="string">
            <text:p>0.31?</text:p>
          </table:table-cell>
          <table:table-cell table:style-name="ce22" office:value-type="float" office:value="1.16282410278878" calcext:value-type="float">
            <text:p>1.16</text:p>
          </table:table-cell>
          <table:table-cell table:style-name="ce23" office:value-type="float" office:value="0.939954312072094" calcext:value-type="float">
            <text:p>0.94</text:p>
          </table:table-cell>
          <table:table-cell table:style-name="ce23" office:value-type="float" office:value="0.976204185548801" calcext:value-type="float">
            <text:p>0.98</text:p>
          </table:table-cell>
          <table:table-cell table:style-name="ce29" office:value-type="float" office:value="175.652173913043" calcext:value-type="float">
            <text:p>176</text:p>
          </table:table-cell>
          <table:table-cell table:style-name="ce29" office:value-type="float" office:value="88.4057971014493" calcext:value-type="float">
            <text:p>88</text:p>
          </table:table-cell>
          <table:table-cell table:style-name="ce34" office:value-type="float" office:value="0.707920792079208" calcext:value-type="float">
            <text:p>0.7</text:p>
          </table:table-cell>
          <table:table-cell table:style-name="ce34" office:value-type="float" office:value="0.916196682959435" calcext:value-type="float">
            <text:p>0.9</text:p>
          </table:table-cell>
          <table:table-cell table:style-name="ce42"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Nada de nada</text:p>
          </table:table-cell>
          <table:table-cell table:number-columns-repeated="1002"/>
        </table:table-row>
        <table:table-row table:style-name="ro1">
          <table:table-cell table:style-name="ce2" table:formula="of:=[.A10]+1" office:value-type="float" office:value="8" calcext:value-type="float">
            <text:p>8</text:p>
          </table:table-cell>
          <table:table-cell table:style-name="ce7" office:value-type="string" calcext:value-type="string">
            <text:p>Azure B</text:p>
          </table:table-cell>
          <table:table-cell table:style-name="ce14" office:value-type="float" office:value="37.5" calcext:value-type="float">
            <text:p>37.5</text:p>
          </table:table-cell>
          <table:table-cell table:style-name="ce14" office:value-type="float" office:value="106.5" calcext:value-type="float">
            <text:p>106.5</text:p>
          </table:table-cell>
          <table:table-cell table:style-name="ce4" office:value-type="string" calcext:value-type="string">
            <text:p>Estim!</text:p>
          </table:table-cell>
          <table:table-cell table:style-name="ce4" office:value-type="string" calcext:value-type="string">
            <text:p>+</text:p>
          </table:table-cell>
          <table:table-cell table:style-name="ce5" office:value-type="float" office:value="4.89516117401814" calcext:value-type="float">
            <text:p>4.90</text:p>
          </table:table-cell>
          <table:table-cell table:style-name="ce5" office:value-type="float" office:value="7.63022326559143" calcext:value-type="float">
            <text:p>7.63</text:p>
          </table:table-cell>
          <table:table-cell table:style-name="ce25" office:value-type="float" office:value="9.45814845367664" calcext:value-type="float">
            <text:p>9.46</text:p>
          </table:table-cell>
          <table:table-cell table:style-name="ce25" office:value-type="float" office:value="14.206845498253" calcext:value-type="float">
            <text:p>14.21</text:p>
          </table:table-cell>
          <table:table-cell table:style-name="ce5" office:value-type="float" office:value="0.355313661250126" calcext:value-type="float">
            <text:p>0.36</text:p>
          </table:table-cell>
          <table:table-cell table:style-name="ce5" office:value-type="float" office:value="0.360364269272192" calcext:value-type="float">
            <text:p>0.36</text:p>
          </table:table-cell>
          <table:table-cell table:style-name="ce25" office:value-type="float" office:value="0.335093392199939" calcext:value-type="float">
            <text:p>0.34</text:p>
          </table:table-cell>
          <table:table-cell table:style-name="ce25" office:value-type="float" office:value="0.218091023676268" calcext:value-type="float">
            <text:p>0.22</text:p>
          </table:table-cell>
          <table:table-cell table:style-name="ce29" office:value-type="float" office:value="229.040024074631" calcext:value-type="float">
            <text:p>229</text:p>
          </table:table-cell>
          <table:table-cell table:style-name="ce29" office:value-type="float" office:value="272.419500451399" calcext:value-type="float">
            <text:p>272</text:p>
          </table:table-cell>
          <table:table-cell table:style-name="ce34" office:value-type="float" office:value="0.309814741821048" calcext:value-type="float">
            <text:p>0.3</text:p>
          </table:table-cell>
          <table:table-cell table:style-name="ce34" office:value-type="float" office:value="0.274420154316216" calcext:value-type="float">
            <text:p>0.3</text:p>
          </table:table-cell>
          <table:table-cell table:style-name="ce41" office:value-type="string" calcext:value-type="string">
            <text:p>Retarda</text:p>
          </table:table-cell>
          <table:table-cell table:number-columns-repeated="2"/>
          <table:table-cell table:style-name="ce9" office:value-type="string" calcext:value-type="string">
            <text:p>De acuerdo</text:p>
          </table:table-cell>
          <table:table-cell table:number-columns-repeated="1002"/>
        </table:table-row>
        <table:table-row table:style-name="ro1">
          <table:table-cell table:style-name="ce2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Azure C</text:p>
          </table:table-cell>
          <table:table-cell table:style-name="ce14" office:value-type="float" office:value="52" calcext:value-type="float">
            <text:p>52.0</text:p>
          </table:table-cell>
          <table:table-cell table:style-name="ce14" office:value-type="float" office:value="89.5" calcext:value-type="float">
            <text:p>89.5</text:p>
          </table:table-cell>
          <table:table-cell table:style-name="ce17" office:value-type="string" calcext:value-type="string">
            <text:p>NO</text:p>
          </table:table-cell>
          <table:table-cell table:style-name="ce4" office:value-type="string" calcext:value-type="string">
            <text:p>+</text:p>
          </table:table-cell>
          <table:table-cell table:style-name="ce5" office:value-type="float" office:value="5.68225474222801" calcext:value-type="float">
            <text:p>5.68</text:p>
          </table:table-cell>
          <table:table-cell table:style-name="ce5" office:value-type="float" office:value="9.42905379901213" calcext:value-type="float">
            <text:p>9.43</text:p>
          </table:table-cell>
          <table:table-cell table:style-name="ce25" office:value-type="float" office:value="5.32699926318834" calcext:value-type="float">
            <text:p>5.33</text:p>
          </table:table-cell>
          <table:table-cell table:style-name="ce25" office:value-type="float" office:value="14.0565390081316" calcext:value-type="float">
            <text:p>14.06</text:p>
          </table:table-cell>
          <table:table-cell table:style-name="ce5" office:value-type="float" office:value="0.276103122541777" calcext:value-type="float">
            <text:p>0.28</text:p>
          </table:table-cell>
          <table:table-cell table:style-name="ce5" office:value-type="float" office:value="0.165603109327257" calcext:value-type="float">
            <text:p>0.17</text:p>
          </table:table-cell>
          <table:table-cell table:style-name="ce25" office:value-type="float" office:value="0.328555470696308" calcext:value-type="float">
            <text:p>0.33</text:p>
          </table:table-cell>
          <table:table-cell table:style-name="ce25" office:value-type="float" office:value="0.173400783177151" calcext:value-type="float">
            <text:p>0.17</text:p>
          </table:table-cell>
          <table:table-cell table:style-name="ce29" office:value-type="float" office:value="190.123630233212" calcext:value-type="float">
            <text:p>190</text:p>
          </table:table-cell>
          <table:table-cell table:style-name="ce29" office:value-type="float" office:value="283.925259904468" calcext:value-type="float">
            <text:p>284</text:p>
          </table:table-cell>
          <table:table-cell table:style-name="ce34" office:value-type="float" office:value="0.577920638439371" calcext:value-type="float">
            <text:p>0.6</text:p>
          </table:table-cell>
          <table:table-cell table:style-name="ce34" office:value-type="float" office:value="0.38036180872544" calcext:value-type="float">
            <text:p>0.4</text:p>
          </table:table-cell>
          <table:table-cell table:style-name="ce42" office:value-type="string" calcext:value-type="string">
            <text:p>Poco</text:p>
          </table:table-cell>
          <table:table-cell table:number-columns-repeated="2"/>
          <table:table-cell table:style-name="ce9" office:value-type="string" calcext:value-type="string">
            <text:p>De acuardo</text:p>
          </table:table-cell>
          <table:table-cell table:number-columns-repeated="1002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4" office:value-type="string" calcext:value-type="string">
            <text:p>Berberine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8" office:value-type="string" calcext:value-type="string">
            <text:p>a 100</text:p>
          </table:table-cell>
          <table:table-cell table:style-name="ce6" office:value-type="string" calcext:value-type="string">
            <text:p>+</text:p>
          </table:table-cell>
          <table:table-cell table:style-name="ce22" office:value-type="float" office:value="0.964833406519376" calcext:value-type="float">
            <text:p>0.96</text:p>
          </table:table-cell>
          <table:table-cell table:style-name="ce22" office:value-type="float" office:value="1.88117304524369" calcext:value-type="float">
            <text:p>1.88</text:p>
          </table:table-cell>
          <table:table-cell table:style-name="ce23" office:value-type="float" office:value="1.81726718908095" calcext:value-type="float">
            <text:p>1.82</text:p>
          </table:table-cell>
          <table:table-cell table:style-name="ce23" office:value-type="float" office:value="1.25805213681594" calcext:value-type="float">
            <text:p>1.26</text:p>
          </table:table-cell>
          <table:table-cell table:style-name="ce22" office:value-type="float" office:value="1.23353407594193" calcext:value-type="float">
            <text:p>1.23</text:p>
          </table:table-cell>
          <table:table-cell table:style-name="ce22" office:value-type="float" office:value="1.24852318978774" calcext:value-type="float">
            <text:p>1.25</text:p>
          </table:table-cell>
          <table:table-cell table:style-name="ce23" office:value-type="float" office:value="1.04596651522713" calcext:value-type="float">
            <text:p>1.05</text:p>
          </table:table-cell>
          <table:table-cell table:style-name="ce23" office:value-type="float" office:value="0.974705919356612" calcext:value-type="float">
            <text:p>0.97</text:p>
          </table:table-cell>
          <table:table-cell table:style-name="ce29" office:value-type="float" office:value="244.311377245509" calcext:value-type="float">
            <text:p>244</text:p>
          </table:table-cell>
          <table:table-cell table:style-name="ce32" office:value-type="float" office:value="-8.2" calcext:value-type="float">
            <text:p>-8</text:p>
          </table:table-cell>
          <table:table-cell table:style-name="ce34" office:value-type="float" office:value="0.227941176470588" calcext:value-type="float">
            <text:p>0.2</text:p>
          </table:table-cell>
          <table:table-cell table:style-name="ce34" office:value-type="float" office:value="0.26817619571193" calcext:value-type="float">
            <text:p>0.3</text:p>
          </table:table-cell>
          <table:table-cell table:style-name="ce38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table:formula="of:=[.A13]+1" office:value-type="float" office:value="11" calcext:value-type="float">
            <text:p>11</text:p>
          </table:table-cell>
          <table:table-cell table:style-name="ce6" office:value-type="string" calcext:value-type="string">
            <text:p>Brilliant green</text:p>
          </table:table-cell>
          <table:table-cell table:style-name="ce14" office:value-type="float" office:value="12.5" calcext:value-type="float">
            <text:p>12.5</text:p>
          </table:table-cell>
          <table:table-cell table:style-name="ce14" office:value-type="float" office:value="14.75" calcext:value-type="float">
            <text:p>14.8</text:p>
          </table:table-cell>
          <table:table-cell table:style-name="ce17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17" office:value-type="float" office:value="0.769413883648055" calcext:value-type="float">
            <text:p>0.77</text:p>
          </table:table-cell>
          <table:table-cell table:style-name="ce17" office:value-type="float" office:value="0.601306043423688" calcext:value-type="float">
            <text:p>0.60</text:p>
          </table:table-cell>
          <table:table-cell table:style-name="ce24" office:value-type="float" office:value="1.11084226652265" calcext:value-type="float">
            <text:p>1.11</text:p>
          </table:table-cell>
          <table:table-cell table:style-name="ce24" office:value-type="float" office:value="0.903880705019676" calcext:value-type="float">
            <text:p>0.90</text:p>
          </table:table-cell>
          <table:table-cell table:style-name="ce5" office:value-type="float" office:value="0.756614785468593" calcext:value-type="float">
            <text:p>0.76</text:p>
          </table:table-cell>
          <table:table-cell table:style-name="ce5" office:value-type="float" office:value="0.390566475686385" calcext:value-type="float">
            <text:p>0.39</text:p>
          </table:table-cell>
          <table:table-cell table:style-name="ce25" office:value-type="float" office:value="0.597477038984497" calcext:value-type="float">
            <text:p>0.60</text:p>
          </table:table-cell>
          <table:table-cell table:style-name="ce25" office:value-type="float" office:value="0.393448360932141" calcext:value-type="float">
            <text:p>0.39</text:p>
          </table:table-cell>
          <table:table-cell table:style-name="ce30" office:value-type="float" office:value="65.5937052932761" calcext:value-type="float">
            <text:p>66</text:p>
          </table:table-cell>
          <table:table-cell table:style-name="ce29" office:value-type="float" office:value="159.298998569385" calcext:value-type="float">
            <text:p>159</text:p>
          </table:table-cell>
          <table:table-cell table:style-name="ce14" office:value-type="float" office:value="3.57360959651036" calcext:value-type="float">
            <text:p>3.6</text:p>
          </table:table-cell>
          <table:table-cell table:style-name="ce14" office:value-type="float" office:value="3.23947073949566" calcext:value-type="float">
            <text:p>3.2</text:p>
          </table:table-cell>
          <table:table-cell table:style-name="ce38" office:value-type="string" calcext:value-type="string">
            <text:p>??</text:p>
          </table:table-cell>
          <table:table-cell table:number-columns-repeated="2"/>
          <table:table-cell table:style-name="ce9" office:value-type="string" calcext:value-type="string">
            <text:p>***</text:p>
          </table:table-cell>
          <table:table-cell table:number-columns-repeated="1002"/>
        </table:table-row>
        <table:table-row table:style-name="ro1">
          <table:table-cell table:style-name="ce2" table:formula="of:=[.A14]+1" office:value-type="float" office:value="12" calcext:value-type="float">
            <text:p>12</text:p>
          </table:table-cell>
          <table:table-cell table:style-name="ce4" office:value-type="string" calcext:value-type="string">
            <text:p>Chloroquine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7"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table:style-name="ce17" office:value-type="float" office:value="0.996428092201966" calcext:value-type="float">
            <text:p>1.00</text:p>
          </table:table-cell>
          <table:table-cell table:style-name="ce22" office:value-type="float" office:value="1.33389952797383" calcext:value-type="float">
            <text:p>1.33</text:p>
          </table:table-cell>
          <table:table-cell table:style-name="ce24" office:value-type="float" office:value="0.964540791050335" calcext:value-type="float">
            <text:p>0.96</text:p>
          </table:table-cell>
          <table:table-cell table:style-name="ce23" office:value-type="float" office:value="1.56322353289156" calcext:value-type="float">
            <text:p>1.56</text:p>
          </table:table-cell>
          <table:table-cell table:style-name="ce22" office:value-type="float" office:value="1.13625976369089" calcext:value-type="float">
            <text:p>1.14</text:p>
          </table:table-cell>
          <table:table-cell table:style-name="ce22" office:value-type="float" office:value="0.995863590926052" calcext:value-type="float">
            <text:p>1.00</text:p>
          </table:table-cell>
          <table:table-cell table:style-name="ce23" office:value-type="float" office:value="0.989904259793912" calcext:value-type="float">
            <text:p>0.99</text:p>
          </table:table-cell>
          <table:table-cell table:style-name="ce23" office:value-type="float" office:value="0.866426710191312" calcext:value-type="float">
            <text:p>0.87</text:p>
          </table:table-cell>
          <table:table-cell table:style-name="ce29" office:value-type="float" office:value="269.91643454039" calcext:value-type="float">
            <text:p>270</text:p>
          </table:table-cell>
          <table:table-cell table:style-name="ce29" office:value-type="float" office:value="151.190807799443" calcext:value-type="float">
            <text:p>151</text:p>
          </table:table-cell>
          <table:table-cell table:style-name="ce34" office:value-type="float" office:value="0.111455108359133" calcext:value-type="float">
            <text:p>0.1</text:p>
          </table:table-cell>
          <table:table-cell table:style-name="ce14" office:value-type="float" office:value="8.22823605535666" calcext:value-type="float">
            <text:p>8.2</text:p>
          </table:table-cell>
          <table:table-cell table:style-name="ce38"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Sólo entra, pero no hace nada</text:p>
          </table:table-cell>
          <table:table-cell table:number-columns-repeated="1002"/>
        </table:table-row>
        <table:table-row table:style-name="ro1">
          <table:table-cell table:style-name="ce2" table:formula="of:=[.A15]+1" office:value-type="float" office:value="13" calcext:value-type="float">
            <text:p>13</text:p>
          </table:table-cell>
          <table:table-cell table:style-name="ce4" office:value-type="string" calcext:value-type="string">
            <text:p>Ethidium bromide</text:p>
          </table:table-cell>
          <table:table-cell table:style-name="ce12" office:value-type="float" office:value="1" calcext:value-type="float">
            <text:p>1.0</text:p>
          </table:table-cell>
          <table:table-cell table:style-name="ce14" office:value-type="float" office:value="32.5" calcext:value-type="float">
            <text:p>32.5</text:p>
          </table:table-cell>
          <table:table-cell table:style-name="ce4" office:value-type="string" calcext:value-type="string">
            <text:p>SÍ</text:p>
          </table:table-cell>
          <table:table-cell table:style-name="ce4" office:value-type="string" calcext:value-type="string">
            <text:p>no</text:p>
          </table:table-cell>
          <table:table-cell table:style-name="ce22" office:value-type="float" office:value="1.30581956614472" calcext:value-type="float">
            <text:p>1.31</text:p>
          </table:table-cell>
          <table:table-cell table:style-name="ce5" office:value-type="float" office:value="3.79943289083018" calcext:value-type="float">
            <text:p>3.80</text:p>
          </table:table-cell>
          <table:table-cell table:style-name="ce23" office:value-type="float" office:value="1.27666516640222" calcext:value-type="float">
            <text:p>1.28</text:p>
          </table:table-cell>
          <table:table-cell table:style-name="ce23" office:value-type="float" office:value="7.57976138804608" calcext:value-type="float">
            <text:p>7.58</text:p>
          </table:table-cell>
          <table:table-cell table:style-name="ce22" office:value-type="float" office:value="1.13445083855474" calcext:value-type="float">
            <text:p>1.13</text:p>
          </table:table-cell>
          <table:table-cell table:style-name="ce22" office:value-type="float" office:value="1.24512968344906" calcext:value-type="float">
            <text:p>1.25</text:p>
          </table:table-cell>
          <table:table-cell table:style-name="ce23" office:value-type="float" office:value="1.05151843908049" calcext:value-type="float">
            <text:p>1.05</text:p>
          </table:table-cell>
          <table:table-cell table:style-name="ce23" office:value-type="float" office:value="1.04960789849756" calcext:value-type="float">
            <text:p>1.05</text:p>
          </table:table-cell>
          <table:table-cell table:style-name="ce29" office:value-type="float" office:value="248.790896159317" calcext:value-type="float">
            <text:p>249</text:p>
          </table:table-cell>
          <table:table-cell table:style-name="ce29" office:value-type="float" office:value="167.837837837838" calcext:value-type="float">
            <text:p>168</text:p>
          </table:table-cell>
          <table:table-cell table:style-name="ce34" office:value-type="float" office:value="0.205831903945112" calcext:value-type="float">
            <text:p>0.2</text:p>
          </table:table-cell>
          <table:table-cell table:style-name="ce34" office:value-type="float" office:value="0.260403043194587" calcext:value-type="float">
            <text:p>0.3</text:p>
          </table:table-cell>
          <table:table-cell table:style-name="ce42" office:value-type="string" calcext:value-type="string">
            <text:p>Todo, menos Rb y crecimiento</text:p>
          </table:table-cell>
          <table:table-cell table:number-columns-repeated="2"/>
          <table:table-cell table:style-name="ce9" office:value-type="string" calcext:value-type="string">
            <text:p>Tal vez necesite más conc.</text:p>
          </table:table-cell>
          <table:table-cell table:number-columns-repeated="1002"/>
        </table:table-row>
        <table:table-row table:style-name="ro1">
          <table:table-cell table:style-name="ce2" table:formula="of:=[.A16]+1" office:value-type="float" office:value="14" calcext:value-type="float">
            <text:p>14</text:p>
          </table:table-cell>
          <table:table-cell table:style-name="ce5" office:value-type="string" calcext:value-type="string">
            <text:p>HMAM</text:p>
          </table:table-cell>
          <table:table-cell table:style-name="ce14" office:value-type="float" office:value="100.5" calcext:value-type="float">
            <text:p>100.5</text:p>
          </table:table-cell>
          <table:table-cell table:style-name="ce14" office:value-type="float" office:value="140.5" calcext:value-type="float">
            <text:p>140.5</text:p>
          </table:table-cell>
          <table:table-cell table:style-name="ce5" office:value-type="string" calcext:value-type="string">
            <text:p>Poco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4.38030760269029" calcext:value-type="float">
            <text:p>4.38</text:p>
          </table:table-cell>
          <table:table-cell table:style-name="ce5" office:value-type="float" office:value="7.11344909825888" calcext:value-type="float">
            <text:p>7.11</text:p>
          </table:table-cell>
          <table:table-cell table:style-name="ce25" office:value-type="float" office:value="7.85348193946799" calcext:value-type="float">
            <text:p>7.85</text:p>
          </table:table-cell>
          <table:table-cell table:style-name="ce25" office:value-type="float" office:value="11.8603245090743" calcext:value-type="float">
            <text:p>11.86</text:p>
          </table:table-cell>
          <table:table-cell table:style-name="ce5" office:value-type="float" office:value="0.155975206810073" calcext:value-type="float">
            <text:p>0.16</text:p>
          </table:table-cell>
          <table:table-cell table:style-name="ce5" office:value-type="float" office:value="0.117102072579142" calcext:value-type="float">
            <text:p>0.12</text:p>
          </table:table-cell>
          <table:table-cell table:style-name="ce25" office:value-type="float" office:value="0.464815265325243" calcext:value-type="float">
            <text:p>0.46</text:p>
          </table:table-cell>
          <table:table-cell table:style-name="ce25" office:value-type="float" office:value="0.164520906444242" calcext:value-type="float">
            <text:p>0.16</text:p>
          </table:table-cell>
          <table:table-cell table:style-name="ce29" office:value-type="float" office:value="219.29203539823" calcext:value-type="float">
            <text:p>219</text:p>
          </table:table-cell>
          <table:table-cell table:style-name="ce29" office:value-type="float" office:value="206.442477876106" calcext:value-type="float">
            <text:p>206</text:p>
          </table:table-cell>
          <table:table-cell table:style-name="ce34" office:value-type="float" office:value="0.368038740920097" calcext:value-type="float">
            <text:p>0.4</text:p>
          </table:table-cell>
          <table:table-cell table:style-name="ce34" office:value-type="float" office:value="0.400096907518201" calcext:value-type="float">
            <text:p>0.4</text:p>
          </table:table-cell>
          <table:table-cell table:style-name="ce42" office:value-type="string" calcext:value-type="string">
            <text:p>NO; K sí, Rb sí, Ca sí</text:p>
          </table:table-cell>
          <table:table-cell table:number-columns-repeated="2"/>
          <table:table-cell table:style-name="ce9" office:value-type="string" calcext:value-type="string">
            <text:p>Todo, menos el crec</text:p>
          </table:table-cell>
          <table:table-cell table:number-columns-repeated="1002"/>
        </table:table-row>
        <table:table-row table:style-name="ro1">
          <table:table-cell table:style-name="ce2" table:formula="of:=[.A17]+1" office:value-type="float" office:value="15" calcext:value-type="float">
            <text:p>15</text:p>
          </table:table-cell>
          <table:table-cell table:style-name="ce8" office:value-type="string" calcext:value-type="string">
            <text:p>Malachite green</text:p>
          </table:table-cell>
          <table:table-cell table:style-name="ce14" office:value-type="float" office:value="42.5" calcext:value-type="float">
            <text:p>42.5</text:p>
          </table:table-cell>
          <table:table-cell table:style-name="ce14" office:value-type="float" office:value="95" calcext:value-type="float">
            <text:p>95.0</text:p>
          </table:table-cell>
          <table:table-cell table:style-name="ce5" office:value-type="string" calcext:value-type="string">
            <text:p>SÍ</text:p>
          </table:table-cell>
          <table:table-cell table:style-name="ce4" office:value-type="string" calcext:value-type="string">
            <text:p>-</text:p>
          </table:table-cell>
          <table:table-cell table:style-name="ce22" office:value-type="float" office:value="0.997743357618532" calcext:value-type="float">
            <text:p>1.00</text:p>
          </table:table-cell>
          <table:table-cell table:style-name="ce22" office:value-type="float" office:value="0.841660122483321" calcext:value-type="float">
            <text:p>0.84</text:p>
          </table:table-cell>
          <table:table-cell table:style-name="ce23" office:value-type="float" office:value="1.59410394072384" calcext:value-type="float">
            <text:p>1.59</text:p>
          </table:table-cell>
          <table:table-cell table:style-name="ce23" office:value-type="float" office:value="1.59691896297065" calcext:value-type="float">
            <text:p>1.60</text:p>
          </table:table-cell>
          <table:table-cell table:style-name="ce5" office:value-type="float" office:value="0.598091796776618" calcext:value-type="float">
            <text:p>0.60</text:p>
          </table:table-cell>
          <table:table-cell table:style-name="ce5" office:value-type="float" office:value="0.419907253568453" calcext:value-type="float">
            <text:p>0.42</text:p>
          </table:table-cell>
          <table:table-cell table:style-name="ce25" office:value-type="float" office:value="0.678877249522934" calcext:value-type="float">
            <text:p>0.68</text:p>
          </table:table-cell>
          <table:table-cell table:style-name="ce25" office:value-type="float" office:value="0.453426196804825" calcext:value-type="float">
            <text:p>0.45</text:p>
          </table:table-cell>
          <table:table-cell table:style-name="ce29" office:value-type="float" office:value="153.486135598654" calcext:value-type="float">
            <text:p>153</text:p>
          </table:table-cell>
          <table:table-cell table:style-name="ce29" office:value-type="float" office:value="242.154191376823" calcext:value-type="float">
            <text:p>242</text:p>
          </table:table-cell>
          <table:table-cell table:style-name="ce34" office:value-type="float" office:value="0.954573934837093" calcext:value-type="float">
            <text:p>1.0</text:p>
          </table:table-cell>
          <table:table-cell table:style-name="ce34" office:value-type="float" office:value="0.938639624423377" calcext:value-type="float">
            <text:p>0.9</text:p>
          </table:table-cell>
          <table:table-cell table:style-name="ce41" office:value-type="string" calcext:value-type="string">
            <text:p>SI</text:p>
          </table:table-cell>
          <table:table-cell table:number-columns-repeated="2"/>
          <table:table-cell table:style-name="ce9" office:value-type="string" calcext:value-type="string">
            <text:p>Todo, menos el Ca</text:p>
          </table:table-cell>
          <table:table-cell table:number-columns-repeated="1002"/>
        </table:table-row>
        <table:table-row table:style-name="ro1">
          <table:table-cell table:style-name="ce2" table:formula="of:=[.A18]+1" office:value-type="float" office:value="16" calcext:value-type="float">
            <text:p>16</text:p>
          </table:table-cell>
          <table:table-cell table:style-name="ce4" office:value-type="string" calcext:value-type="string">
            <text:p>Methyl violet</text:p>
          </table:table-cell>
          <table:table-cell table:style-name="ce14" office:value-type="float" office:value="105" calcext:value-type="float">
            <text:p>105.0</text:p>
          </table:table-cell>
          <table:table-cell table:style-name="ce14" office:value-type="float" office:value="180" calcext:value-type="float">
            <text:p>180.0</text:p>
          </table:table-cell>
          <table:table-cell table:style-name="ce5" office:value-type="string" calcext:value-type="string">
            <text:p>SÍ</text:p>
          </table:table-cell>
          <table:table-cell table:style-name="ce4" office:value-type="string" calcext:value-type="string">
            <text:p>-</text:p>
          </table:table-cell>
          <table:table-cell table:style-name="ce17" office:value-type="float" office:value="0.86113658632049" calcext:value-type="float">
            <text:p>0.86</text:p>
          </table:table-cell>
          <table:table-cell table:style-name="ce22" office:value-type="float" office:value="1.66154814815257" calcext:value-type="float">
            <text:p>1.66</text:p>
          </table:table-cell>
          <table:table-cell table:style-name="ce24" office:value-type="float" office:value="1.7947488752974" calcext:value-type="float">
            <text:p>1.79</text:p>
          </table:table-cell>
          <table:table-cell table:style-name="ce23" office:value-type="float" office:value="1.4041534790767" calcext:value-type="float">
            <text:p>1.40</text:p>
          </table:table-cell>
          <table:table-cell table:style-name="ce5" office:value-type="float" office:value="0.559849590729261" calcext:value-type="float">
            <text:p>0.56</text:p>
          </table:table-cell>
          <table:table-cell table:style-name="ce5" office:value-type="float" office:value="0.0507198678157095" calcext:value-type="float">
            <text:p>0.05</text:p>
          </table:table-cell>
          <table:table-cell table:style-name="ce25" office:value-type="float" office:value="0.699803469214825" calcext:value-type="float">
            <text:p>0.70</text:p>
          </table:table-cell>
          <table:table-cell table:style-name="ce25" office:value-type="float" office:value="0.136335348864757" calcext:value-type="float">
            <text:p>0.14</text:p>
          </table:table-cell>
          <table:table-cell table:style-name="ce29" office:value-type="float" office:value="43.401969561325" calcext:value-type="float">
            <text:p>43</text:p>
          </table:table-cell>
          <table:table-cell table:style-name="ce29" office:value-type="float" office:value="289.939122649955" calcext:value-type="float">
            <text:p>290</text:p>
          </table:table-cell>
          <table:table-cell table:style-name="ce14" office:value-type="float" office:value="5.91212871287129" calcext:value-type="float">
            <text:p>5.9</text:p>
          </table:table-cell>
          <table:table-cell table:style-name="ce14" office:value-type="float" office:value="3.84556990638519" calcext:value-type="float">
            <text:p>3.8</text:p>
          </table:table-cell>
          <table:table-cell table:style-name="ce43" office:value-type="string" calcext:value-type="string">
            <text:p>SI</text:p>
          </table:table-cell>
          <table:table-cell table:number-columns-repeated="2"/>
          <table:table-cell table:style-name="ce9" office:value-type="string" calcext:value-type="string">
            <text:p>Todo, menos el Ca</text:p>
          </table:table-cell>
          <table:table-cell table:number-columns-repeated="100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Methylene blue</text:p>
          </table:table-cell>
          <table:table-cell table:style-name="ce12" office:value-type="float" office:value="3.5" calcext:value-type="float">
            <text:p>3.5</text:p>
          </table:table-cell>
          <table:table-cell table:style-name="ce14" office:value-type="float" office:value="25" calcext:value-type="float">
            <text:p>25.0</text:p>
          </table:table-cell>
          <table:table-cell table:style-name="ce5"/>
          <table:table-cell table:style-name="ce4" office:value-type="string" calcext:value-type="string">
            <text:p>+</text:p>
          </table:table-cell>
          <table:table-cell table:style-name="ce22" office:value-type="float" office:value="1.02882388619534" calcext:value-type="float">
            <text:p>1.03</text:p>
          </table:table-cell>
          <table:table-cell table:style-name="ce17" office:value-type="float" office:value="1.97090477102536" calcext:value-type="float">
            <text:p>1.97</text:p>
          </table:table-cell>
          <table:table-cell table:style-name="ce23" office:value-type="float" office:value="1.59941575959397" calcext:value-type="float">
            <text:p>1.60</text:p>
          </table:table-cell>
          <table:table-cell table:style-name="ce24" office:value-type="float" office:value="4.13021346985871" calcext:value-type="float">
            <text:p>4.13</text:p>
          </table:table-cell>
          <table:table-cell table:style-name="ce22" office:value-type="float" office:value="1.15694775257194" calcext:value-type="float">
            <text:p>1.16</text:p>
          </table:table-cell>
          <table:table-cell table:style-name="ce22" office:value-type="float" office:value="1.10171488479775" calcext:value-type="float">
            <text:p>1.10</text:p>
          </table:table-cell>
          <table:table-cell table:style-name="ce23" office:value-type="float" office:value="0.982720233225491" calcext:value-type="float">
            <text:p>0.98</text:p>
          </table:table-cell>
          <table:table-cell table:style-name="ce23" office:value-type="float" office:value="0.876390466845783" calcext:value-type="float">
            <text:p>0.88</text:p>
          </table:table-cell>
          <table:table-cell table:style-name="ce29" office:value-type="float" office:value="272.135262847017" calcext:value-type="float">
            <text:p>272</text:p>
          </table:table-cell>
          <table:table-cell table:style-name="ce29" office:value-type="float" office:value="185.085646780862" calcext:value-type="float">
            <text:p>185</text:p>
          </table:table-cell>
          <table:table-cell table:style-name="ce34" office:value-type="float" office:value="0.102392967605405" calcext:value-type="float">
            <text:p>0.1</text:p>
          </table:table-cell>
          <table:table-cell table:style-name="ce34" office:value-type="float" office:value="0.384951758064306" calcext:value-type="float">
            <text:p>0.4</text:p>
          </table:table-cell>
          <table:table-cell table:style-name="ce38" office:value-type="string" calcext:value-type="string">
            <text:p>Raro</text:p>
          </table:table-cell>
          <table:table-cell table:number-columns-repeated="2"/>
          <table:table-cell table:style-name="ce9" office:value-type="string" calcext:value-type="string">
            <text:p>Sólo saca K a la conc. Alta</text:p>
          </table:table-cell>
          <table:table-cell table:number-columns-repeated="100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Methyl green</text:p>
          </table:table-cell>
          <table:table-cell table:number-columns-repeated="2" table:style-name="ce12" office:value-type="float" office:value="0.5" calcext:value-type="float">
            <text:p>0.5</text:p>
          </table:table-cell>
          <table:table-cell table:style-name="ce5" office:value-type="string" calcext:value-type="string">
            <text:p>--</text:p>
          </table:table-cell>
          <table:table-cell table:style-name="ce4" office:value-type="string" calcext:value-type="string">
            <text:p>+</text:p>
          </table:table-cell>
          <table:table-cell table:style-name="ce22" office:value-type="float" office:value="0.75625068418608" calcext:value-type="float">
            <text:p>0.76</text:p>
          </table:table-cell>
          <table:table-cell table:style-name="ce22" office:value-type="float" office:value="1.23336181251439" calcext:value-type="float">
            <text:p>1.23</text:p>
          </table:table-cell>
          <table:table-cell table:style-name="ce23" office:value-type="float" office:value="1.60305440542033" calcext:value-type="float">
            <text:p>1.60</text:p>
          </table:table-cell>
          <table:table-cell table:style-name="ce23" office:value-type="float" office:value="1.41718358898318" calcext:value-type="float">
            <text:p>1.42</text:p>
          </table:table-cell>
          <table:table-cell table:style-name="ce22" office:value-type="float" office:value="0.964106141930734" calcext:value-type="float">
            <text:p>0.96</text:p>
          </table:table-cell>
          <table:table-cell table:style-name="ce22" office:value-type="float" office:value="0.983777487581392" calcext:value-type="float">
            <text:p>0.98</text:p>
          </table:table-cell>
          <table:table-cell table:style-name="ce23" office:value-type="float" office:value="0.902789528389869" calcext:value-type="float">
            <text:p>0.90</text:p>
          </table:table-cell>
          <table:table-cell table:style-name="ce23" office:value-type="float" office:value="0.876050929337816" calcext:value-type="float">
            <text:p>0.88</text:p>
          </table:table-cell>
          <table:table-cell table:style-name="ce29" office:value-type="float" office:value="239.07438715131" calcext:value-type="float">
            <text:p>239</text:p>
          </table:table-cell>
          <table:table-cell table:style-name="ce29" office:value-type="float" office:value="206.868131868132" calcext:value-type="float">
            <text:p>207</text:p>
          </table:table-cell>
          <table:table-cell table:style-name="ce34" office:value-type="float" office:value="0.254839565102095" calcext:value-type="float">
            <text:p>0.3</text:p>
          </table:table-cell>
          <table:table-cell table:style-name="ce34" office:value-type="float" office:value="0.182251487219886" calcext:value-type="float">
            <text:p>0.2</text:p>
          </table:table-cell>
          <table:table-cell table:style-name="ce41" office:value-type="string" calcext:value-type="string">
            <text:p>SI</text:p>
          </table:table-cell>
          <table:table-cell table:number-columns-repeated="2"/>
          <table:table-cell table:style-name="ce9" office:value-type="string" calcext:value-type="string">
            <text:p>Nada, pero inhibe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Nile Blue</text:p>
          </table:table-cell>
          <table:table-cell table:style-name="ce14" office:value-type="float" office:value="178.5" calcext:value-type="float">
            <text:p>178.5</text:p>
          </table:table-cell>
          <table:table-cell table:style-name="ce14" office:value-type="float" office:value="214" calcext:value-type="float">
            <text:p>214.0</text:p>
          </table:table-cell>
          <table:table-cell table:style-name="ce5" office:value-type="string" calcext:value-type="string">
            <text:p>--</text:p>
          </table:table-cell>
          <table:table-cell table:style-name="ce4" office:value-type="string" calcext:value-type="string">
            <text:p>-</text:p>
          </table:table-cell>
          <table:table-cell table:style-name="ce5" office:value-type="float" office:value="13.4133139594706" calcext:value-type="float">
            <text:p>13.41</text:p>
          </table:table-cell>
          <table:table-cell table:style-name="ce5" office:value-type="float" office:value="16.2306574063714" calcext:value-type="float">
            <text:p>16.23</text:p>
          </table:table-cell>
          <table:table-cell table:style-name="ce25" office:value-type="float" office:value="25.6549237372443" calcext:value-type="float">
            <text:p>25.65</text:p>
          </table:table-cell>
          <table:table-cell table:style-name="ce25" office:value-type="float" office:value="26.8192870169959" calcext:value-type="float">
            <text:p>26.82</text:p>
          </table:table-cell>
          <table:table-cell table:style-name="ce5" office:value-type="float" office:value="0.120968683752732" calcext:value-type="float">
            <text:p>0.12</text:p>
          </table:table-cell>
          <table:table-cell table:style-name="ce5" office:value-type="float" office:value="0.0457862316771768" calcext:value-type="float">
            <text:p>0.05</text:p>
          </table:table-cell>
          <table:table-cell table:style-name="ce25" office:value-type="float" office:value="0.147858895077332" calcext:value-type="float">
            <text:p>0.15</text:p>
          </table:table-cell>
          <table:table-cell table:style-name="ce25" office:value-type="float" office:value="0.0629908554826612" calcext:value-type="float">
            <text:p>0.06</text:p>
          </table:table-cell>
          <table:table-cell table:style-name="ce29" office:value-type="float" office:value="57.0893054024256" calcext:value-type="float">
            <text:p>57</text:p>
          </table:table-cell>
          <table:table-cell table:style-name="ce29" office:value-type="float" office:value="294.198456449835" calcext:value-type="float">
            <text:p>294</text:p>
          </table:table-cell>
          <table:table-cell table:style-name="ce14" office:value-type="float" office:value="4.25492468134415" calcext:value-type="float">
            <text:p>4.3</text:p>
          </table:table-cell>
          <table:table-cell table:style-name="ce14" office:value-type="float" office:value="8.47858593617769" calcext:value-type="float">
            <text:p>8.5</text:p>
          </table:table-cell>
          <table:table-cell table:style-name="ce42" office:value-type="string" calcext:value-type="string">
            <text:p>NO!!</text:p>
          </table:table-cell>
          <table:table-cell table:number-columns-repeated="2"/>
          <table:table-cell table:style-name="ce9" office:value-type="string" calcext:value-type="string">
            <text:p>Todo, pero no inhibe. Entra todo</text:p>
          </table:table-cell>
          <table:table-cell table:number-columns-repeated="100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Quinacrine</text:p>
          </table:table-cell>
          <table:table-cell table:style-name="ce14" office:value-type="float" office:value="108.5" calcext:value-type="float">
            <text:p>108.5</text:p>
          </table:table-cell>
          <table:table-cell table:style-name="ce14" office:value-type="float" office:value="158" calcext:value-type="float">
            <text:p>158.0</text:p>
          </table:table-cell>
          <table:table-cell table:style-name="ce20" office:value-type="string" calcext:value-type="string">
            <text:p>Poco</text:p>
          </table:table-cell>
          <table:table-cell table:style-name="ce7" office:value-type="string" calcext:value-type="string">
            <text:p>+</text:p>
          </table:table-cell>
          <table:table-cell table:style-name="ce5" office:value-type="float" office:value="20.5691159104153" calcext:value-type="float">
            <text:p>20.57</text:p>
          </table:table-cell>
          <table:table-cell table:style-name="ce5" office:value-type="float" office:value="20.1521071215606" calcext:value-type="float">
            <text:p>20.15</text:p>
          </table:table-cell>
          <table:table-cell table:style-name="ce25" office:value-type="float" office:value="34.3579167808347" calcext:value-type="float">
            <text:p>34.36</text:p>
          </table:table-cell>
          <table:table-cell table:style-name="ce25" office:value-type="float" office:value="33.5938634160953" calcext:value-type="float">
            <text:p>33.59</text:p>
          </table:table-cell>
          <table:table-cell table:style-name="ce5" office:value-type="float" office:value="0.277453446939185" calcext:value-type="float">
            <text:p>0.28</text:p>
          </table:table-cell>
          <table:table-cell table:style-name="ce5" office:value-type="float" office:value="0.221152197701848" calcext:value-type="float">
            <text:p>0.22</text:p>
          </table:table-cell>
          <table:table-cell table:style-name="ce25" office:value-type="float" office:value="0.255696029401614" calcext:value-type="float">
            <text:p>0.26</text:p>
          </table:table-cell>
          <table:table-cell table:style-name="ce25" office:value-type="float" office:value="0.198477786082448" calcext:value-type="float">
            <text:p>0.20</text:p>
          </table:table-cell>
          <table:table-cell table:style-name="ce31" office:value-type="float" office:value="27.4887892376682" calcext:value-type="float">
            <text:p>27</text:p>
          </table:table-cell>
          <table:table-cell table:style-name="ce31" office:value-type="float" office:value="185.530642750374" calcext:value-type="float">
            <text:p>186</text:p>
          </table:table-cell>
          <table:table-cell table:style-name="ce35" office:value-type="float" office:value="9.91353996737357" calcext:value-type="float">
            <text:p>9.9</text:p>
          </table:table-cell>
          <table:table-cell table:style-name="ce35" office:value-type="float" office:value="4.99095262748093" calcext:value-type="float">
            <text:p>5.0</text:p>
          </table:table-cell>
          <table:table-cell table:style-name="ce42"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Todo, menos el crecim</text:p>
          </table:table-cell>
          <table:table-cell table:number-columns-repeated="100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Rhodamine 123</text:p>
          </table:table-cell>
          <table:table-cell table:style-name="ce15" office:value-type="float" office:value="9.25" calcext:value-type="float">
            <text:p>9.3</text:p>
          </table:table-cell>
          <table:table-cell table:style-name="ce15" office:value-type="float" office:value="72.6666666666667" calcext:value-type="float">
            <text:p>72.7</text:p>
          </table:table-cell>
          <table:table-cell table:style-name="ce4" office:value-type="string" calcext:value-type="string">
            <text:p>SÍ</text:p>
          </table:table-cell>
          <table:table-cell table:style-name="ce4" office:value-type="string" calcext:value-type="string">
            <text:p>-</text:p>
          </table:table-cell>
          <table:table-cell table:style-name="ce22" office:value-type="float" office:value="1.79166636963768" calcext:value-type="float">
            <text:p>1.79</text:p>
          </table:table-cell>
          <table:table-cell table:style-name="ce5" office:value-type="float" office:value="12.0166695973038" calcext:value-type="float">
            <text:p>12.02</text:p>
          </table:table-cell>
          <table:table-cell table:style-name="ce23" office:value-type="float" office:value="1.40768933250762" calcext:value-type="float">
            <text:p>1.41</text:p>
          </table:table-cell>
          <table:table-cell table:style-name="ce25" office:value-type="float" office:value="23.1849348356591" calcext:value-type="float">
            <text:p>23.18</text:p>
          </table:table-cell>
          <table:table-cell table:style-name="ce5" office:value-type="float" office:value="0.514524551050215" calcext:value-type="float">
            <text:p>0.51</text:p>
          </table:table-cell>
          <table:table-cell table:style-name="ce5" office:value-type="float" office:value="0.280721285893021" calcext:value-type="float">
            <text:p>0.28</text:p>
          </table:table-cell>
          <table:table-cell table:style-name="ce23" office:value-type="float" office:value="0.948104224589486" calcext:value-type="float">
            <text:p>0.95</text:p>
          </table:table-cell>
          <table:table-cell table:style-name="ce25" office:value-type="float" office:value="0.784620881263825" calcext:value-type="float">
            <text:p>0.78</text:p>
          </table:table-cell>
          <table:table-cell table:style-name="ce29" office:value-type="float" office:value="253.909726636999" calcext:value-type="float">
            <text:p>254</text:p>
          </table:table-cell>
          <table:table-cell table:style-name="ce29" office:value-type="float" office:value="177.399872854418" calcext:value-type="float">
            <text:p>177</text:p>
          </table:table-cell>
          <table:table-cell table:style-name="ce34" office:value-type="float" office:value="0.181522283425138" calcext:value-type="float">
            <text:p>0.2</text:p>
          </table:table-cell>
          <table:table-cell table:style-name="ce33" office:value-type="float" office:value="0.258205171563315" calcext:value-type="float">
            <text:p>0.3</text:p>
          </table:table-cell>
          <table:table-cell table:style-name="ce42"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Todo, menos el crecim</text:p>
          </table:table-cell>
          <table:table-cell table:number-columns-repeated="100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Rhodamine 6G</text:p>
          </table:table-cell>
          <table:table-cell table:style-name="ce13" office:value-type="float" office:value="37.5" calcext:value-type="float">
            <text:p>37.5</text:p>
          </table:table-cell>
          <table:table-cell table:style-name="ce13" office:value-type="float" office:value="86" calcext:value-type="float">
            <text:p>86.0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co-</text:p>
          </table:table-cell>
          <table:table-cell table:style-name="ce22" office:value-type="float" office:value="1.23869429915144" calcext:value-type="float">
            <text:p>1.24</text:p>
          </table:table-cell>
          <table:table-cell table:style-name="ce22" office:value-type="float" office:value="2.86348274860374" calcext:value-type="float">
            <text:p>2.86</text:p>
          </table:table-cell>
          <table:table-cell table:style-name="ce23" office:value-type="float" office:value="1.82409111649795" calcext:value-type="float">
            <text:p>1.82</text:p>
          </table:table-cell>
          <table:table-cell table:style-name="ce23" office:value-type="float" office:value="4.97370947706511" calcext:value-type="float">
            <text:p>4.97</text:p>
          </table:table-cell>
          <table:table-cell table:style-name="ce5" office:value-type="float" office:value="0.0245606173415403" calcext:value-type="float">
            <text:p>0.02</text:p>
          </table:table-cell>
          <table:table-cell table:style-name="ce5" office:value-type="float" office:value="0.0388425956303529" calcext:value-type="float">
            <text:p>0.04</text:p>
          </table:table-cell>
          <table:table-cell table:style-name="ce25" office:value-type="float" office:value="0.0278030474238961" calcext:value-type="float">
            <text:p>0.03</text:p>
          </table:table-cell>
          <table:table-cell table:style-name="ce25" office:value-type="float" office:value="0.0339169228184392" calcext:value-type="float">
            <text:p>0.03</text:p>
          </table:table-cell>
          <table:table-cell table:style-name="ce30" office:value-type="float" office:value="94.8364793678666" calcext:value-type="float">
            <text:p>95</text:p>
          </table:table-cell>
          <table:table-cell table:style-name="ce29" office:value-type="float" office:value="257.001755926251" calcext:value-type="float">
            <text:p>257</text:p>
          </table:table-cell>
          <table:table-cell table:style-name="ce36" office:value-type="float" office:value="2.1633396979691" calcext:value-type="float">
            <text:p>2.2</text:p>
          </table:table-cell>
          <table:table-cell table:style-name="ce37" office:value-type="float" office:value="2.16329848785159" calcext:value-type="float">
            <text:p>2.2</text:p>
          </table:table-cell>
          <table:table-cell table:style-name="ce41" office:value-type="string" calcext:value-type="string">
            <text:p>Retarda e inhibe, no todo</text:p>
          </table:table-cell>
          <table:table-cell table:number-columns-repeated="2"/>
          <table:table-cell table:style-name="ce9" office:value-type="string" calcext:value-type="string">
            <text:p>Poco de todo</text:p>
          </table:table-cell>
          <table:table-cell table:number-columns-repeated="100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Rhodamine B</text:p>
          </table:table-cell>
          <table:table-cell table:style-name="ce12" office:value-type="float" office:value="1" calcext:value-type="float">
            <text:p>1.0</text:p>
          </table:table-cell>
          <table:table-cell table:style-name="ce12" office:value-type="float" office:value="0.5" calcext:value-type="float">
            <text:p>0.5</text:p>
          </table:table-cell>
          <table:table-cell table:style-name="ce17" office:value-type="string" calcext:value-type="string">
            <text:p>SÍ</text:p>
          </table:table-cell>
          <table:table-cell table:style-name="ce4" office:value-type="string" calcext:value-type="string">
            <text:p>no</text:p>
          </table:table-cell>
          <table:table-cell table:style-name="ce22" office:value-type="float" office:value="0.622728086104121" calcext:value-type="float">
            <text:p>0.62</text:p>
          </table:table-cell>
          <table:table-cell table:style-name="ce22" office:value-type="float" office:value="0.500459838421529" calcext:value-type="float">
            <text:p>0.50</text:p>
          </table:table-cell>
          <table:table-cell table:style-name="ce23" office:value-type="float" office:value="1.21163887231143" calcext:value-type="float">
            <text:p>1.21</text:p>
          </table:table-cell>
          <table:table-cell table:style-name="ce23" office:value-type="float" office:value="0.788781538295604" calcext:value-type="float">
            <text:p>0.79</text:p>
          </table:table-cell>
          <table:table-cell table:style-name="ce22" office:value-type="float" office:value="1.12385206592602" calcext:value-type="float">
            <text:p>1.12</text:p>
          </table:table-cell>
          <table:table-cell table:style-name="ce22" office:value-type="float" office:value="1.31900370605249" calcext:value-type="float">
            <text:p>1.32</text:p>
          </table:table-cell>
          <table:table-cell table:style-name="ce23" office:value-type="float" office:value="1.00417201529155" calcext:value-type="float">
            <text:p>1.00</text:p>
          </table:table-cell>
          <table:table-cell table:style-name="ce23" office:value-type="float" office:value="1.07113955915648" calcext:value-type="float">
            <text:p>1.07</text:p>
          </table:table-cell>
          <table:table-cell table:style-name="ce30" office:value-type="float" office:value="0.504798703726785" calcext:value-type="float">
            <text:p>1</text:p>
          </table:table-cell>
          <table:table-cell table:style-name="ce32" office:value-type="float" office:value="31.6340521002119" calcext:value-type="float">
            <text:p>32</text:p>
          </table:table-cell>
          <table:table-cell table:style-name="ce14" office:value-type="float" office:value="593.296296296296" calcext:value-type="float">
            <text:p>593.3</text:p>
          </table:table-cell>
          <table:table-cell table:style-name="ce14" office:value-type="float" office:value="303.542347345521" calcext:value-type="float">
            <text:p>303.5</text:p>
          </table:table-cell>
          <table:table-cell table:style-name="ce38" office:value-type="string" calcext:value-type="string">
            <text:p>Nada, y no debe, por el carboxilo libre</text:p>
          </table:table-cell>
          <table:table-cell table:number-columns-repeated="100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Safranine O</text:p>
          </table:table-cell>
          <table:table-cell table:style-name="ce14" office:value-type="float" office:value="59.5" calcext:value-type="float">
            <text:p>59.5</text:p>
          </table:table-cell>
          <table:table-cell table:style-name="ce14" office:value-type="float" office:value="109.5" calcext:value-type="float">
            <text:p>109.5</text:p>
          </table:table-cell>
          <table:table-cell table:style-name="ce5" office:value-type="string" calcext:value-type="string">
            <text:p>++</text:p>
          </table:table-cell>
          <table:table-cell table:style-name="ce6" office:value-type="string" calcext:value-type="string">
            <text:p>-</text:p>
          </table:table-cell>
          <table:table-cell table:style-name="ce5" office:value-type="float" office:value="10.9169849136537" calcext:value-type="float">
            <text:p>10.92</text:p>
          </table:table-cell>
          <table:table-cell table:style-name="ce5" office:value-type="float" office:value="17.2329303960951" calcext:value-type="float">
            <text:p>17.23</text:p>
          </table:table-cell>
          <table:table-cell table:style-name="ce25" office:value-type="float" office:value="20.3069208881903" calcext:value-type="float">
            <text:p>20.31</text:p>
          </table:table-cell>
          <table:table-cell table:style-name="ce25" office:value-type="float" office:value="29.0238509625061" calcext:value-type="float">
            <text:p>29.02</text:p>
          </table:table-cell>
          <table:table-cell table:style-name="ce5" office:value-type="float" office:value="0.219058286205979" calcext:value-type="float">
            <text:p>0.22</text:p>
          </table:table-cell>
          <table:table-cell table:style-name="ce5" office:value-type="float" office:value="0.290745181539564" calcext:value-type="float">
            <text:p>0.29</text:p>
          </table:table-cell>
          <table:table-cell table:style-name="ce25" office:value-type="float" office:value="0.192302067020197" calcext:value-type="float">
            <text:p>0.19</text:p>
          </table:table-cell>
          <table:table-cell table:style-name="ce25" office:value-type="float" office:value="0.211310798915182" calcext:value-type="float">
            <text:p>0.21</text:p>
          </table:table-cell>
          <table:table-cell table:style-name="ce29" office:value-type="float" office:value="220.696142991533" calcext:value-type="float">
            <text:p>221</text:p>
          </table:table-cell>
          <table:table-cell table:style-name="ce29" office:value-type="float" office:value="275.424270931326" calcext:value-type="float">
            <text:p>275</text:p>
          </table:table-cell>
          <table:table-cell table:style-name="ce34" office:value-type="float" office:value="0.359335038363171" calcext:value-type="float">
            <text:p>0.4</text:p>
          </table:table-cell>
          <table:table-cell table:style-name="ce33" office:value-type="float" office:value="0.31309448547372" calcext:value-type="float">
            <text:p>0.3</text:p>
          </table:table-cell>
          <table:table-cell table:style-name="ce38" office:value-type="string" calcext:value-type="string">
            <text:p>NO</text:p>
          </table:table-cell>
          <table:table-cell table:number-columns-repeated="2"/>
          <table:table-cell table:style-name="ce9" office:value-type="string" calcext:value-type="string">
            <text:p>Todo, pero no inhibe</text:p>
          </table:table-cell>
          <table:table-cell table:number-columns-repeated="100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uchsine</text:p>
          </table:table-cell>
          <table:table-cell table:style-name="ce14" office:value-type="float" office:value="60" calcext:value-type="float">
            <text:p>60.0</text:p>
          </table:table-cell>
          <table:table-cell table:style-name="ce14" office:value-type="float" office:value="162.5" calcext:value-type="float">
            <text:p>162.5</text:p>
          </table:table-cell>
          <table:table-cell table:style-name="ce5"/>
          <table:table-cell table:style-name="ce6" office:value-type="string" calcext:value-type="string">
            <text:p>-</text:p>
          </table:table-cell>
          <table:table-cell table:style-name="ce5" office:value-type="float" office:value="4.59093509793914" calcext:value-type="float">
            <text:p>4.59</text:p>
          </table:table-cell>
          <table:table-cell table:style-name="ce5" office:value-type="float" office:value="12.6675948338474" calcext:value-type="float">
            <text:p>12.67</text:p>
          </table:table-cell>
          <table:table-cell table:style-name="ce25" office:value-type="float" office:value="9.13592431614224" calcext:value-type="float">
            <text:p>9.14</text:p>
          </table:table-cell>
          <table:table-cell table:style-name="ce25" office:value-type="float" office:value="15.8287909537662" calcext:value-type="float">
            <text:p>15.83</text:p>
          </table:table-cell>
          <table:table-cell table:style-name="ce22" office:value-type="float" office:value="0.906042192842176" calcext:value-type="float">
            <text:p>0.91</text:p>
          </table:table-cell>
          <table:table-cell table:style-name="ce5" office:value-type="float" office:value="0.0867432427954723" calcext:value-type="float">
            <text:p>0.09</text:p>
          </table:table-cell>
          <table:table-cell table:style-name="ce23" office:value-type="float" office:value="1.03083948516308" calcext:value-type="float">
            <text:p>1.03</text:p>
          </table:table-cell>
          <table:table-cell table:style-name="ce25" office:value-type="float" office:value="0.435794215035996" calcext:value-type="float">
            <text:p>0.44</text:p>
          </table:table-cell>
          <table:table-cell table:style-name="ce29" office:value-type="float" office:value="169.417590190993" calcext:value-type="float">
            <text:p>169</text:p>
          </table:table-cell>
          <table:table-cell table:style-name="ce29" office:value-type="float" office:value="268.556944116954" calcext:value-type="float">
            <text:p>269</text:p>
          </table:table-cell>
          <table:table-cell table:style-name="ce34" office:value-type="float" office:value="0.770772442588726" calcext:value-type="float">
            <text:p>0.8</text:p>
          </table:table-cell>
          <table:table-cell table:style-name="ce33" office:value-type="float" office:value="0.75559898725181" calcext:value-type="float">
            <text:p>0.8</text:p>
          </table:table-cell>
          <table:table-cell table:style-name="ce42"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Acr. Or. Nonyl</text:p>
          </table:table-cell>
          <table:table-cell table:style-name="ce14" office:value-type="float" office:value="165.333333333333" calcext:value-type="float">
            <text:p>165.3</text:p>
          </table:table-cell>
          <table:table-cell table:style-name="ce14" office:value-type="float" office:value="234.666666666667" calcext:value-type="float">
            <text:p>234.7</text:p>
          </table:table-cell>
          <table:table-cell table:style-name="ce5"/>
          <table:table-cell table:style-name="ce6"/>
          <table:table-cell table:style-name="ce5" office:value-type="float" office:value="8.51415022843877" calcext:value-type="float">
            <text:p>8.51</text:p>
          </table:table-cell>
          <table:table-cell table:style-name="ce5" office:value-type="float" office:value="13.8697451631999" calcext:value-type="float">
            <text:p>13.87</text:p>
          </table:table-cell>
          <table:table-cell table:style-name="ce25" office:value-type="float" office:value="13.1007528482615" calcext:value-type="float">
            <text:p>13.10</text:p>
          </table:table-cell>
          <table:table-cell table:style-name="ce25" office:value-type="float" office:value="24.1785876550341" calcext:value-type="float">
            <text:p>24.18</text:p>
          </table:table-cell>
          <table:table-cell table:style-name="ce5" office:value-type="float" office:value="0.0460638964247977" calcext:value-type="float">
            <text:p>0.05</text:p>
          </table:table-cell>
          <table:table-cell table:style-name="ce5" office:value-type="float" office:value="0.0398867514268678" calcext:value-type="float">
            <text:p>0.04</text:p>
          </table:table-cell>
          <table:table-cell table:style-name="ce25" office:value-type="float" office:value="0.0591928650634296" calcext:value-type="float">
            <text:p>0.06</text:p>
          </table:table-cell>
          <table:table-cell table:style-name="ce25" office:value-type="float" office:value="0.0334215650290447" calcext:value-type="float">
            <text:p>0.03</text:p>
          </table:table-cell>
          <table:table-cell table:style-name="ce30" office:value-type="float" office:value="3.83941605839416" calcext:value-type="float">
            <text:p>4</text:p>
          </table:table-cell>
          <table:table-cell table:style-name="ce29" office:value-type="float" office:value="296.515815085158" calcext:value-type="float">
            <text:p>297</text:p>
          </table:table-cell>
          <table:table-cell table:style-name="ce14" office:value-type="float" office:value="77.1368821292776" calcext:value-type="float">
            <text:p>77.1</text:p>
          </table:table-cell>
          <table:table-cell table:style-name="ce14" office:value-type="float" office:value="40.1648758980695" calcext:value-type="float">
            <text:p>40.2</text:p>
          </table:table-cell>
          <table:table-cell table:style-name="ce41" office:value-type="string" calcext:value-type="string">
            <text:p>Retarda e inhibe, no todo</text:p>
          </table:table-cell>
          <table:table-cell table:number-columns-repeated="100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Neutral red</text:p>
          </table:table-cell>
          <table:table-cell table:style-name="ce14" office:value-type="float" office:value="18" calcext:value-type="float">
            <text:p>18.0</text:p>
          </table:table-cell>
          <table:table-cell table:style-name="ce14" office:value-type="float" office:value="79.3333333333333" calcext:value-type="float">
            <text:p>79.3</text:p>
          </table:table-cell>
          <table:table-cell table:style-name="ce5"/>
          <table:table-cell table:style-name="ce6"/>
          <table:table-cell table:style-name="ce5" office:value-type="float" office:value="2.60657102169356" calcext:value-type="float">
            <text:p>2.61</text:p>
          </table:table-cell>
          <table:table-cell table:style-name="ce5" office:value-type="float" office:value="12.8156847778058" calcext:value-type="float">
            <text:p>12.82</text:p>
          </table:table-cell>
          <table:table-cell table:style-name="ce25" office:value-type="float" office:value="3.00988069394606" calcext:value-type="float">
            <text:p>3.01</text:p>
          </table:table-cell>
          <table:table-cell table:style-name="ce25" office:value-type="float" office:value="22.080708012229" calcext:value-type="float">
            <text:p>22.08</text:p>
          </table:table-cell>
          <table:table-cell table:style-name="ce22" office:value-type="float" office:value="0.990017083669683" calcext:value-type="float">
            <text:p>0.99</text:p>
          </table:table-cell>
          <table:table-cell table:style-name="ce5" office:value-type="float" office:value="0.340838555877365" calcext:value-type="float">
            <text:p>0.34</text:p>
          </table:table-cell>
          <table:table-cell table:style-name="ce23" office:value-type="float" office:value="0.930933742524104" calcext:value-type="float">
            <text:p>0.93</text:p>
          </table:table-cell>
          <table:table-cell table:style-name="ce25" office:value-type="float" office:value="0.28992401126907" calcext:value-type="float">
            <text:p>0.29</text:p>
          </table:table-cell>
          <table:table-cell table:style-name="ce30" office:value-type="float" office:value="68.7134502923976" calcext:value-type="float">
            <text:p>69</text:p>
          </table:table-cell>
          <table:table-cell table:style-name="ce29" office:value-type="float" office:value="291.647173489279" calcext:value-type="float">
            <text:p>292</text:p>
          </table:table-cell>
          <table:table-cell table:style-name="ce34" office:value-type="float" office:value="3.36595744680851" calcext:value-type="float">
            <text:p>3.4</text:p>
          </table:table-cell>
          <table:table-cell table:style-name="ce33" office:value-type="float" office:value="3.5643495494148" calcext:value-type="float">
            <text:p>3.6</text:p>
          </table:table-cell>
          <table:table-cell table:style-name="ce42" office:value-type="string" calcext:value-type="string">
            <text:p>Falta</text:p>
          </table:table-cell>
          <table:table-cell table:number-columns-repeated="2"/>
          <table:table-cell table:style-name="ce9" office:value-type="string" calcext:value-type="string">
            <text:p>Falta crec</text:p>
          </table:table-cell>
          <table:table-cell table:number-columns-repeated="100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2-Di-1-ASP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5"/>
          <table:table-cell table:style-name="ce6"/>
          <table:table-cell table:style-name="ce17" office:value-type="float" office:value="0.734378000688623" calcext:value-type="float">
            <text:p>0.73</text:p>
          </table:table-cell>
          <table:table-cell table:style-name="ce22" office:value-type="float" office:value="1.46464120124381" calcext:value-type="float">
            <text:p>1.46</text:p>
          </table:table-cell>
          <table:table-cell table:style-name="ce24" office:value-type="float" office:value="0.725874978452595" calcext:value-type="float">
            <text:p>0.73</text:p>
          </table:table-cell>
          <table:table-cell table:style-name="ce23" office:value-type="float" office:value="1.49991185753346" calcext:value-type="float">
            <text:p>1.50</text:p>
          </table:table-cell>
          <table:table-cell table:style-name="ce22" office:value-type="float" office:value="1.05924031740097" calcext:value-type="float">
            <text:p>1.06</text:p>
          </table:table-cell>
          <table:table-cell table:style-name="ce22" office:value-type="float" office:value="1.2257344895288" calcext:value-type="float">
            <text:p>1.23</text:p>
          </table:table-cell>
          <table:table-cell table:style-name="ce23" office:value-type="float" office:value="0.905596932386587" calcext:value-type="float">
            <text:p>0.91</text:p>
          </table:table-cell>
          <table:table-cell table:style-name="ce23" office:value-type="float" office:value="0.945605393610314" calcext:value-type="float">
            <text:p>0.95</text:p>
          </table:table-cell>
          <table:table-cell table:style-name="ce29" office:value-type="float" office:value="174.784782004999" calcext:value-type="float">
            <text:p>175</text:p>
          </table:table-cell>
          <table:table-cell table:style-name="ce32" office:value-type="float" office:value="46.9036378783671" calcext:value-type="float">
            <text:p>47</text:p>
          </table:table-cell>
          <table:table-cell table:style-name="ce34" office:value-type="float" office:value="0.716396568160153" calcext:value-type="float">
            <text:p>0.7</text:p>
          </table:table-cell>
          <table:table-cell table:style-name="ce33" office:value-type="float" office:value="0.690359088100177" calcext:value-type="float">
            <text:p>0.7</text:p>
          </table:table-cell>
          <table:table-cell table:style-name="ce42" office:value-type="string" calcext:value-type="string">
            <text:p>Falta</text:p>
          </table:table-cell>
          <table:table-cell table:number-columns-repeated="2"/>
          <table:table-cell table:style-name="ce9" office:value-type="string" calcext:value-type="string">
            <text:p>Yo creo que lo sacamos</text:p>
          </table:table-cell>
          <table:table-cell table:number-columns-repeated="100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Azul toluidina</text:p>
          </table:table-cell>
          <table:table-cell table:style-name="ce12" office:value-type="float" office:value="3.5" calcext:value-type="float">
            <text:p>3.5</text:p>
          </table:table-cell>
          <table:table-cell table:style-name="ce14" office:value-type="float" office:value="69.5" calcext:value-type="float">
            <text:p>69.5</text:p>
          </table:table-cell>
          <table:table-cell table:style-name="ce5"/>
          <table:table-cell table:style-name="ce6"/>
          <table:table-cell table:style-name="ce22" office:value-type="float" office:value="1.18886270176396" calcext:value-type="float">
            <text:p>1.19</text:p>
          </table:table-cell>
          <table:table-cell table:style-name="ce22" office:value-type="float" office:value="1.12463697534256" calcext:value-type="float">
            <text:p>1.12</text:p>
          </table:table-cell>
          <table:table-cell table:style-name="ce23" office:value-type="float" office:value="1.23355037229834" calcext:value-type="float">
            <text:p>1.23</text:p>
          </table:table-cell>
          <table:table-cell table:style-name="ce23" office:value-type="float" office:value="1.02568287952321" calcext:value-type="float">
            <text:p>1.03</text:p>
          </table:table-cell>
          <table:table-cell table:style-name="ce27" office:value-type="float" office:value="0.779009788210516" calcext:value-type="float">
            <text:p>0.78</text:p>
          </table:table-cell>
          <table:table-cell table:style-name="ce5" office:value-type="float" office:value="0.485506341484499" calcext:value-type="float">
            <text:p>0.49</text:p>
          </table:table-cell>
          <table:table-cell table:style-name="ce25" office:value-type="float" office:value="0.719345834643976" calcext:value-type="float">
            <text:p>0.72</text:p>
          </table:table-cell>
          <table:table-cell table:style-name="ce25" office:value-type="float" office:value="0.462212483822279" calcext:value-type="float">
            <text:p>0.46</text:p>
          </table:table-cell>
          <table:table-cell table:style-name="ce29" office:value-type="float" office:value="208.943525875027" calcext:value-type="float">
            <text:p>209</text:p>
          </table:table-cell>
          <table:table-cell table:style-name="ce29" office:value-type="float" office:value="179.246295898647" calcext:value-type="float">
            <text:p>179</text:p>
          </table:table-cell>
          <table:table-cell table:style-name="ce34" office:value-type="float" office:value="0.435794666255588" calcext:value-type="float">
            <text:p>0.4</text:p>
          </table:table-cell>
          <table:table-cell table:style-name="ce33" office:value-type="float" office:value="0.335502566347362" calcext:value-type="float">
            <text:p>0.3</text:p>
          </table:table-cell>
          <table:table-cell table:style-name="ce42" office:value-type="string" calcext:value-type="string">
            <text:p>Falta</text:p>
          </table:table-cell>
          <table:table-cell table:style-name="ce5" table:number-columns-repeated="4"/>
          <table:table-cell table:style-name="ce3"/>
          <table:table-cell table:number-columns-repeated="100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Rodamina B 18 C</text:p>
          </table:table-cell>
          <table:table-cell table:style-name="ce10" table:number-columns-repeated="2"/>
          <table:table-cell table:style-name="ce3"/>
          <table:table-cell table:style-name="ce4"/>
          <table:table-cell table:style-name="ce22" office:value-type="float" office:value="0.749346530407643" calcext:value-type="float">
            <text:p>0.75</text:p>
          </table:table-cell>
          <table:table-cell table:style-name="ce22" office:value-type="float" office:value="0.951839379143265" calcext:value-type="float">
            <text:p>0.95</text:p>
          </table:table-cell>
          <table:table-cell table:style-name="ce23" office:value-type="float" office:value="0.805634942354297" calcext:value-type="float">
            <text:p>0.81</text:p>
          </table:table-cell>
          <table:table-cell table:style-name="ce23" office:value-type="float" office:value="1.01607908125746" calcext:value-type="float">
            <text:p>1.02</text:p>
          </table:table-cell>
          <table:table-cell table:style-name="ce22" office:value-type="float" office:value="1.11625967591795" calcext:value-type="float">
            <text:p>1.12</text:p>
          </table:table-cell>
          <table:table-cell table:style-name="ce22" office:value-type="float" office:value="1.11983098786728" calcext:value-type="float">
            <text:p>1.12</text:p>
          </table:table-cell>
          <table:table-cell table:style-name="ce25" office:value-type="float" office:value="0.890224862695342" calcext:value-type="float">
            <text:p>0.89</text:p>
          </table:table-cell>
          <table:table-cell table:style-name="ce23" office:value-type="float" office:value="0.990600155246841" calcext:value-type="float">
            <text:p>0.99</text:p>
          </table:table-cell>
          <table:table-cell table:number-columns-repeated="4"/>
          <table:table-cell table:style-name="ce42" office:value-type="string" calcext:value-type="string">
            <text:p>Falta</text:p>
          </table:table-cell>
          <table:table-cell table:style-name="ce3" table:number-columns-repeated="3"/>
          <table:table-cell table:style-name="ce5"/>
          <table:table-cell table:style-name="ce3"/>
          <table:table-cell table:number-columns-repeated="100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Leuco malachite green</text:p>
          </table:table-cell>
          <table:table-cell table:style-name="ce10" table:number-columns-repeated="2"/>
          <table:table-cell table:style-name="ce3"/>
          <table:table-cell table:style-name="ce4"/>
          <table:table-cell table:style-name="ce22" office:value-type="float" office:value="0.547663184917868" calcext:value-type="float">
            <text:p>0.55</text:p>
          </table:table-cell>
          <table:table-cell table:style-name="ce22" office:value-type="float" office:value="0.441991533150374" calcext:value-type="float">
            <text:p>0.44</text:p>
          </table:table-cell>
          <table:table-cell table:style-name="ce23" office:value-type="float" office:value="0.968763579193398" calcext:value-type="float">
            <text:p>0.97</text:p>
          </table:table-cell>
          <table:table-cell table:style-name="ce23" office:value-type="float" office:value="1.32837972610787" calcext:value-type="float">
            <text:p>1.33</text:p>
          </table:table-cell>
          <table:table-cell table:style-name="ce22" office:value-type="float" office:value="1.17758478581535" calcext:value-type="float">
            <text:p>1.18</text:p>
          </table:table-cell>
          <table:table-cell table:style-name="ce22" office:value-type="float" office:value="1.17023760894403" calcext:value-type="float">
            <text:p>1.17</text:p>
          </table:table-cell>
          <table:table-cell table:style-name="ce23" office:value-type="float" office:value="0.973172653724121" calcext:value-type="float">
            <text:p>0.97</text:p>
          </table:table-cell>
          <table:table-cell table:style-name="ce23" office:value-type="float" office:value="0.978229702551405" calcext:value-type="float">
            <text:p>0.98</text:p>
          </table:table-cell>
          <table:table-cell table:style-name="ce2" office:value-type="float" office:value="4.17130144605117" calcext:value-type="float">
            <text:p>4</text:p>
          </table:table-cell>
          <table:table-cell table:style-name="ce29" office:value-type="float" office:value="129.977753058954" calcext:value-type="float">
            <text:p>130</text:p>
          </table:table-cell>
          <table:table-cell table:style-name="ce14" office:value-type="float" office:value="70.92" calcext:value-type="float">
            <text:p>70.9</text:p>
          </table:table-cell>
          <table:table-cell table:style-name="ce14" office:value-type="float" office:value="65.024705882353" calcext:value-type="float">
            <text:p>65.0</text:p>
          </table:table-cell>
          <table:table-cell table:style-name="ce42" office:value-type="string" calcext:value-type="string">
            <text:p>Falta</text:p>
          </table:table-cell>
          <table:table-cell table:style-name="ce3" table:number-columns-repeated="3"/>
          <table:table-cell table:style-name="ce5"/>
          <table:table-cell table:style-name="ce3"/>
          <table:table-cell table:number-columns-repeated="100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Victoria blue B</text:p>
          </table:table-cell>
          <table:table-cell table:style-name="ce10"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number-columns-repeated="2" table:style-name="ce26" office:value-type="string" calcext:value-type="string">
            <text:p>Falta</text:p>
          </table:table-cell>
          <table:table-cell table:style-name="ce4" table:number-columns-repeated="2"/>
          <table:table-cell table:number-columns-repeated="2" table:style-name="ce26" office:value-type="string" calcext:value-type="string">
            <text:p>Falta</text:p>
          </table:table-cell>
          <table:table-cell table:number-columns-repeated="4"/>
          <table:table-cell table:style-name="ce42" office:value-type="string" calcext:value-type="string">
            <text:p>Falta</text:p>
          </table:table-cell>
          <table:table-cell table:style-name="ce3" table:number-columns-repeated="2"/>
          <table:table-cell table:style-name="ce3" office:value-type="string" calcext:value-type="string">
            <text:p>Pedido apenas</text:p>
          </table:table-cell>
          <table:table-cell table:style-name="ce5"/>
          <table:table-cell table:style-name="ce3"/>
          <table:table-cell table:number-columns-repeated="100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Victoria blue R</text:p>
          </table:table-cell>
          <table:table-cell table:style-name="ce10"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number-columns-repeated="2" table:style-name="ce26" office:value-type="string" calcext:value-type="string">
            <text:p>Falta</text:p>
          </table:table-cell>
          <table:table-cell table:style-name="ce21"/>
          <table:table-cell table:style-name="ce4" table:number-columns-repeated="3"/>
          <table:table-cell table:number-columns-repeated="4"/>
          <table:table-cell table:style-name="ce42" office:value-type="string" calcext:value-type="string">
            <text:p>Falta</text:p>
          </table:table-cell>
          <table:table-cell table:style-name="ce3" table:number-columns-repeated="2"/>
          <table:table-cell table:style-name="ce3" office:value-type="string" calcext:value-type="string">
            <text:p>Pedido apenas</text:p>
          </table:table-cell>
          <table:table-cell table:style-name="ce5"/>
          <table:table-cell table:style-name="ce3"/>
          <table:table-cell table:number-columns-repeated="1000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Salida de K: Valores relativos de lo que se sale después de incubar 10 mi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Acidificación: Inhibición de la acidificación del medi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Respiración, inhiben (-) o estimulan(+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a: Estimulación en veces lo del control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Rb: Control = 1.0; en rojo los que inhibe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eficiente de distribución: Preferencia por un medio hidrofóbico (diclorometano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Entrada: lo que se acumula en las células de un total de 300 nmo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arece haber una correlación inversa (no siempre) entre la entrada del colorante y su efecto sobre la entrada del Ca 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omo si se metieran ellos en lugar del calcio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5" table:default-cell-style-name="Default"/>
        <table:table-column table:style-name="co18" table:default-cell-style-name="ce44"/>
        <table:table-column table:style-name="co15" table:number-columns-repeated="9" table:default-cell-style-name="Default"/>
        <table:table-column table:style-name="co19" table:default-cell-style-name="Default"/>
        <table:table-column table:style-name="co15" table:number-columns-repeated="101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Kout_60uM</text:p>
          </table:table-cell>
          <table:table-cell office:value-type="string" calcext:value-type="string">
            <text:p>Kout_120uM</text:p>
          </table:table-cell>
          <table:table-cell office:value-type="string" calcext:value-type="string">
            <text:p>Acidification</text:p>
          </table:table-cell>
          <table:table-cell office:value-type="string" calcext:value-type="string">
            <text:p>Respiration</text:p>
          </table:table-cell>
          <table:table-cell office:value-type="string" calcext:value-type="string">
            <text:p>Ca_60uM</text:p>
          </table:table-cell>
          <table:table-cell office:value-type="string" calcext:value-type="string">
            <text:p>Ca_120uM</text:p>
          </table:table-cell>
          <table:table-cell office:value-type="string" calcext:value-type="string">
            <text:p>Rb_60uM</text:p>
          </table:table-cell>
          <table:table-cell office:value-type="string" calcext:value-type="string">
            <text:p>Rb_120uM</text:p>
          </table:table-cell>
          <table:table-cell office:value-type="string" calcext:value-type="string">
            <text:p>Influx</text:p>
          </table:table-cell>
          <table:table-cell office:value-type="string" calcext:value-type="string">
            <text:p>Hidrophobicity</text:p>
          </table:table-cell>
          <table:table-cell office:value-type="string" calcext:value-type="string">
            <text:p>Antimicrobial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9-aminoacridine</text:p>
          </table:table-cell>
          <table:table-cell table:style-name="ce34" office:value-type="float" office:value="4.5" calcext:value-type="float">
            <text:p>4.5</text:p>
          </table:table-cell>
          <table:table-cell table:style-name="ce34" office:value-type="float" office:value="31" calcext:value-type="float">
            <text:p>31.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12341353769512" calcext:value-type="float">
            <text:p>1.1234135377</text:p>
          </table:table-cell>
          <table:table-cell office:value-type="float" office:value="0.94099600604692" calcext:value-type="float">
            <text:p>0.940996006</text:p>
          </table:table-cell>
          <table:table-cell office:value-type="float" office:value="1.32221861930437" calcext:value-type="float">
            <text:p>1.3222186193</text:p>
          </table:table-cell>
          <table:table-cell office:value-type="float" office:value="1.19122451401633" calcext:value-type="float">
            <text:p>1.191224514</text:p>
          </table:table-cell>
          <table:table-cell table:style-name="ce47" office:value-type="float" office:value="188.181818181818" calcext:value-type="float">
            <text:p>188</text:p>
          </table:table-cell>
          <table:table-cell table:style-name="ce48" office:value-type="float" office:value="0.486923466089548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0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cridine orange</text:p>
          </table:table-cell>
          <table:table-cell table:style-name="ce46" office:value-type="float" office:value="4.5" calcext:value-type="float">
            <text:p>4.5</text:p>
          </table:table-cell>
          <table:table-cell table:style-name="ce34"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64403306043454" calcext:value-type="float">
            <text:p>1.6440330604</text:p>
          </table:table-cell>
          <table:table-cell office:value-type="float" office:value="1.09610206200692" calcext:value-type="float">
            <text:p>1.096102062</text:p>
          </table:table-cell>
          <table:table-cell office:value-type="float" office:value="0.928685724994223" calcext:value-type="float">
            <text:p>0.928685725</text:p>
          </table:table-cell>
          <table:table-cell office:value-type="float" office:value="0.773842846002564" calcext:value-type="float">
            <text:p>0.773842846</text:p>
          </table:table-cell>
          <table:table-cell table:style-name="ce47" office:value-type="float" office:value="257.074263764405" calcext:value-type="float">
            <text:p>257</text:p>
          </table:table-cell>
          <table:table-cell table:style-name="ce48" office:value-type="float" office:value="0.39285862033701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cridine yellow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98748648305446" calcext:value-type="float">
            <text:p>0.8987486483</text:p>
          </table:table-cell>
          <table:table-cell office:value-type="float" office:value="1.13970449386212" calcext:value-type="float">
            <text:p>1.1397044939</text:p>
          </table:table-cell>
          <table:table-cell office:value-type="float" office:value="1.14483608247378" calcext:value-type="float">
            <text:p>1.1448360825</text:p>
          </table:table-cell>
          <table:table-cell office:value-type="float" office:value="1.23762166366041" calcext:value-type="float">
            <text:p>1.2376216637</text:p>
          </table:table-cell>
          <table:table-cell table:style-name="ce47" office:value-type="float" office:value="217.150964812713" calcext:value-type="float">
            <text:p>217</text:p>
          </table:table-cell>
          <table:table-cell table:style-name="ce48" office:value-type="float" office:value="1.1295645955824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criflavine</text:p>
          </table:table-cell>
          <table:table-cell table:style-name="ce34" office:value-type="float" office:value="29.5" calcext:value-type="float">
            <text:p>29.5</text:p>
          </table:table-cell>
          <table:table-cell table:style-name="ce34"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3689769600853" calcext:value-type="float">
            <text:p>2.436897696</text:p>
          </table:table-cell>
          <table:table-cell office:value-type="float" office:value="3.30602861835272" calcext:value-type="float">
            <text:p>3.3060286184</text:p>
          </table:table-cell>
          <table:table-cell office:value-type="float" office:value="0.807985055797228" calcext:value-type="float">
            <text:p>0.8079850558</text:p>
          </table:table-cell>
          <table:table-cell office:value-type="float" office:value="0.415879549429246" calcext:value-type="float">
            <text:p>0.4158795494</text:p>
          </table:table-cell>
          <table:table-cell table:style-name="ce47" office:value-type="float" office:value="277.050930125579" calcext:value-type="float">
            <text:p>277</text:p>
          </table:table-cell>
          <table:table-cell table:style-name="ce48" office:value-type="float" office:value="0.118928237294523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miloride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9809129703039" calcext:value-type="float">
            <text:p>0.9598091297</text:p>
          </table:table-cell>
          <table:table-cell office:value-type="float" office:value="5.20508032229189" calcext:value-type="float">
            <text:p>5.2050803223</text:p>
          </table:table-cell>
          <table:table-cell office:value-type="float" office:value="1.1595419490644" calcext:value-type="float">
            <text:p>1.1595419491</text:p>
          </table:table-cell>
          <table:table-cell office:value-type="float" office:value="1.12010391399029" calcext:value-type="float">
            <text:p>1.120103914</text:p>
          </table:table-cell>
          <table:table-cell table:style-name="ce47" office:value-type="float" office:value="113.899721448468" calcext:value-type="float">
            <text:p>114</text:p>
          </table:table-cell>
          <table:table-cell table:style-name="ce48" office:value-type="float" office:value="0.318835017996735" calcext:value-type="float">
            <text:p>0.3</text:p>
          </table:table-cell>
          <table:table-cell table:number-columns-repeated="2"/>
          <table:table-cell table:style-name="ce40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miodarone</text:p>
          </table:table-cell>
          <table:table-cell table:style-name="ce46" office:value-type="float" office:value="0" calcext:value-type="float">
            <text:p>0.0</text:p>
          </table:table-cell>
          <table:table-cell table:style-name="ce46" office:value-type="float" office:value="2" calcext:value-type="float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3459396429" calcext:value-type="float">
            <text:p>2.2523459396</text:p>
          </table:table-cell>
          <table:table-cell office:value-type="float" office:value="1.66555156808698" calcext:value-type="float">
            <text:p>1.6655515681</text:p>
          </table:table-cell>
          <table:table-cell office:value-type="float" office:value="1.10416611306227" calcext:value-type="float">
            <text:p>1.1041661131</text:p>
          </table:table-cell>
          <table:table-cell office:value-type="float" office:value="1.15374008166807" calcext:value-type="float">
            <text:p>1.1537400817</text:p>
          </table:table-cell>
          <table:table-cell table:style-name="ce47" office:value-type="float" office:value="300" calcext:value-type="float">
            <text:p>300</text:p>
          </table:table-cell>
          <table:table-cell table:style-name="ce48" office:value-type="float" office:value="0.191560776792136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uramine</text:p>
          </table:table-cell>
          <table:table-cell table:style-name="ce46" office:value-type="float" office:value="0" calcext:value-type="float">
            <text:p>0.0</text:p>
          </table:table-cell>
          <table:table-cell table:style-name="ce46" office:value-type="float" office:value="2" calcext:value-type="float">
            <text:p>2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7942269807849" calcext:value-type="float">
            <text:p>1.0794226981</text:p>
          </table:table-cell>
          <table:table-cell office:value-type="float" office:value="1.55680455417939" calcext:value-type="float">
            <text:p>1.5568045542</text:p>
          </table:table-cell>
          <table:table-cell office:value-type="float" office:value="0.624977156036047" calcext:value-type="float">
            <text:p>0.624977156</text:p>
          </table:table-cell>
          <table:table-cell office:value-type="float" office:value="1.06951414416879" calcext:value-type="float">
            <text:p>1.0695141442</text:p>
          </table:table-cell>
          <table:table-cell table:style-name="ce47" office:value-type="float" office:value="132.028985507246" calcext:value-type="float">
            <text:p>132</text:p>
          </table:table-cell>
          <table:table-cell table:style-name="ce48" office:value-type="float" office:value="0.812058737519322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zure B</text:p>
          </table:table-cell>
          <table:table-cell table:style-name="ce34" office:value-type="float" office:value="37.5" calcext:value-type="float">
            <text:p>37.5</text:p>
          </table:table-cell>
          <table:table-cell table:style-name="ce34" office:value-type="float" office:value="106.5" calcext:value-type="float">
            <text:p>106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17665481384739" calcext:value-type="float">
            <text:p>7.1766548138</text:p>
          </table:table-cell>
          <table:table-cell office:value-type="float" office:value="4.46853515899253" calcext:value-type="float">
            <text:p>4.468535159</text:p>
          </table:table-cell>
          <table:table-cell office:value-type="float" office:value="0.345203526725032" calcext:value-type="float">
            <text:p>0.3452035267</text:p>
          </table:table-cell>
          <table:table-cell office:value-type="float" office:value="0.28922764647423" calcext:value-type="float">
            <text:p>0.2892276465</text:p>
          </table:table-cell>
          <table:table-cell table:style-name="ce47" office:value-type="float" office:value="250.729762263015" calcext:value-type="float">
            <text:p>251</text:p>
          </table:table-cell>
          <table:table-cell table:style-name="ce48" office:value-type="float" office:value="0.292117448068632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zure C</text:p>
          </table:table-cell>
          <table:table-cell table:style-name="ce34" office:value-type="float" office:value="52" calcext:value-type="float">
            <text:p>52.0</text:p>
          </table:table-cell>
          <table:table-cell table:style-name="ce34"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50462700270818" calcext:value-type="float">
            <text:p>5.5046270027</text:p>
          </table:table-cell>
          <table:table-cell office:value-type="float" office:value="11.8179496486326" calcext:value-type="float">
            <text:p>11.8179496486</text:p>
          </table:table-cell>
          <table:table-cell office:value-type="float" office:value="0.302329296619042" calcext:value-type="float">
            <text:p>0.3023292966</text:p>
          </table:table-cell>
          <table:table-cell office:value-type="float" office:value="0.169501946252204" calcext:value-type="float">
            <text:p>0.1695019463</text:p>
          </table:table-cell>
          <table:table-cell table:style-name="ce47" office:value-type="float" office:value="237.02444506884" calcext:value-type="float">
            <text:p>237</text:p>
          </table:table-cell>
          <table:table-cell table:style-name="ce48" office:value-type="float" office:value="0.479141223582406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Berberine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39105029780016" calcext:value-type="float">
            <text:p>1.3910502978</text:p>
          </table:table-cell>
          <table:table-cell office:value-type="float" office:value="7.96885602668765" calcext:value-type="float">
            <text:p>7.9688560267</text:p>
          </table:table-cell>
          <table:table-cell office:value-type="float" office:value="1.13975029558453" calcext:value-type="float">
            <text:p>1.1397502956</text:p>
          </table:table-cell>
          <table:table-cell office:value-type="float" office:value="1.11161455457218" calcext:value-type="float">
            <text:p>1.1116145546</text:p>
          </table:table-cell>
          <table:table-cell table:style-name="ce47" office:value-type="float" office:value="118.055688622755" calcext:value-type="float">
            <text:p>118</text:p>
          </table:table-cell>
          <table:table-cell table:style-name="ce48" office:value-type="float" office:value="0.24805868609125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Brilliant green</text:p>
          </table:table-cell>
          <table:table-cell table:style-name="ce34" office:value-type="float" office:value="12.5" calcext:value-type="float">
            <text:p>12.5</text:p>
          </table:table-cell>
          <table:table-cell table:style-name="ce34" office:value-type="float" office:value="14.75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40128075085353" calcext:value-type="float">
            <text:p>0.9401280751</text:p>
          </table:table-cell>
          <table:table-cell office:value-type="float" office:value="0.929679090119814" calcext:value-type="float">
            <text:p>0.9296790901</text:p>
          </table:table-cell>
          <table:table-cell office:value-type="float" office:value="0.677045912226545" calcext:value-type="float">
            <text:p>0.6770459122</text:p>
          </table:table-cell>
          <table:table-cell office:value-type="float" office:value="0.392007418309263" calcext:value-type="float">
            <text:p>0.3920074183</text:p>
          </table:table-cell>
          <table:table-cell table:style-name="ce47" office:value-type="float" office:value="112.446351931331" calcext:value-type="float">
            <text:p>112</text:p>
          </table:table-cell>
          <table:table-cell table:style-name="ce48" office:value-type="float" office:value="3.40654016800301" calcext:value-type="float">
            <text:p>3.4</text:p>
          </table:table-cell>
          <table:table-cell table:number-columns-repeated="2"/>
          <table:table-cell table:style-name="ce38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Chloroquine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48444162615" calcext:value-type="float">
            <text:p>0.9804844416</text:p>
          </table:table-cell>
          <table:table-cell office:value-type="float" office:value="1.11889011649675" calcext:value-type="float">
            <text:p>1.1188901165</text:p>
          </table:table-cell>
          <table:table-cell office:value-type="float" office:value="1.0630820117424" calcext:value-type="float">
            <text:p>1.0630820117</text:p>
          </table:table-cell>
          <table:table-cell office:value-type="float" office:value="0.931145150558682" calcext:value-type="float">
            <text:p>0.9311451506</text:p>
          </table:table-cell>
          <table:table-cell table:style-name="ce47" office:value-type="float" office:value="210.553621169917" calcext:value-type="float">
            <text:p>211</text:p>
          </table:table-cell>
          <table:table-cell table:style-name="ce48" office:value-type="float" office:value="4.1698455818579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Ethidium bromide</text:p>
          </table:table-cell>
          <table:table-cell table:style-name="ce46" office:value-type="float" office:value="1" calcext:value-type="float">
            <text:p>1.0</text:p>
          </table:table-cell>
          <table:table-cell table:style-name="ce34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9124236627347" calcext:value-type="float">
            <text:p>1.2912423663</text:p>
          </table:table-cell>
          <table:table-cell office:value-type="float" office:value="2.68132821186087" calcext:value-type="float">
            <text:p>2.6813282119</text:p>
          </table:table-cell>
          <table:table-cell office:value-type="float" office:value="1.09298463881762" calcext:value-type="float">
            <text:p>1.0929846388</text:p>
          </table:table-cell>
          <table:table-cell office:value-type="float" office:value="1.14736879097331" calcext:value-type="float">
            <text:p>1.147368791</text:p>
          </table:table-cell>
          <table:table-cell table:style-name="ce47" office:value-type="float" office:value="208.314366998577" calcext:value-type="float">
            <text:p>208</text:p>
          </table:table-cell>
          <table:table-cell table:style-name="ce48" office:value-type="float" office:value="0.23311747356984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HMAM</text:p>
          </table:table-cell>
          <table:table-cell table:style-name="ce34" office:value-type="float" office:value="100.5" calcext:value-type="float">
            <text:p>100.5</text:p>
          </table:table-cell>
          <table:table-cell table:style-name="ce34" office:value-type="float" office:value="140.5" calcext:value-type="float">
            <text:p>14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1689477107914" calcext:value-type="float">
            <text:p>6.1168947711</text:p>
          </table:table-cell>
          <table:table-cell office:value-type="float" office:value="7.34660524315248" calcext:value-type="float">
            <text:p>7.3466052432</text:p>
          </table:table-cell>
          <table:table-cell office:value-type="float" office:value="0.310395236067658" calcext:value-type="float">
            <text:p>0.3103952361</text:p>
          </table:table-cell>
          <table:table-cell office:value-type="float" office:value="0.140811489511692" calcext:value-type="float">
            <text:p>0.1408114895</text:p>
          </table:table-cell>
          <table:table-cell table:style-name="ce47" office:value-type="float" office:value="212.867256637168" calcext:value-type="float">
            <text:p>213</text:p>
          </table:table-cell>
          <table:table-cell table:style-name="ce48" office:value-type="float" office:value="0.384067824219149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45" office:value-type="string" calcext:value-type="string">
            <text:p>Malachite green</text:p>
          </table:table-cell>
          <table:table-cell table:style-name="ce34" office:value-type="float" office:value="42.5" calcext:value-type="float">
            <text:p>42.5</text:p>
          </table:table-cell>
          <table:table-cell table:style-name="ce34" office:value-type="float" office:value="95" calcext:value-type="float">
            <text:p>95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9592364917119" calcext:value-type="float">
            <text:p>1.2959236492</text:p>
          </table:table-cell>
          <table:table-cell office:value-type="float" office:value="6.35099231577881" calcext:value-type="float">
            <text:p>6.3509923158</text:p>
          </table:table-cell>
          <table:table-cell office:value-type="float" office:value="0.638484523149776" calcext:value-type="float">
            <text:p>0.6384845231</text:p>
          </table:table-cell>
          <table:table-cell office:value-type="float" office:value="0.436666725186639" calcext:value-type="float">
            <text:p>0.4366667252</text:p>
          </table:table-cell>
          <table:table-cell table:style-name="ce47" office:value-type="float" office:value="197.820163487739" calcext:value-type="float">
            <text:p>198</text:p>
          </table:table-cell>
          <table:table-cell table:style-name="ce48" office:value-type="float" office:value="0.946606779630235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Methyl violet</text:p>
          </table:table-cell>
          <table:table-cell table:style-name="ce34" office:value-type="float" office:value="105" calcext:value-type="float">
            <text:p>105.0</text:p>
          </table:table-cell>
          <table:table-cell table:style-name="ce34" office:value-type="float" office:value="180" calcext:value-type="float">
            <text:p>180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2794273080895" calcext:value-type="float">
            <text:p>1.3279427308</text:p>
          </table:table-cell>
          <table:table-cell office:value-type="float" office:value="1.62923355556161" calcext:value-type="float">
            <text:p>1.6292335556</text:p>
          </table:table-cell>
          <table:table-cell office:value-type="float" office:value="0.629826529972043" calcext:value-type="float">
            <text:p>0.62982653</text:p>
          </table:table-cell>
          <table:table-cell office:value-type="float" office:value="0.0935276083402333" calcext:value-type="float">
            <text:p>0.0935276083</text:p>
          </table:table-cell>
          <table:table-cell table:style-name="ce47" office:value-type="float" office:value="166.67054610564" calcext:value-type="float">
            <text:p>167</text:p>
          </table:table-cell>
          <table:table-cell table:style-name="ce48" office:value-type="float" office:value="4.87884930962824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/>
          <table:table-cell table:style-name="ce43"/>
          <table:table-cell table:number-columns-repeated="1009"/>
        </table:table-row>
        <table:table-row table:style-name="ro2">
          <table:table-cell/>
          <table:table-cell table:style-name="ce45" office:value-type="string" calcext:value-type="string">
            <text:p>Methylene blue</text:p>
          </table:table-cell>
          <table:table-cell table:style-name="ce46" office:value-type="float" office:value="3.5" calcext:value-type="float">
            <text:p>3.5</text:p>
          </table:table-cell>
          <table:table-cell table:style-name="ce34" office:value-type="float" office:value="25" calcext:value-type="float">
            <text:p>25.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1411982289466" calcext:value-type="float">
            <text:p>1.3141198229</text:p>
          </table:table-cell>
          <table:table-cell office:value-type="float" office:value="1.68752912505103" calcext:value-type="float">
            <text:p>1.6875291251</text:p>
          </table:table-cell>
          <table:table-cell office:value-type="float" office:value="1.06983399289872" calcext:value-type="float">
            <text:p>1.0698339929</text:p>
          </table:table-cell>
          <table:table-cell office:value-type="float" office:value="0.989052675821767" calcext:value-type="float">
            <text:p>0.9890526758</text:p>
          </table:table-cell>
          <table:table-cell table:style-name="ce47" office:value-type="float" office:value="228.61045481394" calcext:value-type="float">
            <text:p>229</text:p>
          </table:table-cell>
          <table:table-cell table:style-name="ce48" office:value-type="float" office:value="0.243672362834856" calcext:value-type="float">
            <text:p>0.2</text:p>
          </table:table-cell>
          <table:table-cell table:number-columns-repeated="2"/>
          <table:table-cell table:style-name="ce38"/>
          <table:table-cell table:number-columns-repeated="1009"/>
        </table:table-row>
        <table:table-row table:style-name="ro2">
          <table:table-cell/>
          <table:table-cell table:style-name="ce45" office:value-type="string" calcext:value-type="string">
            <text:p>Methyl green</text:p>
          </table:table-cell>
          <table:table-cell table:number-columns-repeated="2" table:style-name="ce4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7965254480321" calcext:value-type="float">
            <text:p>1.1796525448</text:p>
          </table:table-cell>
          <table:table-cell office:value-type="float" office:value="2.68178764118655" calcext:value-type="float">
            <text:p>2.6817876412</text:p>
          </table:table-cell>
          <table:table-cell office:value-type="float" office:value="0.933447835160301" calcext:value-type="float">
            <text:p>0.9334478352</text:p>
          </table:table-cell>
          <table:table-cell office:value-type="float" office:value="0.929914208459604" calcext:value-type="float">
            <text:p>0.9299142085</text:p>
          </table:table-cell>
          <table:table-cell table:style-name="ce47" office:value-type="float" office:value="222.971259509721" calcext:value-type="float">
            <text:p>223</text:p>
          </table:table-cell>
          <table:table-cell table:style-name="ce48" office:value-type="float" office:value="0.218545526160991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Nile Blue</text:p>
          </table:table-cell>
          <table:table-cell table:style-name="ce34" office:value-type="float" office:value="178.5" calcext:value-type="float">
            <text:p>178.5</text:p>
          </table:table-cell>
          <table:table-cell table:style-name="ce34" office:value-type="float" office:value="214" calcext:value-type="float">
            <text:p>214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.5341188483575" calcext:value-type="float">
            <text:p>19.5341188484</text:p>
          </table:table-cell>
          <table:table-cell office:value-type="float" office:value="8.82392049767729" calcext:value-type="float">
            <text:p>8.8239204977</text:p>
          </table:table-cell>
          <table:table-cell office:value-type="float" office:value="0.134413789415032" calcext:value-type="float">
            <text:p>0.1344137894</text:p>
          </table:table-cell>
          <table:table-cell office:value-type="float" office:value="0.054388543579919" calcext:value-type="float">
            <text:p>0.0543885436</text:p>
          </table:table-cell>
          <table:table-cell table:style-name="ce47" office:value-type="float" office:value="175.64388092613" calcext:value-type="float">
            <text:p>176</text:p>
          </table:table-cell>
          <table:table-cell table:style-name="ce48" office:value-type="float" office:value="6.36675530876092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Quinacrine</text:p>
          </table:table-cell>
          <table:table-cell table:style-name="ce34" office:value-type="float" office:value="108.5" calcext:value-type="float">
            <text:p>108.5</text:p>
          </table:table-cell>
          <table:table-cell table:style-name="ce34" office:value-type="float" office:value="158" calcext:value-type="float">
            <text:p>158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.463516345625" calcext:value-type="float">
            <text:p>27.4635163456</text:p>
          </table:table-cell>
          <table:table-cell office:value-type="float" office:value="23.4856970692782" calcext:value-type="float">
            <text:p>23.4856970693</text:p>
          </table:table-cell>
          <table:table-cell office:value-type="float" office:value="0.266574738170399" calcext:value-type="float">
            <text:p>0.2665747382</text:p>
          </table:table-cell>
          <table:table-cell office:value-type="float" office:value="0.209814991892148" calcext:value-type="float">
            <text:p>0.2098149919</text:p>
          </table:table-cell>
          <table:table-cell table:style-name="ce47" office:value-type="float" office:value="106.509715994021" calcext:value-type="float">
            <text:p>107</text:p>
          </table:table-cell>
          <table:table-cell table:style-name="ce48" office:value-type="float" office:value="7.4522462974272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Rhodamine 123</text:p>
          </table:table-cell>
          <table:table-cell table:style-name="ce34" office:value-type="float" office:value="9.25" calcext:value-type="float">
            <text:p>9.3</text:p>
          </table:table-cell>
          <table:table-cell table:style-name="ce34" office:value-type="float" office:value="72.6666666666667" calcext:value-type="float">
            <text:p>72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9967785107265" calcext:value-type="float">
            <text:p>1.5996778511</text:p>
          </table:table-cell>
          <table:table-cell office:value-type="float" office:value="22.8052665066996" calcext:value-type="float">
            <text:p>22.8052665067</text:p>
          </table:table-cell>
          <table:table-cell office:value-type="float" office:value="0.73131438781985" calcext:value-type="float">
            <text:p>0.7313143878</text:p>
          </table:table-cell>
          <table:table-cell office:value-type="float" office:value="0.532671083578423" calcext:value-type="float">
            <text:p>0.5326710836</text:p>
          </table:table-cell>
          <table:table-cell table:style-name="ce47" office:value-type="float" office:value="215.654799745708" calcext:value-type="float">
            <text:p>216</text:p>
          </table:table-cell>
          <table:table-cell table:style-name="ce48" office:value-type="float" office:value="0.219863727494226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Rhodamine 6G</text:p>
          </table:table-cell>
          <table:table-cell table:style-name="ce46" office:value-type="float" office:value="37.5" calcext:value-type="float">
            <text:p>37.5</text:p>
          </table:table-cell>
          <table:table-cell table:style-name="ce46"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13927078247" calcext:value-type="float">
            <text:p>1.5313927078</text:p>
          </table:table-cell>
          <table:table-cell office:value-type="float" office:value="13.0242087921314" calcext:value-type="float">
            <text:p>13.0242087921</text:p>
          </table:table-cell>
          <table:table-cell office:value-type="float" office:value="0.0261818323827182" calcext:value-type="float">
            <text:p>0.0261818324</text:p>
          </table:table-cell>
          <table:table-cell office:value-type="float" office:value="0.0363797592243961" calcext:value-type="float">
            <text:p>0.0363797592</text:p>
          </table:table-cell>
          <table:table-cell table:style-name="ce47" office:value-type="float" office:value="175.919117647059" calcext:value-type="float">
            <text:p>176</text:p>
          </table:table-cell>
          <table:table-cell table:style-name="ce48" office:value-type="float" office:value="2.16331909291034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Rhodamine B</text:p>
          </table:table-cell>
          <table:table-cell table:style-name="ce46" office:value-type="float" office:value="1" calcext:value-type="float">
            <text:p>1.0</text:p>
          </table:table-cell>
          <table:table-cell table:style-name="ce4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17183479207776" calcext:value-type="float">
            <text:p>0.9171834792</text:p>
          </table:table-cell>
          <table:table-cell office:value-type="float" office:value="2.73708465774332" calcext:value-type="float">
            <text:p>2.7370846577</text:p>
          </table:table-cell>
          <table:table-cell office:value-type="float" office:value="1.06401204060879" calcext:value-type="float">
            <text:p>1.0640120406</text:p>
          </table:table-cell>
          <table:table-cell office:value-type="float" office:value="1.19507163260449" calcext:value-type="float">
            <text:p>1.1950716326</text:p>
          </table:table-cell>
          <table:table-cell table:style-name="ce47" office:value-type="float" office:value="16.0694254019693" calcext:value-type="float">
            <text:p>16</text:p>
          </table:table-cell>
          <table:table-cell table:style-name="ce48" office:value-type="float" office:value="448.419321820909" calcext:value-type="float">
            <text:p>448.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Safranine O</text:p>
          </table:table-cell>
          <table:table-cell table:style-name="ce34" office:value-type="float" office:value="59.5" calcext:value-type="float">
            <text:p>59.5</text:p>
          </table:table-cell>
          <table:table-cell table:style-name="ce34" office:value-type="float" office:value="109.5" calcext:value-type="float">
            <text:p>109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.611952900922" calcext:value-type="float">
            <text:p>15.6119529009</text:p>
          </table:table-cell>
          <table:table-cell office:value-type="float" office:value="9.01085596719535" calcext:value-type="float">
            <text:p>9.0108559672</text:p>
          </table:table-cell>
          <table:table-cell office:value-type="float" office:value="0.205680176613088" calcext:value-type="float">
            <text:p>0.2056801766</text:p>
          </table:table-cell>
          <table:table-cell office:value-type="float" office:value="0.251027990227373" calcext:value-type="float">
            <text:p>0.2510279902</text:p>
          </table:table-cell>
          <table:table-cell table:style-name="ce47" office:value-type="float" office:value="248.060206961429" calcext:value-type="float">
            <text:p>248</text:p>
          </table:table-cell>
          <table:table-cell table:style-name="ce48" office:value-type="float" office:value="0.336214761918445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Fuchsine</text:p>
          </table:table-cell>
          <table:table-cell table:style-name="ce34" office:value-type="float" office:value="60" calcext:value-type="float">
            <text:p>60.0</text:p>
          </table:table-cell>
          <table:table-cell table:style-name="ce34" office:value-type="float" office:value="162.5" calcext:value-type="float">
            <text:p>16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86342970704069" calcext:value-type="float">
            <text:p>6.863429707</text:p>
          </table:table-cell>
          <table:table-cell office:value-type="float" office:value="20.8457228981767" calcext:value-type="float">
            <text:p>20.8457228982</text:p>
          </table:table-cell>
          <table:table-cell office:value-type="float" office:value="0.968440839002628" calcext:value-type="float">
            <text:p>0.968440839</text:p>
          </table:table-cell>
          <table:table-cell office:value-type="float" office:value="0.261268728915734" calcext:value-type="float">
            <text:p>0.2612687289</text:p>
          </table:table-cell>
          <table:table-cell table:style-name="ce47" office:value-type="float" office:value="218.987267153974" calcext:value-type="float">
            <text:p>219</text:p>
          </table:table-cell>
          <table:table-cell table:style-name="ce48" office:value-type="float" office:value="0.76318571492026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Acr. Or. Nonyl</text:p>
          </table:table-cell>
          <table:table-cell table:style-name="ce34" office:value-type="float" office:value="165.333333333333" calcext:value-type="float">
            <text:p>165.3</text:p>
          </table:table-cell>
          <table:table-cell table:style-name="ce34" office:value-type="float" office:value="234.666666666667" calcext:value-type="float">
            <text:p>234.7</text:p>
          </table:table-cell>
          <table:table-cell table:number-columns-repeated="2"/>
          <table:table-cell office:value-type="float" office:value="10.8074515383501" calcext:value-type="float">
            <text:p>10.8074515384</text:p>
          </table:table-cell>
          <table:table-cell office:value-type="float" office:value="14.8492680584831" calcext:value-type="float">
            <text:p>14.8492680585</text:p>
          </table:table-cell>
          <table:table-cell office:value-type="float" office:value="0.0526283807441136" calcext:value-type="float">
            <text:p>0.0526283807</text:p>
          </table:table-cell>
          <table:table-cell office:value-type="float" office:value="0.0366541582279562" calcext:value-type="float">
            <text:p>0.0366541582</text:p>
          </table:table-cell>
          <table:table-cell table:style-name="ce47" office:value-type="float" office:value="150.177615571776" calcext:value-type="float">
            <text:p>150</text:p>
          </table:table-cell>
          <table:table-cell table:style-name="ce48" office:value-type="float" office:value="58.6508790136736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table:number-columns-repeated="1009"/>
        </table:table-row>
        <table:table-row table:style-name="ro2">
          <table:table-cell/>
          <table:table-cell table:style-name="ce45" office:value-type="string" calcext:value-type="string">
            <text:p>Neutral red</text:p>
          </table:table-cell>
          <table:table-cell table:style-name="ce34" office:value-type="float" office:value="18" calcext:value-type="float">
            <text:p>18.0</text:p>
          </table:table-cell>
          <table:table-cell table:style-name="ce34" office:value-type="float" office:value="79.3333333333333" calcext:value-type="float">
            <text:p>79.3</text:p>
          </table:table-cell>
          <table:table-cell table:number-columns-repeated="2"/>
          <table:table-cell office:value-type="float" office:value="2.80822585781981" calcext:value-type="float">
            <text:p>2.8082258578</text:p>
          </table:table-cell>
          <table:table-cell office:value-type="float" office:value="18.4971362164199" calcext:value-type="float">
            <text:p>18.4971362164</text:p>
          </table:table-cell>
          <table:table-cell office:value-type="float" office:value="0.960475413096894" calcext:value-type="float">
            <text:p>0.9604754131</text:p>
          </table:table-cell>
          <table:table-cell office:value-type="float" office:value="0.315381283573217" calcext:value-type="float">
            <text:p>0.3153812836</text:p>
          </table:table-cell>
          <table:table-cell table:style-name="ce47" office:value-type="float" office:value="180.180311890838" calcext:value-type="float">
            <text:p>180</text:p>
          </table:table-cell>
          <table:table-cell table:style-name="ce48" office:value-type="float" office:value="3.46515349811165" calcext:value-type="float">
            <text:p>3.5</text:p>
          </table:table-cell>
          <table:table-cell table:number-columns-repeated="2"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2-Di-1-ASP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table:number-columns-repeated="2"/>
          <table:table-cell office:value-type="float" office:value="0.730126489570609" calcext:value-type="float">
            <text:p>0.7301264896</text:p>
          </table:table-cell>
          <table:table-cell office:value-type="float" office:value="11.7726746067364" calcext:value-type="float">
            <text:p>11.7726746067</text:p>
          </table:table-cell>
          <table:table-cell office:value-type="float" office:value="0.982418624893779" calcext:value-type="float">
            <text:p>0.9824186249</text:p>
          </table:table-cell>
          <table:table-cell office:value-type="float" office:value="1.08566994156956" calcext:value-type="float">
            <text:p>1.0856699416</text:p>
          </table:table-cell>
          <table:table-cell table:style-name="ce47" office:value-type="float" office:value="110.844209941683" calcext:value-type="float">
            <text:p>111</text:p>
          </table:table-cell>
          <table:table-cell table:style-name="ce48" office:value-type="float" office:value="0.703377828130165" calcext:value-type="float">
            <text:p>0.7</text:p>
          </table:table-cell>
          <table:table-cell table:number-columns-repeated="2"/>
          <table:table-cell table:style-name="ce42"/>
          <table:table-cell table:number-columns-repeated="1009"/>
        </table:table-row>
        <table:table-row table:style-name="ro2">
          <table:table-cell/>
          <table:table-cell table:style-name="ce45" office:value-type="string" calcext:value-type="string">
            <text:p>Azul toluidina</text:p>
          </table:table-cell>
          <table:table-cell table:style-name="ce46" office:value-type="float" office:value="3.5" calcext:value-type="float">
            <text:p>3.5</text:p>
          </table:table-cell>
          <table:table-cell table:style-name="ce34" office:value-type="float" office:value="69.5" calcext:value-type="float">
            <text:p>69.5</text:p>
          </table:table-cell>
          <table:table-cell table:number-columns-repeated="2"/>
          <table:table-cell office:value-type="float" office:value="1.21120653703115" calcext:value-type="float">
            <text:p>1.211206537</text:p>
          </table:table-cell>
          <table:table-cell office:value-type="float" office:value="1.31227441643801" calcext:value-type="float">
            <text:p>1.3122744164</text:p>
          </table:table-cell>
          <table:table-cell office:value-type="float" office:value="0.749177811427246" calcext:value-type="float">
            <text:p>0.7491778114</text:p>
          </table:table-cell>
          <table:table-cell office:value-type="float" office:value="0.473859412653389" calcext:value-type="float">
            <text:p>0.4738594127</text:p>
          </table:table-cell>
          <table:table-cell table:style-name="ce47" office:value-type="float" office:value="194.094910886837" calcext:value-type="float">
            <text:p>194</text:p>
          </table:table-cell>
          <table:table-cell table:style-name="ce48" office:value-type="float" office:value="0.385648616301475" calcext:value-type="float">
            <text:p>0.4</text:p>
          </table:table-cell>
          <table:table-cell table:number-columns-repeated="2"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Rodamina B 18 C</text:p>
          </table:table-cell>
          <table:table-cell table:style-name="ce10" table:number-columns-repeated="2"/>
          <table:table-cell table:number-columns-repeated="2"/>
          <table:table-cell office:value-type="float" office:value="0.77749073638097" calcext:value-type="float">
            <text:p>0.7774907364</text:p>
          </table:table-cell>
          <table:table-cell office:value-type="float" office:value="0.988761129333238" calcext:value-type="float">
            <text:p>0.9887611293</text:p>
          </table:table-cell>
          <table:table-cell office:value-type="float" office:value="1.00324226930665" calcext:value-type="float">
            <text:p>1.0032422693</text:p>
          </table:table-cell>
          <table:table-cell office:value-type="float" office:value="1.05521557155706" calcext:value-type="float">
            <text:p>1.0552155716</text:p>
          </table:table-cell>
          <table:table-cell table:style-name="ce47"/>
          <table:table-cell table:style-name="ce48"/>
          <table:table-cell table:number-columns-repeated="2"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Leuco malachite green</text:p>
          </table:table-cell>
          <table:table-cell table:style-name="ce10" table:number-columns-repeated="2"/>
          <table:table-cell table:number-columns-repeated="2"/>
          <table:table-cell office:value-type="float" office:value="0.758213382055633" calcext:value-type="float">
            <text:p>0.7582133821</text:p>
          </table:table-cell>
          <table:table-cell office:value-type="float" office:value="0.729035307203917" calcext:value-type="float">
            <text:p>0.7290353072</text:p>
          </table:table-cell>
          <table:table-cell office:value-type="float" office:value="1.07537871976974" calcext:value-type="float">
            <text:p>1.0753787198</text:p>
          </table:table-cell>
          <table:table-cell office:value-type="float" office:value="1.07423365574772" calcext:value-type="float">
            <text:p>1.0742336557</text:p>
          </table:table-cell>
          <table:table-cell table:style-name="ce47" office:value-type="float" office:value="67.0745272525026" calcext:value-type="float">
            <text:p>67</text:p>
          </table:table-cell>
          <table:table-cell table:style-name="ce48" office:value-type="float" office:value="67.9723529411765" calcext:value-type="float">
            <text:p>68.0</text:p>
          </table:table-cell>
          <table:table-cell table:number-columns-repeated="2"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Victoria blue B</text:p>
          </table:table-cell>
          <table:table-cell table:style-name="ce10" table:number-columns-repeated="2"/>
          <table:table-cell table:number-columns-repeated="10"/>
          <table:table-cell table:style-name="ce42"/>
          <table:table-cell table:number-columns-repeated="1009"/>
        </table:table-row>
        <table:table-row table:style-name="ro2">
          <table:table-cell/>
          <table:table-cell table:style-name="ce22" office:value-type="string" calcext:value-type="string">
            <text:p>Victoria blue R</text:p>
          </table:table-cell>
          <table:table-cell table:style-name="ce10" table:number-columns-repeated="2"/>
          <table:table-cell table:number-columns-repeated="10"/>
          <table:table-cell table:style-name="ce42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Kout_60uM</text:p>
          </table:table-cell>
          <table:table-cell office:value-type="string" calcext:value-type="string">
            <text:p>Kout_120uM</text:p>
          </table:table-cell>
          <table:table-cell office:value-type="string" calcext:value-type="string">
            <text:p>Acidification</text:p>
          </table:table-cell>
          <table:table-cell office:value-type="string" calcext:value-type="string">
            <text:p>Respiration</text:p>
          </table:table-cell>
          <table:table-cell office:value-type="string" calcext:value-type="string">
            <text:p>Ca_60uM</text:p>
          </table:table-cell>
          <table:table-cell office:value-type="string" calcext:value-type="string">
            <text:p>Ca_120uM</text:p>
          </table:table-cell>
          <table:table-cell office:value-type="string" calcext:value-type="string">
            <text:p>Rb_60uM</text:p>
          </table:table-cell>
          <table:table-cell office:value-type="string" calcext:value-type="string">
            <text:p>Rb_120uM</text:p>
          </table:table-cell>
          <table:table-cell office:value-type="string" calcext:value-type="string">
            <text:p>Influx</text:p>
          </table:table-cell>
          <table:table-cell office:value-type="string" calcext:value-type="string">
            <text:p>Hidrophobicity</text:p>
          </table:table-cell>
          <table:table-cell office:value-type="string" calcext:value-type="string">
            <text:p>Antimicrobial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9-aminoacridine</text:p>
          </table:table-cell>
          <table:table-cell table:style-name="ce34" office:value-type="float" office:value="4.5" calcext:value-type="float">
            <text:p>4.5</text:p>
          </table:table-cell>
          <table:table-cell table:style-name="ce34" office:value-type="float" office:value="31" calcext:value-type="float">
            <text:p>31.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12341353769512" calcext:value-type="float">
            <text:p>1.1234135377</text:p>
          </table:table-cell>
          <table:table-cell office:value-type="float" office:value="0.94099600604692" calcext:value-type="float">
            <text:p>0.940996006</text:p>
          </table:table-cell>
          <table:table-cell office:value-type="float" office:value="1.32221861930437" calcext:value-type="float">
            <text:p>1.3222186193</text:p>
          </table:table-cell>
          <table:table-cell office:value-type="float" office:value="1.19122451401633" calcext:value-type="float">
            <text:p>1.191224514</text:p>
          </table:table-cell>
          <table:table-cell table:style-name="ce47" office:value-type="float" office:value="188.181818181818" calcext:value-type="float">
            <text:p>188</text:p>
          </table:table-cell>
          <table:table-cell table:style-name="ce48" office:value-type="float" office:value="0.486923466089548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Acridine orange</text:p>
          </table:table-cell>
          <table:table-cell table:style-name="ce46" office:value-type="float" office:value="4.5" calcext:value-type="float">
            <text:p>4.5</text:p>
          </table:table-cell>
          <table:table-cell table:style-name="ce34"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64403306043454" calcext:value-type="float">
            <text:p>1.6440330604</text:p>
          </table:table-cell>
          <table:table-cell office:value-type="float" office:value="1.09610206200692" calcext:value-type="float">
            <text:p>1.096102062</text:p>
          </table:table-cell>
          <table:table-cell office:value-type="float" office:value="0.928685724994223" calcext:value-type="float">
            <text:p>0.928685725</text:p>
          </table:table-cell>
          <table:table-cell office:value-type="float" office:value="0.773842846002564" calcext:value-type="float">
            <text:p>0.773842846</text:p>
          </table:table-cell>
          <table:table-cell table:style-name="ce47" office:value-type="float" office:value="257.074263764405" calcext:value-type="float">
            <text:p>257</text:p>
          </table:table-cell>
          <table:table-cell table:style-name="ce48" office:value-type="float" office:value="0.39285862033701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Acridine yellow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98748648305446" calcext:value-type="float">
            <text:p>0.8987486483</text:p>
          </table:table-cell>
          <table:table-cell office:value-type="float" office:value="1.13970449386212" calcext:value-type="float">
            <text:p>1.1397044939</text:p>
          </table:table-cell>
          <table:table-cell office:value-type="float" office:value="1.14483608247378" calcext:value-type="float">
            <text:p>1.1448360825</text:p>
          </table:table-cell>
          <table:table-cell office:value-type="float" office:value="1.23762166366041" calcext:value-type="float">
            <text:p>1.2376216637</text:p>
          </table:table-cell>
          <table:table-cell table:style-name="ce47" office:value-type="float" office:value="217.150964812713" calcext:value-type="float">
            <text:p>217</text:p>
          </table:table-cell>
          <table:table-cell table:style-name="ce48" office:value-type="float" office:value="1.1295645955824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Acriflavine</text:p>
          </table:table-cell>
          <table:table-cell table:style-name="ce34" office:value-type="float" office:value="29.5" calcext:value-type="float">
            <text:p>29.5</text:p>
          </table:table-cell>
          <table:table-cell table:style-name="ce34"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3689769600853" calcext:value-type="float">
            <text:p>2.436897696</text:p>
          </table:table-cell>
          <table:table-cell office:value-type="float" office:value="3.30602861835272" calcext:value-type="float">
            <text:p>3.3060286184</text:p>
          </table:table-cell>
          <table:table-cell office:value-type="float" office:value="0.807985055797228" calcext:value-type="float">
            <text:p>0.8079850558</text:p>
          </table:table-cell>
          <table:table-cell office:value-type="float" office:value="0.415879549429246" calcext:value-type="float">
            <text:p>0.4158795494</text:p>
          </table:table-cell>
          <table:table-cell table:style-name="ce47" office:value-type="float" office:value="277.050930125579" calcext:value-type="float">
            <text:p>277</text:p>
          </table:table-cell>
          <table:table-cell table:style-name="ce48" office:value-type="float" office:value="0.118928237294523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Amiodarone</text:p>
          </table:table-cell>
          <table:table-cell table:style-name="ce46" office:value-type="float" office:value="0" calcext:value-type="float">
            <text:p>0.0</text:p>
          </table:table-cell>
          <table:table-cell table:style-name="ce46" office:value-type="float" office:value="2" calcext:value-type="float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3459396429" calcext:value-type="float">
            <text:p>2.2523459396</text:p>
          </table:table-cell>
          <table:table-cell office:value-type="float" office:value="1.66555156808698" calcext:value-type="float">
            <text:p>1.6655515681</text:p>
          </table:table-cell>
          <table:table-cell office:value-type="float" office:value="1.10416611306227" calcext:value-type="float">
            <text:p>1.1041661131</text:p>
          </table:table-cell>
          <table:table-cell office:value-type="float" office:value="1.15374008166807" calcext:value-type="float">
            <text:p>1.1537400817</text:p>
          </table:table-cell>
          <table:table-cell table:style-name="ce47" office:value-type="float" office:value="300" calcext:value-type="float">
            <text:p>300</text:p>
          </table:table-cell>
          <table:table-cell table:style-name="ce48" office:value-type="float" office:value="0.191560776792136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Auramine</text:p>
          </table:table-cell>
          <table:table-cell table:style-name="ce46" office:value-type="float" office:value="0" calcext:value-type="float">
            <text:p>0.0</text:p>
          </table:table-cell>
          <table:table-cell table:style-name="ce46" office:value-type="float" office:value="2" calcext:value-type="float">
            <text:p>2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7942269807849" calcext:value-type="float">
            <text:p>1.0794226981</text:p>
          </table:table-cell>
          <table:table-cell office:value-type="float" office:value="1.55680455417939" calcext:value-type="float">
            <text:p>1.5568045542</text:p>
          </table:table-cell>
          <table:table-cell office:value-type="float" office:value="0.624977156036047" calcext:value-type="float">
            <text:p>0.624977156</text:p>
          </table:table-cell>
          <table:table-cell office:value-type="float" office:value="1.06951414416879" calcext:value-type="float">
            <text:p>1.0695141442</text:p>
          </table:table-cell>
          <table:table-cell table:style-name="ce47" office:value-type="float" office:value="132.028985507246" calcext:value-type="float">
            <text:p>132</text:p>
          </table:table-cell>
          <table:table-cell table:style-name="ce48" office:value-type="float" office:value="0.812058737519322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Azure B</text:p>
          </table:table-cell>
          <table:table-cell table:style-name="ce34" office:value-type="float" office:value="37.5" calcext:value-type="float">
            <text:p>37.5</text:p>
          </table:table-cell>
          <table:table-cell table:style-name="ce34" office:value-type="float" office:value="106.5" calcext:value-type="float">
            <text:p>106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17665481384739" calcext:value-type="float">
            <text:p>7.1766548138</text:p>
          </table:table-cell>
          <table:table-cell office:value-type="float" office:value="4.46853515899253" calcext:value-type="float">
            <text:p>4.468535159</text:p>
          </table:table-cell>
          <table:table-cell office:value-type="float" office:value="0.345203526725032" calcext:value-type="float">
            <text:p>0.3452035267</text:p>
          </table:table-cell>
          <table:table-cell office:value-type="float" office:value="0.28922764647423" calcext:value-type="float">
            <text:p>0.2892276465</text:p>
          </table:table-cell>
          <table:table-cell table:style-name="ce47" office:value-type="float" office:value="250.729762263015" calcext:value-type="float">
            <text:p>251</text:p>
          </table:table-cell>
          <table:table-cell table:style-name="ce48" office:value-type="float" office:value="0.292117448068632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Azure C</text:p>
          </table:table-cell>
          <table:table-cell table:style-name="ce34" office:value-type="float" office:value="52" calcext:value-type="float">
            <text:p>52.0</text:p>
          </table:table-cell>
          <table:table-cell table:style-name="ce34"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50462700270818" calcext:value-type="float">
            <text:p>5.5046270027</text:p>
          </table:table-cell>
          <table:table-cell office:value-type="float" office:value="11.8179496486326" calcext:value-type="float">
            <text:p>11.8179496486</text:p>
          </table:table-cell>
          <table:table-cell office:value-type="float" office:value="0.302329296619042" calcext:value-type="float">
            <text:p>0.3023292966</text:p>
          </table:table-cell>
          <table:table-cell office:value-type="float" office:value="0.169501946252204" calcext:value-type="float">
            <text:p>0.1695019463</text:p>
          </table:table-cell>
          <table:table-cell table:style-name="ce47" office:value-type="float" office:value="237.02444506884" calcext:value-type="float">
            <text:p>237</text:p>
          </table:table-cell>
          <table:table-cell table:style-name="ce48" office:value-type="float" office:value="0.479141223582406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Berberine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39105029780016" calcext:value-type="float">
            <text:p>1.3910502978</text:p>
          </table:table-cell>
          <table:table-cell office:value-type="float" office:value="7.96885602668765" calcext:value-type="float">
            <text:p>7.9688560267</text:p>
          </table:table-cell>
          <table:table-cell office:value-type="float" office:value="1.13975029558453" calcext:value-type="float">
            <text:p>1.1397502956</text:p>
          </table:table-cell>
          <table:table-cell office:value-type="float" office:value="1.11161455457218" calcext:value-type="float">
            <text:p>1.1116145546</text:p>
          </table:table-cell>
          <table:table-cell table:style-name="ce47" office:value-type="float" office:value="118.055688622755" calcext:value-type="float">
            <text:p>118</text:p>
          </table:table-cell>
          <table:table-cell table:style-name="ce48" office:value-type="float" office:value="0.24805868609125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Chloroquine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48444162615" calcext:value-type="float">
            <text:p>0.9804844416</text:p>
          </table:table-cell>
          <table:table-cell office:value-type="float" office:value="1.11889011649675" calcext:value-type="float">
            <text:p>1.1188901165</text:p>
          </table:table-cell>
          <table:table-cell office:value-type="float" office:value="1.0630820117424" calcext:value-type="float">
            <text:p>1.0630820117</text:p>
          </table:table-cell>
          <table:table-cell office:value-type="float" office:value="0.931145150558682" calcext:value-type="float">
            <text:p>0.9311451506</text:p>
          </table:table-cell>
          <table:table-cell table:style-name="ce47" office:value-type="float" office:value="210.553621169917" calcext:value-type="float">
            <text:p>211</text:p>
          </table:table-cell>
          <table:table-cell table:style-name="ce48" office:value-type="float" office:value="4.1698455818579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Ethidium bromide</text:p>
          </table:table-cell>
          <table:table-cell table:style-name="ce46" office:value-type="float" office:value="1" calcext:value-type="float">
            <text:p>1.0</text:p>
          </table:table-cell>
          <table:table-cell table:style-name="ce34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9124236627347" calcext:value-type="float">
            <text:p>1.2912423663</text:p>
          </table:table-cell>
          <table:table-cell office:value-type="float" office:value="2.68132821186087" calcext:value-type="float">
            <text:p>2.6813282119</text:p>
          </table:table-cell>
          <table:table-cell office:value-type="float" office:value="1.09298463881762" calcext:value-type="float">
            <text:p>1.0929846388</text:p>
          </table:table-cell>
          <table:table-cell office:value-type="float" office:value="1.14736879097331" calcext:value-type="float">
            <text:p>1.147368791</text:p>
          </table:table-cell>
          <table:table-cell table:style-name="ce47" office:value-type="float" office:value="208.314366998577" calcext:value-type="float">
            <text:p>208</text:p>
          </table:table-cell>
          <table:table-cell table:style-name="ce48" office:value-type="float" office:value="0.233117473569849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HMAM</text:p>
          </table:table-cell>
          <table:table-cell table:style-name="ce34" office:value-type="float" office:value="100.5" calcext:value-type="float">
            <text:p>100.5</text:p>
          </table:table-cell>
          <table:table-cell table:style-name="ce34" office:value-type="float" office:value="140.5" calcext:value-type="float">
            <text:p>14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1689477107914" calcext:value-type="float">
            <text:p>6.1168947711</text:p>
          </table:table-cell>
          <table:table-cell office:value-type="float" office:value="7.34660524315248" calcext:value-type="float">
            <text:p>7.3466052432</text:p>
          </table:table-cell>
          <table:table-cell office:value-type="float" office:value="0.310395236067658" calcext:value-type="float">
            <text:p>0.3103952361</text:p>
          </table:table-cell>
          <table:table-cell office:value-type="float" office:value="0.140811489511692" calcext:value-type="float">
            <text:p>0.1408114895</text:p>
          </table:table-cell>
          <table:table-cell table:style-name="ce47" office:value-type="float" office:value="212.867256637168" calcext:value-type="float">
            <text:p>213</text:p>
          </table:table-cell>
          <table:table-cell table:style-name="ce48" office:value-type="float" office:value="0.384067824219149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45" office:value-type="string" calcext:value-type="string">
            <text:p>Malachite green</text:p>
          </table:table-cell>
          <table:table-cell table:style-name="ce34" office:value-type="float" office:value="42.5" calcext:value-type="float">
            <text:p>42.5</text:p>
          </table:table-cell>
          <table:table-cell table:style-name="ce34" office:value-type="float" office:value="95" calcext:value-type="float">
            <text:p>95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9592364917119" calcext:value-type="float">
            <text:p>1.2959236492</text:p>
          </table:table-cell>
          <table:table-cell office:value-type="float" office:value="6.35099231577881" calcext:value-type="float">
            <text:p>6.3509923158</text:p>
          </table:table-cell>
          <table:table-cell office:value-type="float" office:value="0.638484523149776" calcext:value-type="float">
            <text:p>0.6384845231</text:p>
          </table:table-cell>
          <table:table-cell office:value-type="float" office:value="0.436666725186639" calcext:value-type="float">
            <text:p>0.4366667252</text:p>
          </table:table-cell>
          <table:table-cell table:style-name="ce47" office:value-type="float" office:value="197.820163487739" calcext:value-type="float">
            <text:p>198</text:p>
          </table:table-cell>
          <table:table-cell table:style-name="ce48" office:value-type="float" office:value="0.946606779630235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Methyl violet</text:p>
          </table:table-cell>
          <table:table-cell table:style-name="ce34" office:value-type="float" office:value="105" calcext:value-type="float">
            <text:p>105.0</text:p>
          </table:table-cell>
          <table:table-cell table:style-name="ce34" office:value-type="float" office:value="180" calcext:value-type="float">
            <text:p>180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2794273080895" calcext:value-type="float">
            <text:p>1.3279427308</text:p>
          </table:table-cell>
          <table:table-cell office:value-type="float" office:value="1.62923355556161" calcext:value-type="float">
            <text:p>1.6292335556</text:p>
          </table:table-cell>
          <table:table-cell office:value-type="float" office:value="0.629826529972043" calcext:value-type="float">
            <text:p>0.62982653</text:p>
          </table:table-cell>
          <table:table-cell office:value-type="float" office:value="0.0935276083402333" calcext:value-type="float">
            <text:p>0.0935276083</text:p>
          </table:table-cell>
          <table:table-cell table:style-name="ce47" office:value-type="float" office:value="166.67054610564" calcext:value-type="float">
            <text:p>167</text:p>
          </table:table-cell>
          <table:table-cell table:style-name="ce48" office:value-type="float" office:value="4.87884930962824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45" office:value-type="string" calcext:value-type="string">
            <text:p>Methyl green</text:p>
          </table:table-cell>
          <table:table-cell table:number-columns-repeated="2" table:style-name="ce4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7965254480321" calcext:value-type="float">
            <text:p>1.1796525448</text:p>
          </table:table-cell>
          <table:table-cell office:value-type="float" office:value="2.68178764118655" calcext:value-type="float">
            <text:p>2.6817876412</text:p>
          </table:table-cell>
          <table:table-cell office:value-type="float" office:value="0.933447835160301" calcext:value-type="float">
            <text:p>0.9334478352</text:p>
          </table:table-cell>
          <table:table-cell office:value-type="float" office:value="0.929914208459604" calcext:value-type="float">
            <text:p>0.9299142085</text:p>
          </table:table-cell>
          <table:table-cell table:style-name="ce47" office:value-type="float" office:value="222.971259509721" calcext:value-type="float">
            <text:p>223</text:p>
          </table:table-cell>
          <table:table-cell table:style-name="ce48" office:value-type="float" office:value="0.218545526160991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Nile Blue</text:p>
          </table:table-cell>
          <table:table-cell table:style-name="ce34" office:value-type="float" office:value="178.5" calcext:value-type="float">
            <text:p>178.5</text:p>
          </table:table-cell>
          <table:table-cell table:style-name="ce34" office:value-type="float" office:value="214" calcext:value-type="float">
            <text:p>214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.5341188483575" calcext:value-type="float">
            <text:p>19.5341188484</text:p>
          </table:table-cell>
          <table:table-cell office:value-type="float" office:value="8.82392049767729" calcext:value-type="float">
            <text:p>8.8239204977</text:p>
          </table:table-cell>
          <table:table-cell office:value-type="float" office:value="0.134413789415032" calcext:value-type="float">
            <text:p>0.1344137894</text:p>
          </table:table-cell>
          <table:table-cell office:value-type="float" office:value="0.054388543579919" calcext:value-type="float">
            <text:p>0.0543885436</text:p>
          </table:table-cell>
          <table:table-cell table:style-name="ce47" office:value-type="float" office:value="175.64388092613" calcext:value-type="float">
            <text:p>176</text:p>
          </table:table-cell>
          <table:table-cell table:style-name="ce48" office:value-type="float" office:value="6.36675530876092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Quinacrine</text:p>
          </table:table-cell>
          <table:table-cell table:style-name="ce34" office:value-type="float" office:value="108.5" calcext:value-type="float">
            <text:p>108.5</text:p>
          </table:table-cell>
          <table:table-cell table:style-name="ce34" office:value-type="float" office:value="158" calcext:value-type="float">
            <text:p>158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.463516345625" calcext:value-type="float">
            <text:p>27.4635163456</text:p>
          </table:table-cell>
          <table:table-cell office:value-type="float" office:value="23.4856970692782" calcext:value-type="float">
            <text:p>23.4856970693</text:p>
          </table:table-cell>
          <table:table-cell office:value-type="float" office:value="0.266574738170399" calcext:value-type="float">
            <text:p>0.2665747382</text:p>
          </table:table-cell>
          <table:table-cell office:value-type="float" office:value="0.209814991892148" calcext:value-type="float">
            <text:p>0.2098149919</text:p>
          </table:table-cell>
          <table:table-cell table:style-name="ce47" office:value-type="float" office:value="106.509715994021" calcext:value-type="float">
            <text:p>107</text:p>
          </table:table-cell>
          <table:table-cell table:style-name="ce48" office:value-type="float" office:value="7.4522462974272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Rhodamine 123</text:p>
          </table:table-cell>
          <table:table-cell table:style-name="ce34" office:value-type="float" office:value="9.25" calcext:value-type="float">
            <text:p>9.3</text:p>
          </table:table-cell>
          <table:table-cell table:style-name="ce34" office:value-type="float" office:value="72.6666666666667" calcext:value-type="float">
            <text:p>72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9967785107265" calcext:value-type="float">
            <text:p>1.5996778511</text:p>
          </table:table-cell>
          <table:table-cell office:value-type="float" office:value="22.8052665066996" calcext:value-type="float">
            <text:p>22.8052665067</text:p>
          </table:table-cell>
          <table:table-cell office:value-type="float" office:value="0.73131438781985" calcext:value-type="float">
            <text:p>0.7313143878</text:p>
          </table:table-cell>
          <table:table-cell office:value-type="float" office:value="0.532671083578423" calcext:value-type="float">
            <text:p>0.5326710836</text:p>
          </table:table-cell>
          <table:table-cell table:style-name="ce47" office:value-type="float" office:value="215.654799745708" calcext:value-type="float">
            <text:p>216</text:p>
          </table:table-cell>
          <table:table-cell table:style-name="ce48" office:value-type="float" office:value="0.219863727494226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Rhodamine 6G</text:p>
          </table:table-cell>
          <table:table-cell table:style-name="ce46" office:value-type="float" office:value="37.5" calcext:value-type="float">
            <text:p>37.5</text:p>
          </table:table-cell>
          <table:table-cell table:style-name="ce46"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13927078247" calcext:value-type="float">
            <text:p>1.5313927078</text:p>
          </table:table-cell>
          <table:table-cell office:value-type="float" office:value="13.0242087921314" calcext:value-type="float">
            <text:p>13.0242087921</text:p>
          </table:table-cell>
          <table:table-cell office:value-type="float" office:value="0.0261818323827182" calcext:value-type="float">
            <text:p>0.0261818324</text:p>
          </table:table-cell>
          <table:table-cell office:value-type="float" office:value="0.0363797592243961" calcext:value-type="float">
            <text:p>0.0363797592</text:p>
          </table:table-cell>
          <table:table-cell table:style-name="ce47" office:value-type="float" office:value="175.919117647059" calcext:value-type="float">
            <text:p>176</text:p>
          </table:table-cell>
          <table:table-cell table:style-name="ce48" office:value-type="float" office:value="2.16331909291034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Rhodamine B</text:p>
          </table:table-cell>
          <table:table-cell table:style-name="ce46" office:value-type="float" office:value="1" calcext:value-type="float">
            <text:p>1.0</text:p>
          </table:table-cell>
          <table:table-cell table:style-name="ce4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17183479207776" calcext:value-type="float">
            <text:p>0.9171834792</text:p>
          </table:table-cell>
          <table:table-cell office:value-type="float" office:value="2.73708465774332" calcext:value-type="float">
            <text:p>2.7370846577</text:p>
          </table:table-cell>
          <table:table-cell office:value-type="float" office:value="1.06401204060879" calcext:value-type="float">
            <text:p>1.0640120406</text:p>
          </table:table-cell>
          <table:table-cell office:value-type="float" office:value="1.19507163260449" calcext:value-type="float">
            <text:p>1.1950716326</text:p>
          </table:table-cell>
          <table:table-cell table:style-name="ce47" office:value-type="float" office:value="16.0694254019693" calcext:value-type="float">
            <text:p>16</text:p>
          </table:table-cell>
          <table:table-cell table:style-name="ce48" office:value-type="float" office:value="448.419321820909" calcext:value-type="float">
            <text:p>448.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Safranine O</text:p>
          </table:table-cell>
          <table:table-cell table:style-name="ce34" office:value-type="float" office:value="59.5" calcext:value-type="float">
            <text:p>59.5</text:p>
          </table:table-cell>
          <table:table-cell table:style-name="ce34" office:value-type="float" office:value="109.5" calcext:value-type="float">
            <text:p>109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.611952900922" calcext:value-type="float">
            <text:p>15.6119529009</text:p>
          </table:table-cell>
          <table:table-cell office:value-type="float" office:value="9.01085596719535" calcext:value-type="float">
            <text:p>9.0108559672</text:p>
          </table:table-cell>
          <table:table-cell office:value-type="float" office:value="0.205680176613088" calcext:value-type="float">
            <text:p>0.2056801766</text:p>
          </table:table-cell>
          <table:table-cell office:value-type="float" office:value="0.251027990227373" calcext:value-type="float">
            <text:p>0.2510279902</text:p>
          </table:table-cell>
          <table:table-cell table:style-name="ce47" office:value-type="float" office:value="248.060206961429" calcext:value-type="float">
            <text:p>248</text:p>
          </table:table-cell>
          <table:table-cell table:style-name="ce48" office:value-type="float" office:value="0.336214761918445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Fuchsine</text:p>
          </table:table-cell>
          <table:table-cell table:style-name="ce34" office:value-type="float" office:value="60" calcext:value-type="float">
            <text:p>60.0</text:p>
          </table:table-cell>
          <table:table-cell table:style-name="ce34" office:value-type="float" office:value="162.5" calcext:value-type="float">
            <text:p>16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86342970704069" calcext:value-type="float">
            <text:p>6.863429707</text:p>
          </table:table-cell>
          <table:table-cell office:value-type="float" office:value="20.8457228981767" calcext:value-type="float">
            <text:p>20.8457228982</text:p>
          </table:table-cell>
          <table:table-cell office:value-type="float" office:value="0.968440839002628" calcext:value-type="float">
            <text:p>0.968440839</text:p>
          </table:table-cell>
          <table:table-cell office:value-type="float" office:value="0.261268728915734" calcext:value-type="float">
            <text:p>0.2612687289</text:p>
          </table:table-cell>
          <table:table-cell table:style-name="ce47" office:value-type="float" office:value="218.987267153974" calcext:value-type="float">
            <text:p>219</text:p>
          </table:table-cell>
          <table:table-cell table:style-name="ce48" office:value-type="float" office:value="0.76318571492026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2" office:value-type="string" calcext:value-type="string">
            <text:p>Acr. Or. Nonyl</text:p>
          </table:table-cell>
          <table:table-cell table:style-name="ce34" office:value-type="float" office:value="165.333333333333" calcext:value-type="float">
            <text:p>165.3</text:p>
          </table:table-cell>
          <table:table-cell table:style-name="ce34" office:value-type="float" office:value="234.666666666667" calcext:value-type="float">
            <text:p>234.7</text:p>
          </table:table-cell>
          <table:table-cell table:number-columns-repeated="2"/>
          <table:table-cell office:value-type="float" office:value="10.8074515383501" calcext:value-type="float">
            <text:p>10.8074515384</text:p>
          </table:table-cell>
          <table:table-cell office:value-type="float" office:value="14.8492680584831" calcext:value-type="float">
            <text:p>14.8492680585</text:p>
          </table:table-cell>
          <table:table-cell office:value-type="float" office:value="0.0526283807441136" calcext:value-type="float">
            <text:p>0.0526283807</text:p>
          </table:table-cell>
          <table:table-cell office:value-type="float" office:value="0.0366541582279562" calcext:value-type="float">
            <text:p>0.0366541582</text:p>
          </table:table-cell>
          <table:table-cell table:style-name="ce47" office:value-type="float" office:value="150.177615571776" calcext:value-type="float">
            <text:p>150</text:p>
          </table:table-cell>
          <table:table-cell table:style-name="ce48" office:value-type="float" office:value="58.6508790136736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5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60 uM</text:p>
          </table:table-cell>
          <table:table-cell table:style-name="ce4" office:value-type="float" office:value="120" calcext:value-type="float">
            <text:p>120.00</text:p>
          </table:table-cell>
          <table:table-cell table:style-name="ce4" office:value-type="string" calcext:value-type="string">
            <text:p>60 uM</text:p>
          </table:table-cell>
          <table:table-cell table:style-name="ce4" office:value-type="string" calcext:value-type="string">
            <text:p>120 uM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3];[.J3])" office:value-type="float" office:value="1" calcext:value-type="float">
            <text:p>1</text:p>
          </table:table-cell>
          <table:table-cell table:formula="of:=AVERAGE([.I3];[.K2])" office:value-type="float" office:value="1" calcext:value-type="float">
            <text:p>1</text:p>
          </table:table-cell>
          <table:table-cell/>
          <table:table-cell table:number-columns-repeated="4" table:style-name="ce22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];[.J4])" office:value-type="float" office:value="1.12341353769512" calcext:value-type="float">
            <text:p>1.1234135377</text:p>
          </table:table-cell>
          <table:table-cell table:formula="of:=AVERAGE([.I4];[.K3])" office:value-type="float" office:value="0.94099600604692" calcext:value-type="float">
            <text:p>0.940996006</text:p>
          </table:table-cell>
          <table:table-cell/>
          <table:table-cell table:style-name="ce22" office:value-type="float" office:value="1.01059886543043" calcext:value-type="float">
            <text:p>1.01</text:p>
          </table:table-cell>
          <table:table-cell table:style-name="ce22" office:value-type="float" office:value="0.88199201209384" calcext:value-type="float">
            <text:p>0.88</text:p>
          </table:table-cell>
          <table:table-cell table:style-name="ce23" office:value-type="float" office:value="1.23622820995981" calcext:value-type="float">
            <text:p>1.24</text:p>
          </table:table-cell>
          <table:table-cell table:style-name="ce23" office:value-type="float" office:value="1.08167471311424" calcext:value-type="float">
            <text:p>1.0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];[.J5])" office:value-type="float" office:value="1.64403306043454" calcext:value-type="float">
            <text:p>1.6440330604</text:p>
          </table:table-cell>
          <table:table-cell table:formula="of:=AVERAGE([.I5];[.K4])" office:value-type="float" office:value="1.09610206200692" calcext:value-type="float">
            <text:p>1.096102062</text:p>
          </table:table-cell>
          <table:table-cell/>
          <table:table-cell table:style-name="ce17" office:value-type="float" office:value="1.07388853376199" calcext:value-type="float">
            <text:p>1.07</text:p>
          </table:table-cell>
          <table:table-cell table:style-name="ce22" office:value-type="float" office:value="1.1105294108996" calcext:value-type="float">
            <text:p>1.11</text:p>
          </table:table-cell>
          <table:table-cell table:style-name="ce24" office:value-type="float" office:value="2.21417758710709" calcext:value-type="float">
            <text:p>2.21</text:p>
          </table:table-cell>
          <table:table-cell table:style-name="ce23" office:value-type="float" office:value="1.39638647095513" calcext:value-type="float">
            <text:p>1.4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];[.J6])" office:value-type="float" office:value="0.898748648305446" calcext:value-type="float">
            <text:p>0.8987486483</text:p>
          </table:table-cell>
          <table:table-cell table:formula="of:=AVERAGE([.I6];[.K5])" office:value-type="float" office:value="1.13970449386212" calcext:value-type="float">
            <text:p>1.1397044939</text:p>
          </table:table-cell>
          <table:table-cell/>
          <table:table-cell table:style-name="ce17" office:value-type="float" office:value="0.622836978938112" calcext:value-type="float">
            <text:p>0.62</text:p>
          </table:table-cell>
          <table:table-cell table:style-name="ce22" office:value-type="float" office:value="0.88302251676911" calcext:value-type="float">
            <text:p>0.88</text:p>
          </table:table-cell>
          <table:table-cell table:style-name="ce24" office:value-type="float" office:value="1.17466031767278" calcext:value-type="float">
            <text:p>1.17</text:p>
          </table:table-cell>
          <table:table-cell table:style-name="ce23" office:value-type="float" office:value="1.70180132812507" calcext:value-type="float">
            <text:p>1.7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7];[.J7])" office:value-type="float" office:value="2.43689769600853" calcext:value-type="float">
            <text:p>2.436897696</text:p>
          </table:table-cell>
          <table:table-cell table:formula="of:=AVERAGE([.I7];[.K6])" office:value-type="float" office:value="3.30602861835272" calcext:value-type="float">
            <text:p>3.3060286184</text:p>
          </table:table-cell>
          <table:table-cell/>
          <table:table-cell table:style-name="ce5" office:value-type="float" office:value="1.84524670829152" calcext:value-type="float">
            <text:p>1.85</text:p>
          </table:table-cell>
          <table:table-cell table:style-name="ce5" office:value-type="float" office:value="4.91025590858038" calcext:value-type="float">
            <text:p>4.91</text:p>
          </table:table-cell>
          <table:table-cell table:style-name="ce25" office:value-type="float" office:value="3.02854868372553" calcext:value-type="float">
            <text:p>3.03</text:p>
          </table:table-cell>
          <table:table-cell table:style-name="ce25" office:value-type="float" office:value="8.97921196737246" calcext:value-type="float">
            <text:p>8.9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8];[.J8])" office:value-type="float" office:value="0.959809129703039" calcext:value-type="float">
            <text:p>0.9598091297</text:p>
          </table:table-cell>
          <table:table-cell table:formula="of:=AVERAGE([.I8];[.K7])" office:value-type="float" office:value="5.20508032229189" calcext:value-type="float">
            <text:p>5.2050803223</text:p>
          </table:table-cell>
          <table:table-cell/>
          <table:table-cell table:style-name="ce17" office:value-type="float" office:value="0.999090919336869" calcext:value-type="float">
            <text:p>1.00</text:p>
          </table:table-cell>
          <table:table-cell table:style-name="ce22" office:value-type="float" office:value="1.43094867721131" calcext:value-type="float">
            <text:p>1.43</text:p>
          </table:table-cell>
          <table:table-cell table:style-name="ce24" office:value-type="float" office:value="0.920527340069208" calcext:value-type="float">
            <text:p>0.92</text:p>
          </table:table-cell>
          <table:table-cell table:style-name="ce23" office:value-type="float" office:value="1.49532457759361" calcext:value-type="float">
            <text:p>1.5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9];[.J9])" office:value-type="float" office:value="2.2523459396429" calcext:value-type="float">
            <text:p>2.2523459396</text:p>
          </table:table-cell>
          <table:table-cell table:formula="of:=AVERAGE([.I9];[.K8])" office:value-type="float" office:value="1.66555156808698" calcext:value-type="float">
            <text:p>1.6655515681</text:p>
          </table:table-cell>
          <table:table-cell/>
          <table:table-cell table:style-name="ce17" office:value-type="float" office:value="1.75703216086349" calcext:value-type="float">
            <text:p>1.76</text:p>
          </table:table-cell>
          <table:table-cell table:style-name="ce17" office:value-type="float" office:value="1.83577855858035" calcext:value-type="float">
            <text:p>1.84</text:p>
          </table:table-cell>
          <table:table-cell table:style-name="ce25" office:value-type="float" office:value="2.74765971842232" calcext:value-type="float">
            <text:p>2.75</text:p>
          </table:table-cell>
          <table:table-cell table:style-name="ce24" office:value-type="float" office:value="1.96508262650263" calcext:value-type="float">
            <text:p>1.9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0];[.J10])" office:value-type="float" office:value="1.07942269807849" calcext:value-type="float">
            <text:p>1.0794226981</text:p>
          </table:table-cell>
          <table:table-cell table:formula="of:=AVERAGE([.I10];[.K9])" office:value-type="float" office:value="1.55680455417939" calcext:value-type="float">
            <text:p>1.5568045542</text:p>
          </table:table-cell>
          <table:table-cell/>
          <table:table-cell table:style-name="ce22" office:value-type="float" office:value="0.970380842058133" calcext:value-type="float">
            <text:p>0.97</text:p>
          </table:table-cell>
          <table:table-cell table:style-name="ce22" office:value-type="float" office:value="1.14852648185614" calcext:value-type="float">
            <text:p>1.15</text:p>
          </table:table-cell>
          <table:table-cell table:style-name="ce23" office:value-type="float" office:value="1.18846455409884" calcext:value-type="float">
            <text:p>1.19</text:p>
          </table:table-cell>
          <table:table-cell table:style-name="ce23" office:value-type="float" office:value="1.30684705239363" calcext:value-type="float">
            <text:p>1.3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1];[.J11])" office:value-type="float" office:value="7.17665481384739" calcext:value-type="float">
            <text:p>7.1766548138</text:p>
          </table:table-cell>
          <table:table-cell table:formula="of:=AVERAGE([.I11];[.K10])" office:value-type="float" office:value="4.46853515899253" calcext:value-type="float">
            <text:p>4.468535159</text:p>
          </table:table-cell>
          <table:table-cell/>
          <table:table-cell table:style-name="ce5" office:value-type="float" office:value="4.89516117401814" calcext:value-type="float">
            <text:p>4.90</text:p>
          </table:table-cell>
          <table:table-cell table:style-name="ce5" office:value-type="float" office:value="7.63022326559143" calcext:value-type="float">
            <text:p>7.63</text:p>
          </table:table-cell>
          <table:table-cell table:style-name="ce25" office:value-type="float" office:value="9.45814845367664" calcext:value-type="float">
            <text:p>9.46</text:p>
          </table:table-cell>
          <table:table-cell table:style-name="ce25" office:value-type="float" office:value="14.206845498253" calcext:value-type="float">
            <text:p>14.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2];[.J12])" office:value-type="float" office:value="5.50462700270818" calcext:value-type="float">
            <text:p>5.5046270027</text:p>
          </table:table-cell>
          <table:table-cell table:formula="of:=AVERAGE([.I12];[.K11])" office:value-type="float" office:value="11.8179496486326" calcext:value-type="float">
            <text:p>11.8179496486</text:p>
          </table:table-cell>
          <table:table-cell/>
          <table:table-cell table:style-name="ce5" office:value-type="float" office:value="5.68225474222801" calcext:value-type="float">
            <text:p>5.68</text:p>
          </table:table-cell>
          <table:table-cell table:style-name="ce5" office:value-type="float" office:value="9.42905379901213" calcext:value-type="float">
            <text:p>9.43</text:p>
          </table:table-cell>
          <table:table-cell table:style-name="ce25" office:value-type="float" office:value="5.32699926318834" calcext:value-type="float">
            <text:p>5.33</text:p>
          </table:table-cell>
          <table:table-cell table:style-name="ce25" office:value-type="float" office:value="14.0565390081316" calcext:value-type="float">
            <text:p>14.0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3];[.J13])" office:value-type="float" office:value="1.39105029780016" calcext:value-type="float">
            <text:p>1.3910502978</text:p>
          </table:table-cell>
          <table:table-cell table:formula="of:=AVERAGE([.I13];[.K12])" office:value-type="float" office:value="7.96885602668765" calcext:value-type="float">
            <text:p>7.9688560267</text:p>
          </table:table-cell>
          <table:table-cell/>
          <table:table-cell table:style-name="ce22" office:value-type="float" office:value="0.964833406519376" calcext:value-type="float">
            <text:p>0.96</text:p>
          </table:table-cell>
          <table:table-cell table:style-name="ce22" office:value-type="float" office:value="1.88117304524369" calcext:value-type="float">
            <text:p>1.88</text:p>
          </table:table-cell>
          <table:table-cell table:style-name="ce23" office:value-type="float" office:value="1.81726718908095" calcext:value-type="float">
            <text:p>1.82</text:p>
          </table:table-cell>
          <table:table-cell table:style-name="ce23" office:value-type="float" office:value="1.25805213681594" calcext:value-type="float">
            <text:p>1.2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4];[.J14])" office:value-type="float" office:value="0.940128075085353" calcext:value-type="float">
            <text:p>0.9401280751</text:p>
          </table:table-cell>
          <table:table-cell table:formula="of:=AVERAGE([.I14];[.K13])" office:value-type="float" office:value="0.929679090119814" calcext:value-type="float">
            <text:p>0.9296790901</text:p>
          </table:table-cell>
          <table:table-cell/>
          <table:table-cell table:style-name="ce17" office:value-type="float" office:value="0.769413883648055" calcext:value-type="float">
            <text:p>0.77</text:p>
          </table:table-cell>
          <table:table-cell table:style-name="ce17" office:value-type="float" office:value="0.601306043423688" calcext:value-type="float">
            <text:p>0.60</text:p>
          </table:table-cell>
          <table:table-cell table:style-name="ce24" office:value-type="float" office:value="1.11084226652265" calcext:value-type="float">
            <text:p>1.11</text:p>
          </table:table-cell>
          <table:table-cell table:style-name="ce24" office:value-type="float" office:value="0.903880705019676" calcext:value-type="float">
            <text:p>0.9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5];[.J15])" office:value-type="float" office:value="0.98048444162615" calcext:value-type="float">
            <text:p>0.9804844416</text:p>
          </table:table-cell>
          <table:table-cell table:formula="of:=AVERAGE([.I15];[.K14])" office:value-type="float" office:value="1.11889011649675" calcext:value-type="float">
            <text:p>1.1188901165</text:p>
          </table:table-cell>
          <table:table-cell/>
          <table:table-cell table:style-name="ce17" office:value-type="float" office:value="0.996428092201966" calcext:value-type="float">
            <text:p>1.00</text:p>
          </table:table-cell>
          <table:table-cell table:style-name="ce22" office:value-type="float" office:value="1.33389952797383" calcext:value-type="float">
            <text:p>1.33</text:p>
          </table:table-cell>
          <table:table-cell table:style-name="ce24" office:value-type="float" office:value="0.964540791050335" calcext:value-type="float">
            <text:p>0.96</text:p>
          </table:table-cell>
          <table:table-cell table:style-name="ce23" office:value-type="float" office:value="1.56322353289156" calcext:value-type="float">
            <text:p>1.5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6];[.J16])" office:value-type="float" office:value="1.29124236627347" calcext:value-type="float">
            <text:p>1.2912423663</text:p>
          </table:table-cell>
          <table:table-cell table:formula="of:=AVERAGE([.I16];[.K15])" office:value-type="float" office:value="2.68132821186087" calcext:value-type="float">
            <text:p>2.6813282119</text:p>
          </table:table-cell>
          <table:table-cell/>
          <table:table-cell table:style-name="ce22" office:value-type="float" office:value="1.30581956614472" calcext:value-type="float">
            <text:p>1.31</text:p>
          </table:table-cell>
          <table:table-cell table:style-name="ce5" office:value-type="float" office:value="3.79943289083018" calcext:value-type="float">
            <text:p>3.80</text:p>
          </table:table-cell>
          <table:table-cell table:style-name="ce23" office:value-type="float" office:value="1.27666516640222" calcext:value-type="float">
            <text:p>1.28</text:p>
          </table:table-cell>
          <table:table-cell table:style-name="ce23" office:value-type="float" office:value="7.57976138804608" calcext:value-type="float">
            <text:p>7.5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7];[.J17])" office:value-type="float" office:value="6.11689477107914" calcext:value-type="float">
            <text:p>6.1168947711</text:p>
          </table:table-cell>
          <table:table-cell table:formula="of:=AVERAGE([.I17];[.K16])" office:value-type="float" office:value="7.34660524315248" calcext:value-type="float">
            <text:p>7.3466052432</text:p>
          </table:table-cell>
          <table:table-cell/>
          <table:table-cell table:style-name="ce5" office:value-type="float" office:value="4.38030760269029" calcext:value-type="float">
            <text:p>4.38</text:p>
          </table:table-cell>
          <table:table-cell table:style-name="ce5" office:value-type="float" office:value="7.11344909825888" calcext:value-type="float">
            <text:p>7.11</text:p>
          </table:table-cell>
          <table:table-cell table:style-name="ce25" office:value-type="float" office:value="7.85348193946799" calcext:value-type="float">
            <text:p>7.85</text:p>
          </table:table-cell>
          <table:table-cell table:style-name="ce25" office:value-type="float" office:value="11.8603245090743" calcext:value-type="float">
            <text:p>11.8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8];[.J18])" office:value-type="float" office:value="1.29592364917119" calcext:value-type="float">
            <text:p>1.2959236492</text:p>
          </table:table-cell>
          <table:table-cell table:formula="of:=AVERAGE([.I18];[.K17])" office:value-type="float" office:value="6.35099231577881" calcext:value-type="float">
            <text:p>6.3509923158</text:p>
          </table:table-cell>
          <table:table-cell/>
          <table:table-cell table:style-name="ce22" office:value-type="float" office:value="0.997743357618532" calcext:value-type="float">
            <text:p>1.00</text:p>
          </table:table-cell>
          <table:table-cell table:style-name="ce22" office:value-type="float" office:value="0.841660122483321" calcext:value-type="float">
            <text:p>0.84</text:p>
          </table:table-cell>
          <table:table-cell table:style-name="ce23" office:value-type="float" office:value="1.59410394072384" calcext:value-type="float">
            <text:p>1.59</text:p>
          </table:table-cell>
          <table:table-cell table:style-name="ce23" office:value-type="float" office:value="1.59691896297065" calcext:value-type="float">
            <text:p>1.6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19];[.J19])" office:value-type="float" office:value="1.32794273080895" calcext:value-type="float">
            <text:p>1.3279427308</text:p>
          </table:table-cell>
          <table:table-cell table:formula="of:=AVERAGE([.I19];[.K18])" office:value-type="float" office:value="1.62923355556161" calcext:value-type="float">
            <text:p>1.6292335556</text:p>
          </table:table-cell>
          <table:table-cell/>
          <table:table-cell table:style-name="ce17" office:value-type="float" office:value="0.86113658632049" calcext:value-type="float">
            <text:p>0.86</text:p>
          </table:table-cell>
          <table:table-cell table:style-name="ce22" office:value-type="float" office:value="1.66154814815257" calcext:value-type="float">
            <text:p>1.66</text:p>
          </table:table-cell>
          <table:table-cell table:style-name="ce24" office:value-type="float" office:value="1.7947488752974" calcext:value-type="float">
            <text:p>1.79</text:p>
          </table:table-cell>
          <table:table-cell table:style-name="ce23" office:value-type="float" office:value="1.4041534790767" calcext:value-type="float">
            <text:p>1.4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0];[.J20])" office:value-type="float" office:value="1.31411982289466" calcext:value-type="float">
            <text:p>1.3141198229</text:p>
          </table:table-cell>
          <table:table-cell table:formula="of:=AVERAGE([.I20];[.K19])" office:value-type="float" office:value="1.68752912505103" calcext:value-type="float">
            <text:p>1.6875291251</text:p>
          </table:table-cell>
          <table:table-cell/>
          <table:table-cell table:style-name="ce22" office:value-type="float" office:value="1.02882388619534" calcext:value-type="float">
            <text:p>1.03</text:p>
          </table:table-cell>
          <table:table-cell table:style-name="ce17" office:value-type="float" office:value="1.97090477102536" calcext:value-type="float">
            <text:p>1.97</text:p>
          </table:table-cell>
          <table:table-cell table:style-name="ce23" office:value-type="float" office:value="1.59941575959397" calcext:value-type="float">
            <text:p>1.60</text:p>
          </table:table-cell>
          <table:table-cell table:style-name="ce24" office:value-type="float" office:value="4.13021346985871" calcext:value-type="float">
            <text:p>4.1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1];[.J21])" office:value-type="float" office:value="1.17965254480321" calcext:value-type="float">
            <text:p>1.1796525448</text:p>
          </table:table-cell>
          <table:table-cell table:formula="of:=AVERAGE([.I21];[.K20])" office:value-type="float" office:value="2.68178764118655" calcext:value-type="float">
            <text:p>2.6817876412</text:p>
          </table:table-cell>
          <table:table-cell/>
          <table:table-cell table:style-name="ce22" office:value-type="float" office:value="0.75625068418608" calcext:value-type="float">
            <text:p>0.76</text:p>
          </table:table-cell>
          <table:table-cell table:style-name="ce22" office:value-type="float" office:value="1.23336181251439" calcext:value-type="float">
            <text:p>1.23</text:p>
          </table:table-cell>
          <table:table-cell table:style-name="ce23" office:value-type="float" office:value="1.60305440542033" calcext:value-type="float">
            <text:p>1.60</text:p>
          </table:table-cell>
          <table:table-cell table:style-name="ce23" office:value-type="float" office:value="1.41718358898318" calcext:value-type="float">
            <text:p>1.4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2];[.J22])" office:value-type="float" office:value="19.5341188483575" calcext:value-type="float">
            <text:p>19.5341188484</text:p>
          </table:table-cell>
          <table:table-cell table:formula="of:=AVERAGE([.I22];[.K21])" office:value-type="float" office:value="8.82392049767729" calcext:value-type="float">
            <text:p>8.8239204977</text:p>
          </table:table-cell>
          <table:table-cell/>
          <table:table-cell table:style-name="ce5" office:value-type="float" office:value="13.4133139594706" calcext:value-type="float">
            <text:p>13.41</text:p>
          </table:table-cell>
          <table:table-cell table:style-name="ce5" office:value-type="float" office:value="16.2306574063714" calcext:value-type="float">
            <text:p>16.23</text:p>
          </table:table-cell>
          <table:table-cell table:style-name="ce25" office:value-type="float" office:value="25.6549237372443" calcext:value-type="float">
            <text:p>25.65</text:p>
          </table:table-cell>
          <table:table-cell table:style-name="ce25" office:value-type="float" office:value="26.8192870169959" calcext:value-type="float">
            <text:p>26.8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3];[.J23])" office:value-type="float" office:value="27.463516345625" calcext:value-type="float">
            <text:p>27.4635163456</text:p>
          </table:table-cell>
          <table:table-cell table:formula="of:=AVERAGE([.I23];[.K22])" office:value-type="float" office:value="23.4856970692782" calcext:value-type="float">
            <text:p>23.4856970693</text:p>
          </table:table-cell>
          <table:table-cell/>
          <table:table-cell table:style-name="ce5" office:value-type="float" office:value="20.5691159104153" calcext:value-type="float">
            <text:p>20.57</text:p>
          </table:table-cell>
          <table:table-cell table:style-name="ce5" office:value-type="float" office:value="20.1521071215606" calcext:value-type="float">
            <text:p>20.15</text:p>
          </table:table-cell>
          <table:table-cell table:style-name="ce25" office:value-type="float" office:value="34.3579167808347" calcext:value-type="float">
            <text:p>34.36</text:p>
          </table:table-cell>
          <table:table-cell table:style-name="ce25" office:value-type="float" office:value="33.5938634160953" calcext:value-type="float">
            <text:p>33.5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4];[.J24])" office:value-type="float" office:value="1.59967785107265" calcext:value-type="float">
            <text:p>1.5996778511</text:p>
          </table:table-cell>
          <table:table-cell table:formula="of:=AVERAGE([.I24];[.K23])" office:value-type="float" office:value="22.8052665066996" calcext:value-type="float">
            <text:p>22.8052665067</text:p>
          </table:table-cell>
          <table:table-cell/>
          <table:table-cell table:style-name="ce22" office:value-type="float" office:value="1.79166636963768" calcext:value-type="float">
            <text:p>1.79</text:p>
          </table:table-cell>
          <table:table-cell table:style-name="ce5" office:value-type="float" office:value="12.0166695973038" calcext:value-type="float">
            <text:p>12.02</text:p>
          </table:table-cell>
          <table:table-cell table:style-name="ce23" office:value-type="float" office:value="1.40768933250762" calcext:value-type="float">
            <text:p>1.41</text:p>
          </table:table-cell>
          <table:table-cell table:style-name="ce25" office:value-type="float" office:value="23.1849348356591" calcext:value-type="float">
            <text:p>23.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5];[.J25])" office:value-type="float" office:value="1.5313927078247" calcext:value-type="float">
            <text:p>1.5313927078</text:p>
          </table:table-cell>
          <table:table-cell table:formula="of:=AVERAGE([.I25];[.K24])" office:value-type="float" office:value="13.0242087921314" calcext:value-type="float">
            <text:p>13.0242087921</text:p>
          </table:table-cell>
          <table:table-cell/>
          <table:table-cell table:style-name="ce22" office:value-type="float" office:value="1.23869429915144" calcext:value-type="float">
            <text:p>1.24</text:p>
          </table:table-cell>
          <table:table-cell table:style-name="ce22" office:value-type="float" office:value="2.86348274860374" calcext:value-type="float">
            <text:p>2.86</text:p>
          </table:table-cell>
          <table:table-cell table:style-name="ce23" office:value-type="float" office:value="1.82409111649795" calcext:value-type="float">
            <text:p>1.82</text:p>
          </table:table-cell>
          <table:table-cell table:style-name="ce23" office:value-type="float" office:value="4.97370947706511" calcext:value-type="float">
            <text:p>4.9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6];[.J26])" office:value-type="float" office:value="0.917183479207776" calcext:value-type="float">
            <text:p>0.9171834792</text:p>
          </table:table-cell>
          <table:table-cell table:formula="of:=AVERAGE([.I26];[.K25])" office:value-type="float" office:value="2.73708465774332" calcext:value-type="float">
            <text:p>2.7370846577</text:p>
          </table:table-cell>
          <table:table-cell/>
          <table:table-cell table:style-name="ce22" office:value-type="float" office:value="0.622728086104121" calcext:value-type="float">
            <text:p>0.62</text:p>
          </table:table-cell>
          <table:table-cell table:style-name="ce22" office:value-type="float" office:value="0.500459838421529" calcext:value-type="float">
            <text:p>0.50</text:p>
          </table:table-cell>
          <table:table-cell table:style-name="ce23" office:value-type="float" office:value="1.21163887231143" calcext:value-type="float">
            <text:p>1.21</text:p>
          </table:table-cell>
          <table:table-cell table:style-name="ce23" office:value-type="float" office:value="0.788781538295604" calcext:value-type="float">
            <text:p>0.7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7];[.J27])" office:value-type="float" office:value="15.611952900922" calcext:value-type="float">
            <text:p>15.6119529009</text:p>
          </table:table-cell>
          <table:table-cell table:formula="of:=AVERAGE([.I27];[.K26])" office:value-type="float" office:value="9.01085596719535" calcext:value-type="float">
            <text:p>9.0108559672</text:p>
          </table:table-cell>
          <table:table-cell/>
          <table:table-cell table:style-name="ce5" office:value-type="float" office:value="10.9169849136537" calcext:value-type="float">
            <text:p>10.92</text:p>
          </table:table-cell>
          <table:table-cell table:style-name="ce5" office:value-type="float" office:value="17.2329303960951" calcext:value-type="float">
            <text:p>17.23</text:p>
          </table:table-cell>
          <table:table-cell table:style-name="ce25" office:value-type="float" office:value="20.3069208881903" calcext:value-type="float">
            <text:p>20.31</text:p>
          </table:table-cell>
          <table:table-cell table:style-name="ce25" office:value-type="float" office:value="29.0238509625061" calcext:value-type="float">
            <text:p>29.0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8];[.J28])" office:value-type="float" office:value="6.86342970704069" calcext:value-type="float">
            <text:p>6.863429707</text:p>
          </table:table-cell>
          <table:table-cell table:formula="of:=AVERAGE([.I28];[.K27])" office:value-type="float" office:value="20.8457228981767" calcext:value-type="float">
            <text:p>20.8457228982</text:p>
          </table:table-cell>
          <table:table-cell/>
          <table:table-cell table:style-name="ce5" office:value-type="float" office:value="4.59093509793914" calcext:value-type="float">
            <text:p>4.59</text:p>
          </table:table-cell>
          <table:table-cell table:style-name="ce5" office:value-type="float" office:value="12.6675948338474" calcext:value-type="float">
            <text:p>12.67</text:p>
          </table:table-cell>
          <table:table-cell table:style-name="ce25" office:value-type="float" office:value="9.13592431614224" calcext:value-type="float">
            <text:p>9.14</text:p>
          </table:table-cell>
          <table:table-cell table:style-name="ce25" office:value-type="float" office:value="15.8287909537662" calcext:value-type="float">
            <text:p>15.8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29];[.J29])" office:value-type="float" office:value="10.8074515383501" calcext:value-type="float">
            <text:p>10.8074515384</text:p>
          </table:table-cell>
          <table:table-cell table:formula="of:=AVERAGE([.I29];[.K28])" office:value-type="float" office:value="14.8492680584831" calcext:value-type="float">
            <text:p>14.8492680585</text:p>
          </table:table-cell>
          <table:table-cell/>
          <table:table-cell table:style-name="ce5" office:value-type="float" office:value="8.51415022843877" calcext:value-type="float">
            <text:p>8.51</text:p>
          </table:table-cell>
          <table:table-cell table:style-name="ce5" office:value-type="float" office:value="13.8697451631999" calcext:value-type="float">
            <text:p>13.87</text:p>
          </table:table-cell>
          <table:table-cell table:style-name="ce25" office:value-type="float" office:value="13.1007528482615" calcext:value-type="float">
            <text:p>13.10</text:p>
          </table:table-cell>
          <table:table-cell table:style-name="ce25" office:value-type="float" office:value="24.1785876550341" calcext:value-type="float">
            <text:p>24.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30];[.J30])" office:value-type="float" office:value="2.80822585781981" calcext:value-type="float">
            <text:p>2.8082258578</text:p>
          </table:table-cell>
          <table:table-cell table:formula="of:=AVERAGE([.I30];[.K29])" office:value-type="float" office:value="18.4971362164199" calcext:value-type="float">
            <text:p>18.4971362164</text:p>
          </table:table-cell>
          <table:table-cell/>
          <table:table-cell table:style-name="ce5" office:value-type="float" office:value="2.60657102169356" calcext:value-type="float">
            <text:p>2.61</text:p>
          </table:table-cell>
          <table:table-cell table:style-name="ce5" office:value-type="float" office:value="12.8156847778058" calcext:value-type="float">
            <text:p>12.82</text:p>
          </table:table-cell>
          <table:table-cell table:style-name="ce25" office:value-type="float" office:value="3.00988069394606" calcext:value-type="float">
            <text:p>3.01</text:p>
          </table:table-cell>
          <table:table-cell table:style-name="ce25" office:value-type="float" office:value="22.080708012229" calcext:value-type="float">
            <text:p>22.0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31];[.J31])" office:value-type="float" office:value="0.730126489570609" calcext:value-type="float">
            <text:p>0.7301264896</text:p>
          </table:table-cell>
          <table:table-cell table:formula="of:=AVERAGE([.I31];[.K30])" office:value-type="float" office:value="11.7726746067364" calcext:value-type="float">
            <text:p>11.7726746067</text:p>
          </table:table-cell>
          <table:table-cell/>
          <table:table-cell table:style-name="ce17" office:value-type="float" office:value="0.734378000688623" calcext:value-type="float">
            <text:p>0.73</text:p>
          </table:table-cell>
          <table:table-cell table:style-name="ce22" office:value-type="float" office:value="1.46464120124381" calcext:value-type="float">
            <text:p>1.46</text:p>
          </table:table-cell>
          <table:table-cell table:style-name="ce24" office:value-type="float" office:value="0.725874978452595" calcext:value-type="float">
            <text:p>0.73</text:p>
          </table:table-cell>
          <table:table-cell table:style-name="ce23" office:value-type="float" office:value="1.49991185753346" calcext:value-type="float">
            <text:p>1.5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32];[.J32])" office:value-type="float" office:value="1.21120653703115" calcext:value-type="float">
            <text:p>1.211206537</text:p>
          </table:table-cell>
          <table:table-cell table:formula="of:=AVERAGE([.I32];[.K31])" office:value-type="float" office:value="1.31227441643801" calcext:value-type="float">
            <text:p>1.3122744164</text:p>
          </table:table-cell>
          <table:table-cell/>
          <table:table-cell table:style-name="ce22" office:value-type="float" office:value="1.18886270176396" calcext:value-type="float">
            <text:p>1.19</text:p>
          </table:table-cell>
          <table:table-cell table:style-name="ce22" office:value-type="float" office:value="1.12463697534256" calcext:value-type="float">
            <text:p>1.12</text:p>
          </table:table-cell>
          <table:table-cell table:style-name="ce23" office:value-type="float" office:value="1.23355037229834" calcext:value-type="float">
            <text:p>1.23</text:p>
          </table:table-cell>
          <table:table-cell table:style-name="ce23" office:value-type="float" office:value="1.02568287952321" calcext:value-type="float">
            <text:p>1.0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33];[.J33])" office:value-type="float" office:value="0.77749073638097" calcext:value-type="float">
            <text:p>0.7774907364</text:p>
          </table:table-cell>
          <table:table-cell table:formula="of:=AVERAGE([.I33];[.K32])" office:value-type="float" office:value="0.988761129333238" calcext:value-type="float">
            <text:p>0.9887611293</text:p>
          </table:table-cell>
          <table:table-cell/>
          <table:table-cell table:style-name="ce22" office:value-type="float" office:value="0.749346530407643" calcext:value-type="float">
            <text:p>0.75</text:p>
          </table:table-cell>
          <table:table-cell table:style-name="ce22" office:value-type="float" office:value="0.951839379143265" calcext:value-type="float">
            <text:p>0.95</text:p>
          </table:table-cell>
          <table:table-cell table:style-name="ce23" office:value-type="float" office:value="0.805634942354297" calcext:value-type="float">
            <text:p>0.81</text:p>
          </table:table-cell>
          <table:table-cell table:style-name="ce23" office:value-type="float" office:value="1.01607908125746" calcext:value-type="float">
            <text:p>1.0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34];[.J34])" office:value-type="float" office:value="0.758213382055633" calcext:value-type="float">
            <text:p>0.7582133821</text:p>
          </table:table-cell>
          <table:table-cell table:formula="of:=AVERAGE([.I34];[.K33])" office:value-type="float" office:value="0.729035307203917" calcext:value-type="float">
            <text:p>0.7290353072</text:p>
          </table:table-cell>
          <table:table-cell/>
          <table:table-cell table:style-name="ce22" office:value-type="float" office:value="0.547663184917868" calcext:value-type="float">
            <text:p>0.55</text:p>
          </table:table-cell>
          <table:table-cell table:style-name="ce22" office:value-type="float" office:value="0.441991533150374" calcext:value-type="float">
            <text:p>0.44</text:p>
          </table:table-cell>
          <table:table-cell table:style-name="ce23" office:value-type="float" office:value="0.968763579193398" calcext:value-type="float">
            <text:p>0.97</text:p>
          </table:table-cell>
          <table:table-cell table:style-name="ce23" office:value-type="float" office:value="1.32837972610787" calcext:value-type="float">
            <text:p>1.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5" office:value-type="string" calcext:value-type="string">
            <text:p>60 uM</text:p>
          </table:table-cell>
          <table:table-cell table:style-name="ce4" office:value-type="string" calcext:value-type="string">
            <text:p>120 uM</text:p>
          </table:table-cell>
          <table:table-cell table:style-name="ce4" office:value-type="string" calcext:value-type="string">
            <text:p>60 uM</text:p>
          </table:table-cell>
          <table:table-cell table:style-name="ce4" office:value-type="string" calcext:value-type="string">
            <text:p>120 uM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38];[.J38])" office:value-type="float" office:value="1" calcext:value-type="float">
            <text:p>1</text:p>
          </table:table-cell>
          <table:table-cell table:formula="of:=AVERAGE([.I38];[.K38])" office:value-type="float" office:value="1" calcext:value-type="float">
            <text:p>1</text:p>
          </table:table-cell>
          <table:table-cell/>
          <table:table-cell table:number-columns-repeated="4" table:style-name="ce22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39];[.J39])" office:value-type="float" office:value="1.32221861930437" calcext:value-type="float">
            <text:p>1.3222186193</text:p>
          </table:table-cell>
          <table:table-cell table:formula="of:=AVERAGE([.I39];[.K39])" office:value-type="float" office:value="1.19122451401633" calcext:value-type="float">
            <text:p>1.191224514</text:p>
          </table:table-cell>
          <table:table-cell/>
          <table:table-cell table:style-name="ce17" office:value-type="float" office:value="1.46660516249837" calcext:value-type="float">
            <text:p>1.47</text:p>
          </table:table-cell>
          <table:table-cell table:style-name="ce22" office:value-type="float" office:value="1.26622163053866" calcext:value-type="float">
            <text:p>1.27</text:p>
          </table:table-cell>
          <table:table-cell table:style-name="ce23" office:value-type="float" office:value="1.17783207611036" calcext:value-type="float">
            <text:p>1.18</text:p>
          </table:table-cell>
          <table:table-cell table:style-name="ce23" office:value-type="float" office:value="1.116227397494" calcext:value-type="float">
            <text:p>1.1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0];[.J40])" office:value-type="float" office:value="0.928685724994223" calcext:value-type="float">
            <text:p>0.928685725</text:p>
          </table:table-cell>
          <table:table-cell table:formula="of:=AVERAGE([.I40];[.K40])" office:value-type="float" office:value="0.773842846002564" calcext:value-type="float">
            <text:p>0.773842846</text:p>
          </table:table-cell>
          <table:table-cell/>
          <table:table-cell table:style-name="ce22" office:value-type="float" office:value="0.975953327681581" calcext:value-type="float">
            <text:p>0.98</text:p>
          </table:table-cell>
          <table:table-cell table:style-name="ce5" office:value-type="float" office:value="0.824700351982352" calcext:value-type="float">
            <text:p>0.82</text:p>
          </table:table-cell>
          <table:table-cell table:style-name="ce23" office:value-type="float" office:value="0.881418122306864" calcext:value-type="float">
            <text:p>0.88</text:p>
          </table:table-cell>
          <table:table-cell table:style-name="ce25" office:value-type="float" office:value="0.722985340022776" calcext:value-type="float">
            <text:p>0.7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1];[.J41])" office:value-type="float" office:value="1.14483608247378" calcext:value-type="float">
            <text:p>1.1448360825</text:p>
          </table:table-cell>
          <table:table-cell table:formula="of:=AVERAGE([.I41];[.K41])" office:value-type="float" office:value="1.23762166366041" calcext:value-type="float">
            <text:p>1.2376216637</text:p>
          </table:table-cell>
          <table:table-cell/>
          <table:table-cell table:style-name="ce22" office:value-type="float" office:value="1.21842572938224" calcext:value-type="float">
            <text:p>1.22</text:p>
          </table:table-cell>
          <table:table-cell table:style-name="ce22" office:value-type="float" office:value="1.35690656146598" calcext:value-type="float">
            <text:p>1.36</text:p>
          </table:table-cell>
          <table:table-cell table:style-name="ce23" office:value-type="float" office:value="1.07124643556533" calcext:value-type="float">
            <text:p>1.07</text:p>
          </table:table-cell>
          <table:table-cell table:style-name="ce23" office:value-type="float" office:value="1.11833676585484" calcext:value-type="float">
            <text:p>1.1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2];[.J42])" office:value-type="float" office:value="0.807985055797228" calcext:value-type="float">
            <text:p>0.8079850558</text:p>
          </table:table-cell>
          <table:table-cell table:formula="of:=AVERAGE([.I42];[.K42])" office:value-type="float" office:value="0.415879549429246" calcext:value-type="float">
            <text:p>0.4158795494</text:p>
          </table:table-cell>
          <table:table-cell/>
          <table:table-cell table:style-name="ce5" office:value-type="float" office:value="0.815799758585188" calcext:value-type="float">
            <text:p>0.82</text:p>
          </table:table-cell>
          <table:table-cell table:style-name="ce5" office:value-type="float" office:value="0.44796894059979" calcext:value-type="float">
            <text:p>0.45</text:p>
          </table:table-cell>
          <table:table-cell table:style-name="ce25" office:value-type="float" office:value="0.800170353009267" calcext:value-type="float">
            <text:p>0.80</text:p>
          </table:table-cell>
          <table:table-cell table:style-name="ce25" office:value-type="float" office:value="0.383790158258702" calcext:value-type="float">
            <text:p>0.3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3];[.J43])" office:value-type="float" office:value="1.1595419490644" calcext:value-type="float">
            <text:p>1.1595419491</text:p>
          </table:table-cell>
          <table:table-cell table:formula="of:=AVERAGE([.I43];[.K43])" office:value-type="float" office:value="1.12010391399029" calcext:value-type="float">
            <text:p>1.120103914</text:p>
          </table:table-cell>
          <table:table-cell/>
          <table:table-cell table:style-name="ce22" office:value-type="float" office:value="1.24820929958169" calcext:value-type="float">
            <text:p>1.25</text:p>
          </table:table-cell>
          <table:table-cell table:style-name="ce22" office:value-type="float" office:value="1.20135345168018" calcext:value-type="float">
            <text:p>1.20</text:p>
          </table:table-cell>
          <table:table-cell table:style-name="ce23" office:value-type="float" office:value="1.07087459854711" calcext:value-type="float">
            <text:p>1.07</text:p>
          </table:table-cell>
          <table:table-cell table:style-name="ce23" office:value-type="float" office:value="1.03885437630039" calcext:value-type="float">
            <text:p>1.0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4];[.J44])" office:value-type="float" office:value="1.10416611306227" calcext:value-type="float">
            <text:p>1.1041661131</text:p>
          </table:table-cell>
          <table:table-cell table:formula="of:=AVERAGE([.I44];[.K44])" office:value-type="float" office:value="1.15374008166807" calcext:value-type="float">
            <text:p>1.1537400817</text:p>
          </table:table-cell>
          <table:table-cell/>
          <table:table-cell table:style-name="ce22" office:value-type="float" office:value="1.16543186623867" calcext:value-type="float">
            <text:p>1.17</text:p>
          </table:table-cell>
          <table:table-cell table:style-name="ce22" office:value-type="float" office:value="1.24959344947916" calcext:value-type="float">
            <text:p>1.25</text:p>
          </table:table-cell>
          <table:table-cell table:style-name="ce23" office:value-type="float" office:value="1.04290035988588" calcext:value-type="float">
            <text:p>1.04</text:p>
          </table:table-cell>
          <table:table-cell table:style-name="ce23" office:value-type="float" office:value="1.05788671385697" calcext:value-type="float">
            <text:p>1.0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5];[.J45])" office:value-type="float" office:value="0.624977156036047" calcext:value-type="float">
            <text:p>0.624977156</text:p>
          </table:table-cell>
          <table:table-cell table:formula="of:=AVERAGE([.I45];[.K45])" office:value-type="float" office:value="1.06951414416879" calcext:value-type="float">
            <text:p>1.0695141442</text:p>
          </table:table-cell>
          <table:table-cell/>
          <table:table-cell table:style-name="ce5" office:value-type="float" office:value="0.31" calcext:value-type="float">
            <text:p>0.31</text:p>
          </table:table-cell>
          <table:table-cell table:style-name="ce22" office:value-type="float" office:value="1.16282410278878" calcext:value-type="float">
            <text:p>1.16</text:p>
          </table:table-cell>
          <table:table-cell table:style-name="ce23" office:value-type="float" office:value="0.939954312072094" calcext:value-type="float">
            <text:p>0.94</text:p>
          </table:table-cell>
          <table:table-cell table:style-name="ce23" office:value-type="float" office:value="0.976204185548801" calcext:value-type="float">
            <text:p>0.9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6];[.J46])" office:value-type="float" office:value="0.345203526725032" calcext:value-type="float">
            <text:p>0.3452035267</text:p>
          </table:table-cell>
          <table:table-cell table:formula="of:=AVERAGE([.I46];[.K46])" office:value-type="float" office:value="0.28922764647423" calcext:value-type="float">
            <text:p>0.2892276465</text:p>
          </table:table-cell>
          <table:table-cell/>
          <table:table-cell table:style-name="ce5" office:value-type="float" office:value="0.355313661250126" calcext:value-type="float">
            <text:p>0.36</text:p>
          </table:table-cell>
          <table:table-cell table:style-name="ce5" office:value-type="float" office:value="0.360364269272192" calcext:value-type="float">
            <text:p>0.36</text:p>
          </table:table-cell>
          <table:table-cell table:style-name="ce25" office:value-type="float" office:value="0.335093392199939" calcext:value-type="float">
            <text:p>0.34</text:p>
          </table:table-cell>
          <table:table-cell table:style-name="ce25" office:value-type="float" office:value="0.218091023676268" calcext:value-type="float">
            <text:p>0.2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7];[.J47])" office:value-type="float" office:value="0.302329296619042" calcext:value-type="float">
            <text:p>0.3023292966</text:p>
          </table:table-cell>
          <table:table-cell table:formula="of:=AVERAGE([.I47];[.K47])" office:value-type="float" office:value="0.169501946252204" calcext:value-type="float">
            <text:p>0.1695019463</text:p>
          </table:table-cell>
          <table:table-cell/>
          <table:table-cell table:style-name="ce5" office:value-type="float" office:value="0.276103122541777" calcext:value-type="float">
            <text:p>0.28</text:p>
          </table:table-cell>
          <table:table-cell table:style-name="ce5" office:value-type="float" office:value="0.165603109327257" calcext:value-type="float">
            <text:p>0.17</text:p>
          </table:table-cell>
          <table:table-cell table:style-name="ce25" office:value-type="float" office:value="0.328555470696308" calcext:value-type="float">
            <text:p>0.33</text:p>
          </table:table-cell>
          <table:table-cell table:style-name="ce25" office:value-type="float" office:value="0.173400783177151" calcext:value-type="float">
            <text:p>0.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8];[.J48])" office:value-type="float" office:value="1.13975029558453" calcext:value-type="float">
            <text:p>1.1397502956</text:p>
          </table:table-cell>
          <table:table-cell table:formula="of:=AVERAGE([.I48];[.K48])" office:value-type="float" office:value="1.11161455457218" calcext:value-type="float">
            <text:p>1.1116145546</text:p>
          </table:table-cell>
          <table:table-cell/>
          <table:table-cell table:style-name="ce22" office:value-type="float" office:value="1.23353407594193" calcext:value-type="float">
            <text:p>1.23</text:p>
          </table:table-cell>
          <table:table-cell table:style-name="ce22" office:value-type="float" office:value="1.24852318978774" calcext:value-type="float">
            <text:p>1.25</text:p>
          </table:table-cell>
          <table:table-cell table:style-name="ce23" office:value-type="float" office:value="1.04596651522713" calcext:value-type="float">
            <text:p>1.05</text:p>
          </table:table-cell>
          <table:table-cell table:style-name="ce23" office:value-type="float" office:value="0.974705919356612" calcext:value-type="float">
            <text:p>0.9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49];[.J49])" office:value-type="float" office:value="0.677045912226545" calcext:value-type="float">
            <text:p>0.6770459122</text:p>
          </table:table-cell>
          <table:table-cell table:formula="of:=AVERAGE([.I49];[.K49])" office:value-type="float" office:value="0.392007418309263" calcext:value-type="float">
            <text:p>0.3920074183</text:p>
          </table:table-cell>
          <table:table-cell/>
          <table:table-cell table:style-name="ce5" office:value-type="float" office:value="0.756614785468593" calcext:value-type="float">
            <text:p>0.76</text:p>
          </table:table-cell>
          <table:table-cell table:style-name="ce5" office:value-type="float" office:value="0.390566475686385" calcext:value-type="float">
            <text:p>0.39</text:p>
          </table:table-cell>
          <table:table-cell table:style-name="ce25" office:value-type="float" office:value="0.597477038984497" calcext:value-type="float">
            <text:p>0.60</text:p>
          </table:table-cell>
          <table:table-cell table:style-name="ce25" office:value-type="float" office:value="0.393448360932141" calcext:value-type="float">
            <text:p>0.3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0];[.J50])" office:value-type="float" office:value="1.0630820117424" calcext:value-type="float">
            <text:p>1.0630820117</text:p>
          </table:table-cell>
          <table:table-cell table:formula="of:=AVERAGE([.I50];[.K50])" office:value-type="float" office:value="0.931145150558682" calcext:value-type="float">
            <text:p>0.9311451506</text:p>
          </table:table-cell>
          <table:table-cell/>
          <table:table-cell table:style-name="ce22" office:value-type="float" office:value="1.13625976369089" calcext:value-type="float">
            <text:p>1.14</text:p>
          </table:table-cell>
          <table:table-cell table:style-name="ce22" office:value-type="float" office:value="0.995863590926052" calcext:value-type="float">
            <text:p>1.00</text:p>
          </table:table-cell>
          <table:table-cell table:style-name="ce23" office:value-type="float" office:value="0.989904259793912" calcext:value-type="float">
            <text:p>0.99</text:p>
          </table:table-cell>
          <table:table-cell table:style-name="ce23" office:value-type="float" office:value="0.866426710191312" calcext:value-type="float">
            <text:p>0.8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1];[.J51])" office:value-type="float" office:value="1.09298463881762" calcext:value-type="float">
            <text:p>1.0929846388</text:p>
          </table:table-cell>
          <table:table-cell table:formula="of:=AVERAGE([.I51];[.K51])" office:value-type="float" office:value="1.14736879097331" calcext:value-type="float">
            <text:p>1.147368791</text:p>
          </table:table-cell>
          <table:table-cell/>
          <table:table-cell table:style-name="ce22" office:value-type="float" office:value="1.13445083855474" calcext:value-type="float">
            <text:p>1.13</text:p>
          </table:table-cell>
          <table:table-cell table:style-name="ce22" office:value-type="float" office:value="1.24512968344906" calcext:value-type="float">
            <text:p>1.25</text:p>
          </table:table-cell>
          <table:table-cell table:style-name="ce23" office:value-type="float" office:value="1.05151843908049" calcext:value-type="float">
            <text:p>1.05</text:p>
          </table:table-cell>
          <table:table-cell table:style-name="ce23" office:value-type="float" office:value="1.04960789849756" calcext:value-type="float">
            <text:p>1.0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2];[.J52])" office:value-type="float" office:value="0.310395236067658" calcext:value-type="float">
            <text:p>0.3103952361</text:p>
          </table:table-cell>
          <table:table-cell table:formula="of:=AVERAGE([.I52];[.K52])" office:value-type="float" office:value="0.140811489511692" calcext:value-type="float">
            <text:p>0.1408114895</text:p>
          </table:table-cell>
          <table:table-cell/>
          <table:table-cell table:style-name="ce5" office:value-type="float" office:value="0.155975206810073" calcext:value-type="float">
            <text:p>0.16</text:p>
          </table:table-cell>
          <table:table-cell table:style-name="ce5" office:value-type="float" office:value="0.117102072579142" calcext:value-type="float">
            <text:p>0.12</text:p>
          </table:table-cell>
          <table:table-cell table:style-name="ce25" office:value-type="float" office:value="0.464815265325243" calcext:value-type="float">
            <text:p>0.46</text:p>
          </table:table-cell>
          <table:table-cell table:style-name="ce25" office:value-type="float" office:value="0.164520906444242" calcext:value-type="float">
            <text:p>0.1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3];[.J53])" office:value-type="float" office:value="0.638484523149776" calcext:value-type="float">
            <text:p>0.6384845231</text:p>
          </table:table-cell>
          <table:table-cell table:formula="of:=AVERAGE([.I53];[.K53])" office:value-type="float" office:value="0.436666725186639" calcext:value-type="float">
            <text:p>0.4366667252</text:p>
          </table:table-cell>
          <table:table-cell/>
          <table:table-cell table:style-name="ce5" office:value-type="float" office:value="0.598091796776618" calcext:value-type="float">
            <text:p>0.60</text:p>
          </table:table-cell>
          <table:table-cell table:style-name="ce5" office:value-type="float" office:value="0.419907253568453" calcext:value-type="float">
            <text:p>0.42</text:p>
          </table:table-cell>
          <table:table-cell table:style-name="ce25" office:value-type="float" office:value="0.678877249522934" calcext:value-type="float">
            <text:p>0.68</text:p>
          </table:table-cell>
          <table:table-cell table:style-name="ce25" office:value-type="float" office:value="0.453426196804825" calcext:value-type="float">
            <text:p>0.4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4];[.J54])" office:value-type="float" office:value="0.629826529972043" calcext:value-type="float">
            <text:p>0.62982653</text:p>
          </table:table-cell>
          <table:table-cell table:formula="of:=AVERAGE([.I54];[.K54])" office:value-type="float" office:value="0.0935276083402333" calcext:value-type="float">
            <text:p>0.0935276083</text:p>
          </table:table-cell>
          <table:table-cell/>
          <table:table-cell table:style-name="ce5" office:value-type="float" office:value="0.559849590729261" calcext:value-type="float">
            <text:p>0.56</text:p>
          </table:table-cell>
          <table:table-cell table:style-name="ce5" office:value-type="float" office:value="0.0507198678157095" calcext:value-type="float">
            <text:p>0.05</text:p>
          </table:table-cell>
          <table:table-cell table:style-name="ce25" office:value-type="float" office:value="0.699803469214825" calcext:value-type="float">
            <text:p>0.70</text:p>
          </table:table-cell>
          <table:table-cell table:style-name="ce25" office:value-type="float" office:value="0.136335348864757" calcext:value-type="float">
            <text:p>0.1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5];[.J55])" office:value-type="float" office:value="1.06983399289872" calcext:value-type="float">
            <text:p>1.0698339929</text:p>
          </table:table-cell>
          <table:table-cell table:formula="of:=AVERAGE([.I55];[.K55])" office:value-type="float" office:value="0.989052675821767" calcext:value-type="float">
            <text:p>0.9890526758</text:p>
          </table:table-cell>
          <table:table-cell/>
          <table:table-cell table:style-name="ce22" office:value-type="float" office:value="1.15694775257194" calcext:value-type="float">
            <text:p>1.16</text:p>
          </table:table-cell>
          <table:table-cell table:style-name="ce22" office:value-type="float" office:value="1.10171488479775" calcext:value-type="float">
            <text:p>1.10</text:p>
          </table:table-cell>
          <table:table-cell table:style-name="ce23" office:value-type="float" office:value="0.982720233225491" calcext:value-type="float">
            <text:p>0.98</text:p>
          </table:table-cell>
          <table:table-cell table:style-name="ce23" office:value-type="float" office:value="0.876390466845783" calcext:value-type="float">
            <text:p>0.8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6];[.J56])" office:value-type="float" office:value="0.933447835160301" calcext:value-type="float">
            <text:p>0.9334478352</text:p>
          </table:table-cell>
          <table:table-cell table:formula="of:=AVERAGE([.I56];[.K56])" office:value-type="float" office:value="0.929914208459604" calcext:value-type="float">
            <text:p>0.9299142085</text:p>
          </table:table-cell>
          <table:table-cell/>
          <table:table-cell table:style-name="ce22" office:value-type="float" office:value="0.964106141930734" calcext:value-type="float">
            <text:p>0.96</text:p>
          </table:table-cell>
          <table:table-cell table:style-name="ce22" office:value-type="float" office:value="0.983777487581392" calcext:value-type="float">
            <text:p>0.98</text:p>
          </table:table-cell>
          <table:table-cell table:style-name="ce23" office:value-type="float" office:value="0.902789528389869" calcext:value-type="float">
            <text:p>0.90</text:p>
          </table:table-cell>
          <table:table-cell table:style-name="ce23" office:value-type="float" office:value="0.876050929337816" calcext:value-type="float">
            <text:p>0.8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7];[.J57])" office:value-type="float" office:value="0.134413789415032" calcext:value-type="float">
            <text:p>0.1344137894</text:p>
          </table:table-cell>
          <table:table-cell table:formula="of:=AVERAGE([.I57];[.K57])" office:value-type="float" office:value="0.054388543579919" calcext:value-type="float">
            <text:p>0.0543885436</text:p>
          </table:table-cell>
          <table:table-cell/>
          <table:table-cell table:style-name="ce5" office:value-type="float" office:value="0.120968683752732" calcext:value-type="float">
            <text:p>0.12</text:p>
          </table:table-cell>
          <table:table-cell table:style-name="ce5" office:value-type="float" office:value="0.0457862316771768" calcext:value-type="float">
            <text:p>0.05</text:p>
          </table:table-cell>
          <table:table-cell table:style-name="ce25" office:value-type="float" office:value="0.147858895077332" calcext:value-type="float">
            <text:p>0.15</text:p>
          </table:table-cell>
          <table:table-cell table:style-name="ce25" office:value-type="float" office:value="0.0629908554826612" calcext:value-type="float">
            <text:p>0.0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8];[.J58])" office:value-type="float" office:value="0.266574738170399" calcext:value-type="float">
            <text:p>0.2665747382</text:p>
          </table:table-cell>
          <table:table-cell table:formula="of:=AVERAGE([.I58];[.K58])" office:value-type="float" office:value="0.209814991892148" calcext:value-type="float">
            <text:p>0.2098149919</text:p>
          </table:table-cell>
          <table:table-cell/>
          <table:table-cell table:style-name="ce5" office:value-type="float" office:value="0.277453446939185" calcext:value-type="float">
            <text:p>0.28</text:p>
          </table:table-cell>
          <table:table-cell table:style-name="ce5" office:value-type="float" office:value="0.221152197701848" calcext:value-type="float">
            <text:p>0.22</text:p>
          </table:table-cell>
          <table:table-cell table:style-name="ce25" office:value-type="float" office:value="0.255696029401614" calcext:value-type="float">
            <text:p>0.26</text:p>
          </table:table-cell>
          <table:table-cell table:style-name="ce25" office:value-type="float" office:value="0.198477786082448" calcext:value-type="float">
            <text:p>0.2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59];[.J59])" office:value-type="float" office:value="0.73131438781985" calcext:value-type="float">
            <text:p>0.7313143878</text:p>
          </table:table-cell>
          <table:table-cell table:formula="of:=AVERAGE([.I59];[.K59])" office:value-type="float" office:value="0.532671083578423" calcext:value-type="float">
            <text:p>0.5326710836</text:p>
          </table:table-cell>
          <table:table-cell/>
          <table:table-cell table:style-name="ce5" office:value-type="float" office:value="0.514524551050215" calcext:value-type="float">
            <text:p>0.51</text:p>
          </table:table-cell>
          <table:table-cell table:style-name="ce5" office:value-type="float" office:value="0.280721285893021" calcext:value-type="float">
            <text:p>0.28</text:p>
          </table:table-cell>
          <table:table-cell table:style-name="ce23" office:value-type="float" office:value="0.948104224589486" calcext:value-type="float">
            <text:p>0.95</text:p>
          </table:table-cell>
          <table:table-cell table:style-name="ce25" office:value-type="float" office:value="0.784620881263825" calcext:value-type="float">
            <text:p>0.7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0];[.J60])" office:value-type="float" office:value="0.0261818323827182" calcext:value-type="float">
            <text:p>0.0261818324</text:p>
          </table:table-cell>
          <table:table-cell table:formula="of:=AVERAGE([.I60];[.K60])" office:value-type="float" office:value="0.0363797592243961" calcext:value-type="float">
            <text:p>0.0363797592</text:p>
          </table:table-cell>
          <table:table-cell/>
          <table:table-cell table:style-name="ce5" office:value-type="float" office:value="0.0245606173415403" calcext:value-type="float">
            <text:p>0.02</text:p>
          </table:table-cell>
          <table:table-cell table:style-name="ce5" office:value-type="float" office:value="0.0388425956303529" calcext:value-type="float">
            <text:p>0.04</text:p>
          </table:table-cell>
          <table:table-cell table:style-name="ce25" office:value-type="float" office:value="0.0278030474238961" calcext:value-type="float">
            <text:p>0.03</text:p>
          </table:table-cell>
          <table:table-cell table:style-name="ce25" office:value-type="float" office:value="0.0339169228184392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1];[.J61])" office:value-type="float" office:value="1.06401204060879" calcext:value-type="float">
            <text:p>1.0640120406</text:p>
          </table:table-cell>
          <table:table-cell table:formula="of:=AVERAGE([.I61];[.K61])" office:value-type="float" office:value="1.19507163260449" calcext:value-type="float">
            <text:p>1.1950716326</text:p>
          </table:table-cell>
          <table:table-cell/>
          <table:table-cell table:style-name="ce22" office:value-type="float" office:value="1.12385206592602" calcext:value-type="float">
            <text:p>1.12</text:p>
          </table:table-cell>
          <table:table-cell table:style-name="ce22" office:value-type="float" office:value="1.31900370605249" calcext:value-type="float">
            <text:p>1.32</text:p>
          </table:table-cell>
          <table:table-cell table:style-name="ce23" office:value-type="float" office:value="1.00417201529155" calcext:value-type="float">
            <text:p>1.00</text:p>
          </table:table-cell>
          <table:table-cell table:style-name="ce23" office:value-type="float" office:value="1.07113955915648" calcext:value-type="float">
            <text:p>1.0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2];[.J62])" office:value-type="float" office:value="0.205680176613088" calcext:value-type="float">
            <text:p>0.2056801766</text:p>
          </table:table-cell>
          <table:table-cell table:formula="of:=AVERAGE([.I62];[.K62])" office:value-type="float" office:value="0.251027990227373" calcext:value-type="float">
            <text:p>0.2510279902</text:p>
          </table:table-cell>
          <table:table-cell/>
          <table:table-cell table:style-name="ce5" office:value-type="float" office:value="0.219058286205979" calcext:value-type="float">
            <text:p>0.22</text:p>
          </table:table-cell>
          <table:table-cell table:style-name="ce5" office:value-type="float" office:value="0.290745181539564" calcext:value-type="float">
            <text:p>0.29</text:p>
          </table:table-cell>
          <table:table-cell table:style-name="ce25" office:value-type="float" office:value="0.192302067020197" calcext:value-type="float">
            <text:p>0.19</text:p>
          </table:table-cell>
          <table:table-cell table:style-name="ce25" office:value-type="float" office:value="0.211310798915182" calcext:value-type="float">
            <text:p>0.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3];[.J63])" office:value-type="float" office:value="0.968440839002628" calcext:value-type="float">
            <text:p>0.968440839</text:p>
          </table:table-cell>
          <table:table-cell table:formula="of:=AVERAGE([.I63];[.K63])" office:value-type="float" office:value="0.261268728915734" calcext:value-type="float">
            <text:p>0.2612687289</text:p>
          </table:table-cell>
          <table:table-cell/>
          <table:table-cell table:style-name="ce22" office:value-type="float" office:value="0.906042192842176" calcext:value-type="float">
            <text:p>0.91</text:p>
          </table:table-cell>
          <table:table-cell table:style-name="ce5" office:value-type="float" office:value="0.0867432427954723" calcext:value-type="float">
            <text:p>0.09</text:p>
          </table:table-cell>
          <table:table-cell table:style-name="ce23" office:value-type="float" office:value="1.03083948516308" calcext:value-type="float">
            <text:p>1.03</text:p>
          </table:table-cell>
          <table:table-cell table:style-name="ce25" office:value-type="float" office:value="0.435794215035996" calcext:value-type="float">
            <text:p>0.4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4];[.J64])" office:value-type="float" office:value="0.0526283807441136" calcext:value-type="float">
            <text:p>0.0526283807</text:p>
          </table:table-cell>
          <table:table-cell table:formula="of:=AVERAGE([.I64];[.K64])" office:value-type="float" office:value="0.0366541582279562" calcext:value-type="float">
            <text:p>0.0366541582</text:p>
          </table:table-cell>
          <table:table-cell/>
          <table:table-cell table:style-name="ce5" office:value-type="float" office:value="0.0460638964247977" calcext:value-type="float">
            <text:p>0.05</text:p>
          </table:table-cell>
          <table:table-cell table:style-name="ce5" office:value-type="float" office:value="0.0398867514268678" calcext:value-type="float">
            <text:p>0.04</text:p>
          </table:table-cell>
          <table:table-cell table:style-name="ce25" office:value-type="float" office:value="0.0591928650634296" calcext:value-type="float">
            <text:p>0.06</text:p>
          </table:table-cell>
          <table:table-cell table:style-name="ce25" office:value-type="float" office:value="0.0334215650290447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5];[.J65])" office:value-type="float" office:value="0.960475413096894" calcext:value-type="float">
            <text:p>0.9604754131</text:p>
          </table:table-cell>
          <table:table-cell table:formula="of:=AVERAGE([.I65];[.K65])" office:value-type="float" office:value="0.315381283573217" calcext:value-type="float">
            <text:p>0.3153812836</text:p>
          </table:table-cell>
          <table:table-cell/>
          <table:table-cell table:style-name="ce22" office:value-type="float" office:value="0.990017083669683" calcext:value-type="float">
            <text:p>0.99</text:p>
          </table:table-cell>
          <table:table-cell table:style-name="ce5" office:value-type="float" office:value="0.340838555877365" calcext:value-type="float">
            <text:p>0.34</text:p>
          </table:table-cell>
          <table:table-cell table:style-name="ce23" office:value-type="float" office:value="0.930933742524104" calcext:value-type="float">
            <text:p>0.93</text:p>
          </table:table-cell>
          <table:table-cell table:style-name="ce25" office:value-type="float" office:value="0.28992401126907" calcext:value-type="float">
            <text:p>0.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6];[.J66])" office:value-type="float" office:value="0.982418624893779" calcext:value-type="float">
            <text:p>0.9824186249</text:p>
          </table:table-cell>
          <table:table-cell table:formula="of:=AVERAGE([.I66];[.K66])" office:value-type="float" office:value="1.08566994156956" calcext:value-type="float">
            <text:p>1.0856699416</text:p>
          </table:table-cell>
          <table:table-cell/>
          <table:table-cell table:style-name="ce22" office:value-type="float" office:value="1.05924031740097" calcext:value-type="float">
            <text:p>1.06</text:p>
          </table:table-cell>
          <table:table-cell table:style-name="ce22" office:value-type="float" office:value="1.2257344895288" calcext:value-type="float">
            <text:p>1.23</text:p>
          </table:table-cell>
          <table:table-cell table:style-name="ce23" office:value-type="float" office:value="0.905596932386587" calcext:value-type="float">
            <text:p>0.91</text:p>
          </table:table-cell>
          <table:table-cell table:style-name="ce23" office:value-type="float" office:value="0.945605393610314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7];[.J67])" office:value-type="float" office:value="0.749177811427246" calcext:value-type="float">
            <text:p>0.7491778114</text:p>
          </table:table-cell>
          <table:table-cell table:formula="of:=AVERAGE([.I67];[.K67])" office:value-type="float" office:value="0.473859412653389" calcext:value-type="float">
            <text:p>0.4738594127</text:p>
          </table:table-cell>
          <table:table-cell/>
          <table:table-cell table:style-name="ce27" office:value-type="float" office:value="0.779009788210516" calcext:value-type="float">
            <text:p>0.78</text:p>
          </table:table-cell>
          <table:table-cell table:style-name="ce5" office:value-type="float" office:value="0.485506341484499" calcext:value-type="float">
            <text:p>0.49</text:p>
          </table:table-cell>
          <table:table-cell table:style-name="ce25" office:value-type="float" office:value="0.719345834643976" calcext:value-type="float">
            <text:p>0.72</text:p>
          </table:table-cell>
          <table:table-cell table:style-name="ce25" office:value-type="float" office:value="0.462212483822279" calcext:value-type="float">
            <text:p>0.46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8];[.J68])" office:value-type="float" office:value="1.00324226930665" calcext:value-type="float">
            <text:p>1.0032422693</text:p>
          </table:table-cell>
          <table:table-cell table:formula="of:=AVERAGE([.I68];[.K68])" office:value-type="float" office:value="1.05521557155706" calcext:value-type="float">
            <text:p>1.0552155716</text:p>
          </table:table-cell>
          <table:table-cell/>
          <table:table-cell table:style-name="ce22" office:value-type="float" office:value="1.11625967591795" calcext:value-type="float">
            <text:p>1.12</text:p>
          </table:table-cell>
          <table:table-cell table:style-name="ce22" office:value-type="float" office:value="1.11983098786728" calcext:value-type="float">
            <text:p>1.12</text:p>
          </table:table-cell>
          <table:table-cell table:style-name="ce25" office:value-type="float" office:value="0.890224862695342" calcext:value-type="float">
            <text:p>0.89</text:p>
          </table:table-cell>
          <table:table-cell table:style-name="ce23" office:value-type="float" office:value="0.990600155246841" calcext:value-type="float">
            <text:p>0.9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AVERAGE([.H69];[.J69])" office:value-type="float" office:value="1.07537871976974" calcext:value-type="float">
            <text:p>1.0753787198</text:p>
          </table:table-cell>
          <table:table-cell table:formula="of:=AVERAGE([.I69];[.K69])" office:value-type="float" office:value="1.07423365574772" calcext:value-type="float">
            <text:p>1.0742336557</text:p>
          </table:table-cell>
          <table:table-cell/>
          <table:table-cell table:style-name="ce22" office:value-type="float" office:value="1.17758478581535" calcext:value-type="float">
            <text:p>1.18</text:p>
          </table:table-cell>
          <table:table-cell table:style-name="ce22" office:value-type="float" office:value="1.17023760894403" calcext:value-type="float">
            <text:p>1.17</text:p>
          </table:table-cell>
          <table:table-cell table:style-name="ce23" office:value-type="float" office:value="0.973172653724121" calcext:value-type="float">
            <text:p>0.97</text:p>
          </table:table-cell>
          <table:table-cell table:style-name="ce23" office:value-type="float" office:value="0.978229702551405" calcext:value-type="float">
            <text:p>0.98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29" office:value-type="string" calcext:value-type="string">
            <text:p>Serie A</text:p>
          </table:table-cell>
          <table:table-cell table:style-name="ce29" office:value-type="string" calcext:value-type="string">
            <text:p>Serie B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73];[.I73])" office:value-type="float" office:value="188.181818181818" calcext:value-type="float">
            <text:p>188</text:p>
          </table:table-cell>
          <table:table-cell table:number-columns-repeated="2"/>
          <table:table-cell table:style-name="ce29" office:value-type="float" office:value="192.272727272727" calcext:value-type="float">
            <text:p>192</text:p>
          </table:table-cell>
          <table:table-cell table:style-name="ce29" office:value-type="float" office:value="184.090909090909" calcext:value-type="float">
            <text:p>18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74];[.I74])" office:value-type="float" office:value="257.074263764405" calcext:value-type="float">
            <text:p>257</text:p>
          </table:table-cell>
          <table:table-cell table:number-columns-repeated="2"/>
          <table:table-cell table:style-name="ce29" office:value-type="float" office:value="247.912932138284" calcext:value-type="float">
            <text:p>248</text:p>
          </table:table-cell>
          <table:table-cell table:style-name="ce29" office:value-type="float" office:value="266.235595390525" calcext:value-type="float">
            <text:p>26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75];[.I75])" office:value-type="float" office:value="217.150964812713" calcext:value-type="float">
            <text:p>217</text:p>
          </table:table-cell>
          <table:table-cell table:number-columns-repeated="2"/>
          <table:table-cell table:style-name="ce29" office:value-type="float" office:value="148.127128263337" calcext:value-type="float">
            <text:p>148</text:p>
          </table:table-cell>
          <table:table-cell table:style-name="ce29" office:value-type="float" office:value="286.174801362089" calcext:value-type="float">
            <text:p>28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76];[.I76])" office:value-type="float" office:value="277.050930125579" calcext:value-type="float">
            <text:p>277</text:p>
          </table:table-cell>
          <table:table-cell table:number-columns-repeated="2"/>
          <table:table-cell table:style-name="ce29" office:value-type="float" office:value="261.18106817195" calcext:value-type="float">
            <text:p>261</text:p>
          </table:table-cell>
          <table:table-cell table:style-name="ce29" office:value-type="float" office:value="292.920792079208" calcext:value-type="float">
            <text:p>29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77];[.I77])" office:value-type="float" office:value="113.899721448468" calcext:value-type="float">
            <text:p>114</text:p>
          </table:table-cell>
          <table:table-cell table:number-columns-repeated="2"/>
          <table:table-cell table:style-name="ce29" office:value-type="float" office:value="220.111420612813" calcext:value-type="float">
            <text:p>220</text:p>
          </table:table-cell>
          <table:table-cell table:style-name="ce32" office:value-type="float" office:value="7.6880222841225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78];[.I78])" office:value-type="float" office:value="300" calcext:value-type="float">
            <text:p>300</text:p>
          </table:table-cell>
          <table:table-cell table:number-columns-repeated="2"/>
          <table:table-cell table:style-name="ce29"/>
          <table:table-cell table:style-name="ce29"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79];[.I79])" office:value-type="float" office:value="132.028985507246" calcext:value-type="float">
            <text:p>132</text:p>
          </table:table-cell>
          <table:table-cell table:number-columns-repeated="2"/>
          <table:table-cell table:style-name="ce29" office:value-type="float" office:value="175.652173913043" calcext:value-type="float">
            <text:p>176</text:p>
          </table:table-cell>
          <table:table-cell table:style-name="ce29" office:value-type="float" office:value="88.4057971014493" calcext:value-type="float">
            <text:p>8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0];[.I80])" office:value-type="float" office:value="250.729762263015" calcext:value-type="float">
            <text:p>251</text:p>
          </table:table-cell>
          <table:table-cell table:number-columns-repeated="2"/>
          <table:table-cell table:style-name="ce29" office:value-type="float" office:value="229.040024074631" calcext:value-type="float">
            <text:p>229</text:p>
          </table:table-cell>
          <table:table-cell table:style-name="ce29" office:value-type="float" office:value="272.419500451399" calcext:value-type="float">
            <text:p>27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1];[.I81])" office:value-type="float" office:value="237.02444506884" calcext:value-type="float">
            <text:p>237</text:p>
          </table:table-cell>
          <table:table-cell table:number-columns-repeated="2"/>
          <table:table-cell table:style-name="ce29" office:value-type="float" office:value="190.123630233212" calcext:value-type="float">
            <text:p>190</text:p>
          </table:table-cell>
          <table:table-cell table:style-name="ce29" office:value-type="float" office:value="283.925259904468" calcext:value-type="float">
            <text:p>28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2];[.I82])" office:value-type="float" office:value="118.055688622755" calcext:value-type="float">
            <text:p>118</text:p>
          </table:table-cell>
          <table:table-cell table:number-columns-repeated="2"/>
          <table:table-cell table:style-name="ce29" office:value-type="float" office:value="244.311377245509" calcext:value-type="float">
            <text:p>244</text:p>
          </table:table-cell>
          <table:table-cell table:style-name="ce32" office:value-type="float" office:value="-8.2" calcext:value-type="float">
            <text:p>-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3];[.I83])" office:value-type="float" office:value="112.446351931331" calcext:value-type="float">
            <text:p>112</text:p>
          </table:table-cell>
          <table:table-cell table:number-columns-repeated="2"/>
          <table:table-cell table:style-name="ce30" office:value-type="float" office:value="65.5937052932761" calcext:value-type="float">
            <text:p>66</text:p>
          </table:table-cell>
          <table:table-cell table:style-name="ce29" office:value-type="float" office:value="159.298998569385" calcext:value-type="float">
            <text:p>15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4];[.I84])" office:value-type="float" office:value="210.553621169917" calcext:value-type="float">
            <text:p>211</text:p>
          </table:table-cell>
          <table:table-cell table:number-columns-repeated="2"/>
          <table:table-cell table:style-name="ce29" office:value-type="float" office:value="269.91643454039" calcext:value-type="float">
            <text:p>270</text:p>
          </table:table-cell>
          <table:table-cell table:style-name="ce29" office:value-type="float" office:value="151.190807799443" calcext:value-type="float">
            <text:p>15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5];[.I85])" office:value-type="float" office:value="208.314366998577" calcext:value-type="float">
            <text:p>208</text:p>
          </table:table-cell>
          <table:table-cell table:number-columns-repeated="2"/>
          <table:table-cell table:style-name="ce29" office:value-type="float" office:value="248.790896159317" calcext:value-type="float">
            <text:p>249</text:p>
          </table:table-cell>
          <table:table-cell table:style-name="ce29" office:value-type="float" office:value="167.837837837838" calcext:value-type="float">
            <text:p>16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6];[.I86])" office:value-type="float" office:value="212.867256637168" calcext:value-type="float">
            <text:p>213</text:p>
          </table:table-cell>
          <table:table-cell table:number-columns-repeated="2"/>
          <table:table-cell table:style-name="ce29" office:value-type="float" office:value="219.29203539823" calcext:value-type="float">
            <text:p>219</text:p>
          </table:table-cell>
          <table:table-cell table:style-name="ce29" office:value-type="float" office:value="206.442477876106" calcext:value-type="float">
            <text:p>20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7];[.I87])" office:value-type="float" office:value="197.820163487739" calcext:value-type="float">
            <text:p>198</text:p>
          </table:table-cell>
          <table:table-cell table:number-columns-repeated="2"/>
          <table:table-cell table:style-name="ce29" office:value-type="float" office:value="153.486135598654" calcext:value-type="float">
            <text:p>153</text:p>
          </table:table-cell>
          <table:table-cell table:style-name="ce29" office:value-type="float" office:value="242.154191376823" calcext:value-type="float">
            <text:p>24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8];[.I88])" office:value-type="float" office:value="166.67054610564" calcext:value-type="float">
            <text:p>167</text:p>
          </table:table-cell>
          <table:table-cell table:number-columns-repeated="2"/>
          <table:table-cell table:style-name="ce29" office:value-type="float" office:value="43.401969561325" calcext:value-type="float">
            <text:p>43</text:p>
          </table:table-cell>
          <table:table-cell table:style-name="ce29" office:value-type="float" office:value="289.939122649955" calcext:value-type="float">
            <text:p>29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89];[.I89])" office:value-type="float" office:value="228.61045481394" calcext:value-type="float">
            <text:p>229</text:p>
          </table:table-cell>
          <table:table-cell table:number-columns-repeated="2"/>
          <table:table-cell table:style-name="ce29" office:value-type="float" office:value="272.135262847017" calcext:value-type="float">
            <text:p>272</text:p>
          </table:table-cell>
          <table:table-cell table:style-name="ce29" office:value-type="float" office:value="185.085646780862" calcext:value-type="float">
            <text:p>1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0];[.I90])" office:value-type="float" office:value="222.971259509721" calcext:value-type="float">
            <text:p>223</text:p>
          </table:table-cell>
          <table:table-cell table:number-columns-repeated="2"/>
          <table:table-cell table:style-name="ce29" office:value-type="float" office:value="239.07438715131" calcext:value-type="float">
            <text:p>239</text:p>
          </table:table-cell>
          <table:table-cell table:style-name="ce29" office:value-type="float" office:value="206.868131868132" calcext:value-type="float">
            <text:p>20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1];[.I91])" office:value-type="float" office:value="175.64388092613" calcext:value-type="float">
            <text:p>176</text:p>
          </table:table-cell>
          <table:table-cell table:number-columns-repeated="2"/>
          <table:table-cell table:style-name="ce29" office:value-type="float" office:value="57.0893054024256" calcext:value-type="float">
            <text:p>57</text:p>
          </table:table-cell>
          <table:table-cell table:style-name="ce29" office:value-type="float" office:value="294.198456449835" calcext:value-type="float">
            <text:p>29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2];[.I92])" office:value-type="float" office:value="106.509715994021" calcext:value-type="float">
            <text:p>107</text:p>
          </table:table-cell>
          <table:table-cell table:number-columns-repeated="2"/>
          <table:table-cell table:style-name="ce31" office:value-type="float" office:value="27.4887892376682" calcext:value-type="float">
            <text:p>27</text:p>
          </table:table-cell>
          <table:table-cell table:style-name="ce31" office:value-type="float" office:value="185.530642750374" calcext:value-type="float">
            <text:p>18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3];[.I93])" office:value-type="float" office:value="215.654799745708" calcext:value-type="float">
            <text:p>216</text:p>
          </table:table-cell>
          <table:table-cell table:number-columns-repeated="2"/>
          <table:table-cell table:style-name="ce29" office:value-type="float" office:value="253.909726636999" calcext:value-type="float">
            <text:p>254</text:p>
          </table:table-cell>
          <table:table-cell table:style-name="ce29" office:value-type="float" office:value="177.399872854418" calcext:value-type="float">
            <text:p>1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4];[.I94])" office:value-type="float" office:value="175.919117647059" calcext:value-type="float">
            <text:p>176</text:p>
          </table:table-cell>
          <table:table-cell table:number-columns-repeated="2"/>
          <table:table-cell table:style-name="ce30" office:value-type="float" office:value="94.8364793678666" calcext:value-type="float">
            <text:p>95</text:p>
          </table:table-cell>
          <table:table-cell table:style-name="ce29" office:value-type="float" office:value="257.001755926251" calcext:value-type="float">
            <text:p>25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5];[.I95])" office:value-type="float" office:value="16.0694254019693" calcext:value-type="float">
            <text:p>16</text:p>
          </table:table-cell>
          <table:table-cell table:number-columns-repeated="2"/>
          <table:table-cell table:style-name="ce30" office:value-type="float" office:value="0.504798703726785" calcext:value-type="float">
            <text:p>1</text:p>
          </table:table-cell>
          <table:table-cell table:style-name="ce32" office:value-type="float" office:value="31.6340521002119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6];[.I96])" office:value-type="float" office:value="248.060206961429" calcext:value-type="float">
            <text:p>248</text:p>
          </table:table-cell>
          <table:table-cell table:number-columns-repeated="2"/>
          <table:table-cell table:style-name="ce29" office:value-type="float" office:value="220.696142991533" calcext:value-type="float">
            <text:p>221</text:p>
          </table:table-cell>
          <table:table-cell table:style-name="ce29" office:value-type="float" office:value="275.424270931326" calcext:value-type="float">
            <text:p>27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7];[.I97])" office:value-type="float" office:value="218.987267153974" calcext:value-type="float">
            <text:p>219</text:p>
          </table:table-cell>
          <table:table-cell table:number-columns-repeated="2"/>
          <table:table-cell table:style-name="ce29" office:value-type="float" office:value="169.417590190993" calcext:value-type="float">
            <text:p>169</text:p>
          </table:table-cell>
          <table:table-cell table:style-name="ce29" office:value-type="float" office:value="268.556944116954" calcext:value-type="float">
            <text:p>26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8];[.I98])" office:value-type="float" office:value="150.177615571776" calcext:value-type="float">
            <text:p>150</text:p>
          </table:table-cell>
          <table:table-cell table:number-columns-repeated="2"/>
          <table:table-cell table:style-name="ce30" office:value-type="float" office:value="3.83941605839416" calcext:value-type="float">
            <text:p>4</text:p>
          </table:table-cell>
          <table:table-cell table:style-name="ce29" office:value-type="float" office:value="296.515815085158" calcext:value-type="float">
            <text:p>29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99];[.I99])" office:value-type="float" office:value="180.180311890838" calcext:value-type="float">
            <text:p>180</text:p>
          </table:table-cell>
          <table:table-cell table:number-columns-repeated="2"/>
          <table:table-cell table:style-name="ce30" office:value-type="float" office:value="68.7134502923976" calcext:value-type="float">
            <text:p>69</text:p>
          </table:table-cell>
          <table:table-cell table:style-name="ce29" office:value-type="float" office:value="291.647173489279" calcext:value-type="float">
            <text:p>29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100];[.I100])" office:value-type="float" office:value="110.844209941683" calcext:value-type="float">
            <text:p>111</text:p>
          </table:table-cell>
          <table:table-cell table:number-columns-repeated="2"/>
          <table:table-cell table:style-name="ce29" office:value-type="float" office:value="174.784782004999" calcext:value-type="float">
            <text:p>175</text:p>
          </table:table-cell>
          <table:table-cell table:style-name="ce32" office:value-type="float" office:value="46.9036378783671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101];[.I101])" office:value-type="float" office:value="194.094910886837" calcext:value-type="float">
            <text:p>194</text:p>
          </table:table-cell>
          <table:table-cell table:number-columns-repeated="2"/>
          <table:table-cell table:style-name="ce29" office:value-type="float" office:value="208.943525875027" calcext:value-type="float">
            <text:p>209</text:p>
          </table:table-cell>
          <table:table-cell table:style-name="ce29" office:value-type="float" office:value="179.246295898647" calcext:value-type="float">
            <text:p>17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7"/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47" table:formula="of:=AVERAGE([.H103];[.I103])" office:value-type="float" office:value="67.0745272525026" calcext:value-type="float">
            <text:p>67</text:p>
          </table:table-cell>
          <table:table-cell table:number-columns-repeated="2"/>
          <table:table-cell table:style-name="ce2" office:value-type="float" office:value="4.17130144605117" calcext:value-type="float">
            <text:p>4</text:p>
          </table:table-cell>
          <table:table-cell table:style-name="ce29" office:value-type="float" office:value="129.977753058954" calcext:value-type="float">
            <text:p>13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33" office:value-type="string" calcext:value-type="string">
            <text:p>Serie A</text:p>
          </table:table-cell>
          <table:table-cell table:style-name="ce33" office:value-type="string" calcext:value-type="string">
            <text:p>Serie B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08];[.I108])" office:value-type="float" office:value="0.486923466089548" calcext:value-type="float">
            <text:p>0.4869234661</text:p>
          </table:table-cell>
          <table:table-cell table:number-columns-repeated="2"/>
          <table:table-cell table:style-name="ce34" office:value-type="float" office:value="0.560283687943263" calcext:value-type="float">
            <text:p>0.6</text:p>
          </table:table-cell>
          <table:table-cell table:style-name="ce34" office:value-type="float" office:value="0.413563244235832" calcext:value-type="float">
            <text:p>0.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09];[.I109])" office:value-type="float" office:value="0.39285862033701" calcext:value-type="float">
            <text:p>0.3928586203</text:p>
          </table:table-cell>
          <table:table-cell table:number-columns-repeated="2"/>
          <table:table-cell table:style-name="ce34" office:value-type="float" office:value="0.210102262163" calcext:value-type="float">
            <text:p>0.2</text:p>
          </table:table-cell>
          <table:table-cell table:style-name="ce34" office:value-type="float" office:value="0.575614978511019" calcext:value-type="float">
            <text:p>0.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0];[.I110])" office:value-type="float" office:value="1.1295645955824" calcext:value-type="float">
            <text:p>1.1295645956</text:p>
          </table:table-cell>
          <table:table-cell table:number-columns-repeated="2"/>
          <table:table-cell table:style-name="ce34" office:value-type="float" office:value="1.02528735632184" calcext:value-type="float">
            <text:p>1.0</text:p>
          </table:table-cell>
          <table:table-cell table:style-name="ce34" office:value-type="float" office:value="1.23384183484295" calcext:value-type="float">
            <text:p>1.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1];[.I111])" office:value-type="float" office:value="0.118928237294523" calcext:value-type="float">
            <text:p>0.1189282373</text:p>
          </table:table-cell>
          <table:table-cell table:number-columns-repeated="2"/>
          <table:table-cell table:style-name="ce12" office:value-type="float" office:value="0.148628428927681" calcext:value-type="float">
            <text:p>0.1</text:p>
          </table:table-cell>
          <table:table-cell table:style-name="ce12" office:value-type="float" office:value="0.0892280456613659" calcext:value-type="float">
            <text:p>0.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2];[.I112])" office:value-type="float" office:value="0.318835017996735" calcext:value-type="float">
            <text:p>0.318835018</text:p>
          </table:table-cell>
          <table:table-cell table:number-columns-repeated="2"/>
          <table:table-cell table:style-name="ce34" office:value-type="float" office:value="0.36294608959757" calcext:value-type="float">
            <text:p>0.4</text:p>
          </table:table-cell>
          <table:table-cell table:style-name="ce34" office:value-type="float" office:value="0.2747239463959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3];[.I113])" office:value-type="float" office:value="0.191560776792136" calcext:value-type="float">
            <text:p>0.1915607768</text:p>
          </table:table-cell>
          <table:table-cell table:number-columns-repeated="2"/>
          <table:table-cell table:style-name="ce13"/>
          <table:table-cell table:style-name="ce12" office:value-type="float" office:value="0.191560776792136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4];[.I114])" office:value-type="float" office:value="0.812058737519322" calcext:value-type="float">
            <text:p>0.8120587375</text:p>
          </table:table-cell>
          <table:table-cell table:number-columns-repeated="2"/>
          <table:table-cell table:style-name="ce34" office:value-type="float" office:value="0.707920792079208" calcext:value-type="float">
            <text:p>0.7</text:p>
          </table:table-cell>
          <table:table-cell table:style-name="ce34" office:value-type="float" office:value="0.916196682959435" calcext:value-type="float">
            <text:p>0.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5];[.I115])" office:value-type="float" office:value="0.292117448068632" calcext:value-type="float">
            <text:p>0.2921174481</text:p>
          </table:table-cell>
          <table:table-cell table:number-columns-repeated="2"/>
          <table:table-cell table:style-name="ce34" office:value-type="float" office:value="0.309814741821048" calcext:value-type="float">
            <text:p>0.3</text:p>
          </table:table-cell>
          <table:table-cell table:style-name="ce34" office:value-type="float" office:value="0.274420154316216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6];[.I116])" office:value-type="float" office:value="0.479141223582406" calcext:value-type="float">
            <text:p>0.4791412236</text:p>
          </table:table-cell>
          <table:table-cell table:number-columns-repeated="2"/>
          <table:table-cell table:style-name="ce34" office:value-type="float" office:value="0.577920638439371" calcext:value-type="float">
            <text:p>0.6</text:p>
          </table:table-cell>
          <table:table-cell table:style-name="ce34" office:value-type="float" office:value="0.38036180872544" calcext:value-type="float">
            <text:p>0.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7];[.I117])" office:value-type="float" office:value="0.248058686091259" calcext:value-type="float">
            <text:p>0.2480586861</text:p>
          </table:table-cell>
          <table:table-cell table:number-columns-repeated="2"/>
          <table:table-cell table:style-name="ce34" office:value-type="float" office:value="0.227941176470588" calcext:value-type="float">
            <text:p>0.2</text:p>
          </table:table-cell>
          <table:table-cell table:style-name="ce34" office:value-type="float" office:value="0.26817619571193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8];[.I118])" office:value-type="float" office:value="3.40654016800301" calcext:value-type="float">
            <text:p>3.406540168</text:p>
          </table:table-cell>
          <table:table-cell table:number-columns-repeated="2"/>
          <table:table-cell table:style-name="ce14" office:value-type="float" office:value="3.57360959651036" calcext:value-type="float">
            <text:p>3.6</text:p>
          </table:table-cell>
          <table:table-cell table:style-name="ce14" office:value-type="float" office:value="3.23947073949566" calcext:value-type="float">
            <text:p>3.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19];[.I119])" office:value-type="float" office:value="4.1698455818579" calcext:value-type="float">
            <text:p>4.1698455819</text:p>
          </table:table-cell>
          <table:table-cell table:number-columns-repeated="2"/>
          <table:table-cell table:style-name="ce34" office:value-type="float" office:value="0.111455108359133" calcext:value-type="float">
            <text:p>0.1</text:p>
          </table:table-cell>
          <table:table-cell table:style-name="ce14" office:value-type="float" office:value="8.22823605535666" calcext:value-type="float">
            <text:p>8.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0];[.I120])" office:value-type="float" office:value="0.233117473569849" calcext:value-type="float">
            <text:p>0.2331174736</text:p>
          </table:table-cell>
          <table:table-cell table:number-columns-repeated="2"/>
          <table:table-cell table:style-name="ce34" office:value-type="float" office:value="0.205831903945112" calcext:value-type="float">
            <text:p>0.2</text:p>
          </table:table-cell>
          <table:table-cell table:style-name="ce34" office:value-type="float" office:value="0.260403043194587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1];[.I121])" office:value-type="float" office:value="0.384067824219149" calcext:value-type="float">
            <text:p>0.3840678242</text:p>
          </table:table-cell>
          <table:table-cell table:number-columns-repeated="2"/>
          <table:table-cell table:style-name="ce34" office:value-type="float" office:value="0.368038740920097" calcext:value-type="float">
            <text:p>0.4</text:p>
          </table:table-cell>
          <table:table-cell table:style-name="ce34" office:value-type="float" office:value="0.400096907518201" calcext:value-type="float">
            <text:p>0.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2];[.I122])" office:value-type="float" office:value="0.946606779630235" calcext:value-type="float">
            <text:p>0.9466067796</text:p>
          </table:table-cell>
          <table:table-cell table:number-columns-repeated="2"/>
          <table:table-cell table:style-name="ce34" office:value-type="float" office:value="0.954573934837093" calcext:value-type="float">
            <text:p>1.0</text:p>
          </table:table-cell>
          <table:table-cell table:style-name="ce34" office:value-type="float" office:value="0.938639624423377" calcext:value-type="float">
            <text:p>0.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3];[.I123])" office:value-type="float" office:value="4.87884930962824" calcext:value-type="float">
            <text:p>4.8788493096</text:p>
          </table:table-cell>
          <table:table-cell table:number-columns-repeated="2"/>
          <table:table-cell table:style-name="ce14" office:value-type="float" office:value="5.91212871287129" calcext:value-type="float">
            <text:p>5.9</text:p>
          </table:table-cell>
          <table:table-cell table:style-name="ce14" office:value-type="float" office:value="3.84556990638519" calcext:value-type="float">
            <text:p>3.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4];[.I124])" office:value-type="float" office:value="0.243672362834856" calcext:value-type="float">
            <text:p>0.2436723628</text:p>
          </table:table-cell>
          <table:table-cell table:number-columns-repeated="2"/>
          <table:table-cell table:style-name="ce34" office:value-type="float" office:value="0.102392967605405" calcext:value-type="float">
            <text:p>0.1</text:p>
          </table:table-cell>
          <table:table-cell table:style-name="ce34" office:value-type="float" office:value="0.384951758064306" calcext:value-type="float">
            <text:p>0.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5];[.I125])" office:value-type="float" office:value="0.218545526160991" calcext:value-type="float">
            <text:p>0.2185455262</text:p>
          </table:table-cell>
          <table:table-cell table:number-columns-repeated="2"/>
          <table:table-cell table:style-name="ce34" office:value-type="float" office:value="0.254839565102095" calcext:value-type="float">
            <text:p>0.3</text:p>
          </table:table-cell>
          <table:table-cell table:style-name="ce34" office:value-type="float" office:value="0.182251487219886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6];[.I126])" office:value-type="float" office:value="6.36675530876092" calcext:value-type="float">
            <text:p>6.3667553088</text:p>
          </table:table-cell>
          <table:table-cell table:number-columns-repeated="2"/>
          <table:table-cell table:style-name="ce14" office:value-type="float" office:value="4.25492468134415" calcext:value-type="float">
            <text:p>4.3</text:p>
          </table:table-cell>
          <table:table-cell table:style-name="ce14" office:value-type="float" office:value="8.47858593617769" calcext:value-type="float">
            <text:p>8.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7];[.I127])" office:value-type="float" office:value="7.45224629742725" calcext:value-type="float">
            <text:p>7.4522462974</text:p>
          </table:table-cell>
          <table:table-cell table:number-columns-repeated="2"/>
          <table:table-cell table:style-name="ce35" office:value-type="float" office:value="9.91353996737357" calcext:value-type="float">
            <text:p>9.9</text:p>
          </table:table-cell>
          <table:table-cell table:style-name="ce35" office:value-type="float" office:value="4.99095262748093" calcext:value-type="float">
            <text:p>5.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8];[.I128])" office:value-type="float" office:value="0.219863727494226" calcext:value-type="float">
            <text:p>0.2198637275</text:p>
          </table:table-cell>
          <table:table-cell table:number-columns-repeated="2"/>
          <table:table-cell table:style-name="ce34" office:value-type="float" office:value="0.181522283425138" calcext:value-type="float">
            <text:p>0.2</text:p>
          </table:table-cell>
          <table:table-cell table:style-name="ce33" office:value-type="float" office:value="0.258205171563315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29];[.I129])" office:value-type="float" office:value="2.16331909291034" calcext:value-type="float">
            <text:p>2.1633190929</text:p>
          </table:table-cell>
          <table:table-cell table:number-columns-repeated="2"/>
          <table:table-cell table:style-name="ce36" office:value-type="float" office:value="2.1633396979691" calcext:value-type="float">
            <text:p>2.2</text:p>
          </table:table-cell>
          <table:table-cell table:style-name="ce37" office:value-type="float" office:value="2.16329848785159" calcext:value-type="float">
            <text:p>2.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30];[.I130])" office:value-type="float" office:value="448.419321820909" calcext:value-type="float">
            <text:p>448.4193218209</text:p>
          </table:table-cell>
          <table:table-cell table:number-columns-repeated="2"/>
          <table:table-cell table:style-name="ce14" office:value-type="float" office:value="593.296296296296" calcext:value-type="float">
            <text:p>593.3</text:p>
          </table:table-cell>
          <table:table-cell table:style-name="ce14" office:value-type="float" office:value="303.542347345521" calcext:value-type="float">
            <text:p>303.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31];[.I131])" office:value-type="float" office:value="0.336214761918445" calcext:value-type="float">
            <text:p>0.3362147619</text:p>
          </table:table-cell>
          <table:table-cell table:number-columns-repeated="2"/>
          <table:table-cell table:style-name="ce34" office:value-type="float" office:value="0.359335038363171" calcext:value-type="float">
            <text:p>0.4</text:p>
          </table:table-cell>
          <table:table-cell table:style-name="ce33" office:value-type="float" office:value="0.31309448547372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32];[.I132])" office:value-type="float" office:value="0.763185714920268" calcext:value-type="float">
            <text:p>0.7631857149</text:p>
          </table:table-cell>
          <table:table-cell table:number-columns-repeated="2"/>
          <table:table-cell table:style-name="ce34" office:value-type="float" office:value="0.770772442588726" calcext:value-type="float">
            <text:p>0.8</text:p>
          </table:table-cell>
          <table:table-cell table:style-name="ce33" office:value-type="float" office:value="0.75559898725181" calcext:value-type="float">
            <text:p>0.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33];[.I133])" office:value-type="float" office:value="58.6508790136736" calcext:value-type="float">
            <text:p>58.6508790137</text:p>
          </table:table-cell>
          <table:table-cell table:number-columns-repeated="2"/>
          <table:table-cell table:style-name="ce14" office:value-type="float" office:value="77.1368821292776" calcext:value-type="float">
            <text:p>77.1</text:p>
          </table:table-cell>
          <table:table-cell table:style-name="ce14" office:value-type="float" office:value="40.1648758980695" calcext:value-type="float">
            <text:p>40.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34];[.I134])" office:value-type="float" office:value="3.46515349811165" calcext:value-type="float">
            <text:p>3.4651534981</text:p>
          </table:table-cell>
          <table:table-cell table:number-columns-repeated="2"/>
          <table:table-cell table:style-name="ce34" office:value-type="float" office:value="3.36595744680851" calcext:value-type="float">
            <text:p>3.4</text:p>
          </table:table-cell>
          <table:table-cell table:style-name="ce33" office:value-type="float" office:value="3.5643495494148" calcext:value-type="float">
            <text:p>3.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35];[.I135])" office:value-type="float" office:value="0.703377828130165" calcext:value-type="float">
            <text:p>0.7033778281</text:p>
          </table:table-cell>
          <table:table-cell table:number-columns-repeated="2"/>
          <table:table-cell table:style-name="ce34" office:value-type="float" office:value="0.716396568160153" calcext:value-type="float">
            <text:p>0.7</text:p>
          </table:table-cell>
          <table:table-cell table:style-name="ce33" office:value-type="float" office:value="0.690359088100177" calcext:value-type="float">
            <text:p>0.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AVERAGE([.H136];[.I136])" office:value-type="float" office:value="0.385648616301475" calcext:value-type="float">
            <text:p>0.3856486163</text:p>
          </table:table-cell>
          <table:table-cell table:number-columns-repeated="2"/>
          <table:table-cell table:style-name="ce34" office:value-type="float" office:value="0.435794666255588" calcext:value-type="float">
            <text:p>0.4</text:p>
          </table:table-cell>
          <table:table-cell table:style-name="ce33" office:value-type="float" office:value="0.335502566347362" calcext:value-type="float">
            <text:p>0.3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6" table:number-columns-repeated="2"/>
          <table:table-cell table:number-columns-repeated="1015"/>
        </table:table-row>
        <table:table-row table:style-name="ro1">
          <table:table-cell table:number-columns-repeated="4"/>
          <table:table-cell table:formula="of:=AVERAGE([.H138];[.I138])" office:value-type="float" office:value="67.9723529411765" calcext:value-type="float">
            <text:p>67.9723529412</text:p>
          </table:table-cell>
          <table:table-cell table:number-columns-repeated="2"/>
          <table:table-cell table:style-name="ce14" office:value-type="float" office:value="70.92" calcext:value-type="float">
            <text:p>70.9</text:p>
          </table:table-cell>
          <table:table-cell table:style-name="ce14" office:value-type="float" office:value="65.024705882353" calcext:value-type="float">
            <text:p>65.0</text:p>
          </table:table-cell>
          <table:table-cell table:number-columns-repeated="1015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20" table:default-cell-style-name="ce22"/>
        <table:table-column table:style-name="co20" table:number-columns-repeated="2" table:default-cell-style-name="ce34"/>
        <table:table-column table:style-name="co20" table:number-columns-repeated="6" table:default-cell-style-name="Default"/>
        <table:table-column table:style-name="co20" table:default-cell-style-name="ce47"/>
        <table:table-column table:style-name="co20" table:default-cell-style-name="ce48"/>
        <table:table-column table:style-name="co20" table:default-cell-style-name="Default"/>
        <table:table-row table:style-name="ro3">
          <table:table-cell table:style-name="ce44" office:value-type="string" calcext:value-type="string">
            <text:p>Compound</text:p>
          </table:table-cell>
          <table:table-cell table:style-name="Default" office:value-type="string" calcext:value-type="string">
            <text:p>Kout_60uM</text:p>
          </table:table-cell>
          <table:table-cell table:style-name="Default" office:value-type="string" calcext:value-type="string">
            <text:p>Kout_120uM</text:p>
          </table:table-cell>
          <table:table-cell office:value-type="string" calcext:value-type="string">
            <text:p>Acidification</text:p>
          </table:table-cell>
          <table:table-cell office:value-type="string" calcext:value-type="string">
            <text:p>Respiration</text:p>
          </table:table-cell>
          <table:table-cell office:value-type="string" calcext:value-type="string">
            <text:p>Ca_60uM</text:p>
          </table:table-cell>
          <table:table-cell office:value-type="string" calcext:value-type="string">
            <text:p>Ca_120uM</text:p>
          </table:table-cell>
          <table:table-cell office:value-type="string" calcext:value-type="string">
            <text:p>Rb_60uM</text:p>
          </table:table-cell>
          <table:table-cell office:value-type="string" calcext:value-type="string">
            <text:p>Rb_120uM</text:p>
          </table:table-cell>
          <table:table-cell table:style-name="Default" office:value-type="string" calcext:value-type="string">
            <text:p>Influx</text:p>
          </table:table-cell>
          <table:table-cell table:style-name="Default" office:value-type="string" calcext:value-type="string">
            <text:p>Hidrophobicity</text:p>
          </table:table-cell>
          <table:table-cell office:value-type="string" calcext:value-type="string">
            <text:p>Antimicrobial</text:p>
          </table:table-cell>
        </table:table-row>
        <table:table-row table:style-name="ro3">
          <table:table-cell office:value-type="string" calcext:value-type="string">
            <text:p>9-aminoacridine</text:p>
          </table:table-cell>
          <table:table-cell office:value-type="float" office:value="4.5" calcext:value-type="float">
            <text:p>4.5</text:p>
          </table:table-cell>
          <table:table-cell office:value-type="float" office:value="31" calcext:value-type="float">
            <text:p>31.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12341353769512" calcext:value-type="float">
            <text:p>1.1234135377</text:p>
          </table:table-cell>
          <table:table-cell office:value-type="float" office:value="0.94099600604692" calcext:value-type="float">
            <text:p>0.940996006</text:p>
          </table:table-cell>
          <table:table-cell office:value-type="float" office:value="1.32221861930437" calcext:value-type="float">
            <text:p>1.3222186193</text:p>
          </table:table-cell>
          <table:table-cell office:value-type="float" office:value="1.19122451401633" calcext:value-type="float">
            <text:p>1.191224514</text:p>
          </table:table-cell>
          <table:table-cell office:value-type="float" office:value="188.181818181818" calcext:value-type="float">
            <text:p>188</text:p>
          </table:table-cell>
          <table:table-cell office:value-type="float" office:value="0.486923466089548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ridine orange</text:p>
          </table:table-cell>
          <table:table-cell table:style-name="ce46" office:value-type="float" office:value="4.5" calcext:value-type="float">
            <text:p>4.5</text:p>
          </table:table-cell>
          <table:table-cell office:value-type="float" office:value="31" calcext:value-type="float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64403306043454" calcext:value-type="float">
            <text:p>1.6440330604</text:p>
          </table:table-cell>
          <table:table-cell office:value-type="float" office:value="1.09610206200692" calcext:value-type="float">
            <text:p>1.096102062</text:p>
          </table:table-cell>
          <table:table-cell office:value-type="float" office:value="0.928685724994223" calcext:value-type="float">
            <text:p>0.928685725</text:p>
          </table:table-cell>
          <table:table-cell office:value-type="float" office:value="0.773842846002564" calcext:value-type="float">
            <text:p>0.773842846</text:p>
          </table:table-cell>
          <table:table-cell office:value-type="float" office:value="257.074263764405" calcext:value-type="float">
            <text:p>257</text:p>
          </table:table-cell>
          <table:table-cell office:value-type="float" office:value="0.39285862033701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ridine yellow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98748648305446" calcext:value-type="float">
            <text:p>0.8987486483</text:p>
          </table:table-cell>
          <table:table-cell office:value-type="float" office:value="1.13970449386212" calcext:value-type="float">
            <text:p>1.1397044939</text:p>
          </table:table-cell>
          <table:table-cell office:value-type="float" office:value="1.14483608247378" calcext:value-type="float">
            <text:p>1.1448360825</text:p>
          </table:table-cell>
          <table:table-cell office:value-type="float" office:value="1.23762166366041" calcext:value-type="float">
            <text:p>1.2376216637</text:p>
          </table:table-cell>
          <table:table-cell office:value-type="float" office:value="217.150964812713" calcext:value-type="float">
            <text:p>217</text:p>
          </table:table-cell>
          <table:table-cell office:value-type="float" office:value="1.1295645955824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criflavine</text:p>
          </table:table-cell>
          <table:table-cell office:value-type="float" office:value="29.5" calcext:value-type="float">
            <text:p>29.5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3689769600853" calcext:value-type="float">
            <text:p>2.436897696</text:p>
          </table:table-cell>
          <table:table-cell office:value-type="float" office:value="3.30602861835272" calcext:value-type="float">
            <text:p>3.3060286184</text:p>
          </table:table-cell>
          <table:table-cell office:value-type="float" office:value="0.807985055797228" calcext:value-type="float">
            <text:p>0.8079850558</text:p>
          </table:table-cell>
          <table:table-cell office:value-type="float" office:value="0.415879549429246" calcext:value-type="float">
            <text:p>0.4158795494</text:p>
          </table:table-cell>
          <table:table-cell office:value-type="float" office:value="277.050930125579" calcext:value-type="float">
            <text:p>277</text:p>
          </table:table-cell>
          <table:table-cell office:value-type="float" office:value="0.118928237294523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miodarone</text:p>
          </table:table-cell>
          <table:table-cell table:style-name="ce46" office:value-type="float" office:value="0" calcext:value-type="float">
            <text:p>0.0</text:p>
          </table:table-cell>
          <table:table-cell table:style-name="ce46" office:value-type="float" office:value="2" calcext:value-type="float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3459396429" calcext:value-type="float">
            <text:p>2.2523459396</text:p>
          </table:table-cell>
          <table:table-cell office:value-type="float" office:value="1.66555156808698" calcext:value-type="float">
            <text:p>1.6655515681</text:p>
          </table:table-cell>
          <table:table-cell office:value-type="float" office:value="1.10416611306227" calcext:value-type="float">
            <text:p>1.1041661131</text:p>
          </table:table-cell>
          <table:table-cell office:value-type="float" office:value="1.15374008166807" calcext:value-type="float">
            <text:p>1.1537400817</text:p>
          </table:table-cell>
          <table:table-cell office:value-type="float" office:value="300" calcext:value-type="float">
            <text:p>300</text:p>
          </table:table-cell>
          <table:table-cell office:value-type="float" office:value="0.191560776792136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uramine</text:p>
          </table:table-cell>
          <table:table-cell table:style-name="ce46" office:value-type="float" office:value="0" calcext:value-type="float">
            <text:p>0.0</text:p>
          </table:table-cell>
          <table:table-cell table:style-name="ce46" office:value-type="float" office:value="2" calcext:value-type="float">
            <text:p>2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7942269807849" calcext:value-type="float">
            <text:p>1.0794226981</text:p>
          </table:table-cell>
          <table:table-cell office:value-type="float" office:value="1.55680455417939" calcext:value-type="float">
            <text:p>1.5568045542</text:p>
          </table:table-cell>
          <table:table-cell office:value-type="float" office:value="0.624977156036047" calcext:value-type="float">
            <text:p>0.624977156</text:p>
          </table:table-cell>
          <table:table-cell office:value-type="float" office:value="1.06951414416879" calcext:value-type="float">
            <text:p>1.0695141442</text:p>
          </table:table-cell>
          <table:table-cell office:value-type="float" office:value="132.028985507246" calcext:value-type="float">
            <text:p>132</text:p>
          </table:table-cell>
          <table:table-cell office:value-type="float" office:value="0.812058737519322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zure B</text:p>
          </table:table-cell>
          <table:table-cell office:value-type="float" office:value="37.5" calcext:value-type="float">
            <text:p>37.5</text:p>
          </table:table-cell>
          <table:table-cell office:value-type="float" office:value="106.5" calcext:value-type="float">
            <text:p>106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17665481384739" calcext:value-type="float">
            <text:p>7.1766548138</text:p>
          </table:table-cell>
          <table:table-cell office:value-type="float" office:value="4.46853515899253" calcext:value-type="float">
            <text:p>4.468535159</text:p>
          </table:table-cell>
          <table:table-cell office:value-type="float" office:value="0.345203526725032" calcext:value-type="float">
            <text:p>0.3452035267</text:p>
          </table:table-cell>
          <table:table-cell office:value-type="float" office:value="0.28922764647423" calcext:value-type="float">
            <text:p>0.2892276465</text:p>
          </table:table-cell>
          <table:table-cell office:value-type="float" office:value="250.729762263015" calcext:value-type="float">
            <text:p>251</text:p>
          </table:table-cell>
          <table:table-cell office:value-type="float" office:value="0.292117448068632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zure C</text:p>
          </table:table-cell>
          <table:table-cell office:value-type="float" office:value="52" calcext:value-type="float">
            <text:p>52.0</text:p>
          </table:table-cell>
          <table:table-cell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50462700270818" calcext:value-type="float">
            <text:p>5.5046270027</text:p>
          </table:table-cell>
          <table:table-cell office:value-type="float" office:value="11.8179496486326" calcext:value-type="float">
            <text:p>11.8179496486</text:p>
          </table:table-cell>
          <table:table-cell office:value-type="float" office:value="0.302329296619042" calcext:value-type="float">
            <text:p>0.3023292966</text:p>
          </table:table-cell>
          <table:table-cell office:value-type="float" office:value="0.169501946252204" calcext:value-type="float">
            <text:p>0.1695019463</text:p>
          </table:table-cell>
          <table:table-cell office:value-type="float" office:value="237.02444506884" calcext:value-type="float">
            <text:p>237</text:p>
          </table:table-cell>
          <table:table-cell office:value-type="float" office:value="0.479141223582406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rberine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39105029780016" calcext:value-type="float">
            <text:p>1.3910502978</text:p>
          </table:table-cell>
          <table:table-cell office:value-type="float" office:value="7.96885602668765" calcext:value-type="float">
            <text:p>7.9688560267</text:p>
          </table:table-cell>
          <table:table-cell office:value-type="float" office:value="1.13975029558453" calcext:value-type="float">
            <text:p>1.1397502956</text:p>
          </table:table-cell>
          <table:table-cell office:value-type="float" office:value="1.11161455457218" calcext:value-type="float">
            <text:p>1.1116145546</text:p>
          </table:table-cell>
          <table:table-cell office:value-type="float" office:value="118.055688622755" calcext:value-type="float">
            <text:p>118</text:p>
          </table:table-cell>
          <table:table-cell office:value-type="float" office:value="0.248058686091259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loroquine</text:p>
          </table:table-cell>
          <table:table-cell table:number-columns-repeated="2" table:style-name="ce46" office:value-type="float" office:value="0" calcext:value-type="float">
            <text:p>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048444162615" calcext:value-type="float">
            <text:p>0.9804844416</text:p>
          </table:table-cell>
          <table:table-cell office:value-type="float" office:value="1.11889011649675" calcext:value-type="float">
            <text:p>1.1188901165</text:p>
          </table:table-cell>
          <table:table-cell office:value-type="float" office:value="1.0630820117424" calcext:value-type="float">
            <text:p>1.0630820117</text:p>
          </table:table-cell>
          <table:table-cell office:value-type="float" office:value="0.931145150558682" calcext:value-type="float">
            <text:p>0.9311451506</text:p>
          </table:table-cell>
          <table:table-cell office:value-type="float" office:value="210.553621169917" calcext:value-type="float">
            <text:p>211</text:p>
          </table:table-cell>
          <table:table-cell office:value-type="float" office:value="4.1698455818579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thidium bromide</text:p>
          </table:table-cell>
          <table:table-cell table:style-name="ce46" office:value-type="float" office:value="1" calcext:value-type="float">
            <text:p>1.0</text:p>
          </table:table-cell>
          <table:table-cell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9124236627347" calcext:value-type="float">
            <text:p>1.2912423663</text:p>
          </table:table-cell>
          <table:table-cell office:value-type="float" office:value="2.68132821186087" calcext:value-type="float">
            <text:p>2.6813282119</text:p>
          </table:table-cell>
          <table:table-cell office:value-type="float" office:value="1.09298463881762" calcext:value-type="float">
            <text:p>1.0929846388</text:p>
          </table:table-cell>
          <table:table-cell office:value-type="float" office:value="1.14736879097331" calcext:value-type="float">
            <text:p>1.147368791</text:p>
          </table:table-cell>
          <table:table-cell office:value-type="float" office:value="208.314366998577" calcext:value-type="float">
            <text:p>208</text:p>
          </table:table-cell>
          <table:table-cell office:value-type="float" office:value="0.233117473569849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MAM</text:p>
          </table:table-cell>
          <table:table-cell office:value-type="float" office:value="100.5" calcext:value-type="float">
            <text:p>100.5</text:p>
          </table:table-cell>
          <table:table-cell office:value-type="float" office:value="140.5" calcext:value-type="float">
            <text:p>14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11689477107914" calcext:value-type="float">
            <text:p>6.1168947711</text:p>
          </table:table-cell>
          <table:table-cell office:value-type="float" office:value="7.34660524315248" calcext:value-type="float">
            <text:p>7.3466052432</text:p>
          </table:table-cell>
          <table:table-cell office:value-type="float" office:value="0.310395236067658" calcext:value-type="float">
            <text:p>0.3103952361</text:p>
          </table:table-cell>
          <table:table-cell office:value-type="float" office:value="0.140811489511692" calcext:value-type="float">
            <text:p>0.1408114895</text:p>
          </table:table-cell>
          <table:table-cell office:value-type="float" office:value="212.867256637168" calcext:value-type="float">
            <text:p>213</text:p>
          </table:table-cell>
          <table:table-cell office:value-type="float" office:value="0.384067824219149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45" office:value-type="string" calcext:value-type="string">
            <text:p>Malachite green</text:p>
          </table:table-cell>
          <table:table-cell office:value-type="float" office:value="42.5" calcext:value-type="float">
            <text:p>42.5</text:p>
          </table:table-cell>
          <table:table-cell office:value-type="float" office:value="95" calcext:value-type="float">
            <text:p>95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9592364917119" calcext:value-type="float">
            <text:p>1.2959236492</text:p>
          </table:table-cell>
          <table:table-cell office:value-type="float" office:value="6.35099231577881" calcext:value-type="float">
            <text:p>6.3509923158</text:p>
          </table:table-cell>
          <table:table-cell office:value-type="float" office:value="0.638484523149776" calcext:value-type="float">
            <text:p>0.6384845231</text:p>
          </table:table-cell>
          <table:table-cell office:value-type="float" office:value="0.436666725186639" calcext:value-type="float">
            <text:p>0.4366667252</text:p>
          </table:table-cell>
          <table:table-cell office:value-type="float" office:value="197.820163487739" calcext:value-type="float">
            <text:p>198</text:p>
          </table:table-cell>
          <table:table-cell office:value-type="float" office:value="0.946606779630235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ethyl violet</text:p>
          </table:table-cell>
          <table:table-cell office:value-type="float" office:value="105" calcext:value-type="float">
            <text:p>105.0</text:p>
          </table:table-cell>
          <table:table-cell office:value-type="float" office:value="180" calcext:value-type="float">
            <text:p>180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2794273080895" calcext:value-type="float">
            <text:p>1.3279427308</text:p>
          </table:table-cell>
          <table:table-cell office:value-type="float" office:value="1.62923355556161" calcext:value-type="float">
            <text:p>1.6292335556</text:p>
          </table:table-cell>
          <table:table-cell office:value-type="float" office:value="0.629826529972043" calcext:value-type="float">
            <text:p>0.62982653</text:p>
          </table:table-cell>
          <table:table-cell office:value-type="float" office:value="0.0935276083402333" calcext:value-type="float">
            <text:p>0.0935276083</text:p>
          </table:table-cell>
          <table:table-cell office:value-type="float" office:value="166.67054610564" calcext:value-type="float">
            <text:p>167</text:p>
          </table:table-cell>
          <table:table-cell office:value-type="float" office:value="4.87884930962824" calcext:value-type="float">
            <text:p>4.9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45" office:value-type="string" calcext:value-type="string">
            <text:p>Methyl green</text:p>
          </table:table-cell>
          <table:table-cell table:number-columns-repeated="2" table:style-name="ce4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17965254480321" calcext:value-type="float">
            <text:p>1.1796525448</text:p>
          </table:table-cell>
          <table:table-cell office:value-type="float" office:value="2.68178764118655" calcext:value-type="float">
            <text:p>2.6817876412</text:p>
          </table:table-cell>
          <table:table-cell office:value-type="float" office:value="0.933447835160301" calcext:value-type="float">
            <text:p>0.9334478352</text:p>
          </table:table-cell>
          <table:table-cell office:value-type="float" office:value="0.929914208459604" calcext:value-type="float">
            <text:p>0.9299142085</text:p>
          </table:table-cell>
          <table:table-cell office:value-type="float" office:value="222.971259509721" calcext:value-type="float">
            <text:p>223</text:p>
          </table:table-cell>
          <table:table-cell office:value-type="float" office:value="0.218545526160991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le Blue</text:p>
          </table:table-cell>
          <table:table-cell office:value-type="float" office:value="178.5" calcext:value-type="float">
            <text:p>178.5</text:p>
          </table:table-cell>
          <table:table-cell office:value-type="float" office:value="214" calcext:value-type="float">
            <text:p>214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.5341188483575" calcext:value-type="float">
            <text:p>19.5341188484</text:p>
          </table:table-cell>
          <table:table-cell office:value-type="float" office:value="8.82392049767729" calcext:value-type="float">
            <text:p>8.8239204977</text:p>
          </table:table-cell>
          <table:table-cell office:value-type="float" office:value="0.134413789415032" calcext:value-type="float">
            <text:p>0.1344137894</text:p>
          </table:table-cell>
          <table:table-cell office:value-type="float" office:value="0.054388543579919" calcext:value-type="float">
            <text:p>0.0543885436</text:p>
          </table:table-cell>
          <table:table-cell office:value-type="float" office:value="175.64388092613" calcext:value-type="float">
            <text:p>176</text:p>
          </table:table-cell>
          <table:table-cell office:value-type="float" office:value="6.36675530876092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Quinacrine</text:p>
          </table:table-cell>
          <table:table-cell office:value-type="float" office:value="108.5" calcext:value-type="float">
            <text:p>108.5</text:p>
          </table:table-cell>
          <table:table-cell office:value-type="float" office:value="158" calcext:value-type="float">
            <text:p>158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.463516345625" calcext:value-type="float">
            <text:p>27.4635163456</text:p>
          </table:table-cell>
          <table:table-cell office:value-type="float" office:value="23.4856970692782" calcext:value-type="float">
            <text:p>23.4856970693</text:p>
          </table:table-cell>
          <table:table-cell office:value-type="float" office:value="0.266574738170399" calcext:value-type="float">
            <text:p>0.2665747382</text:p>
          </table:table-cell>
          <table:table-cell office:value-type="float" office:value="0.209814991892148" calcext:value-type="float">
            <text:p>0.2098149919</text:p>
          </table:table-cell>
          <table:table-cell office:value-type="float" office:value="106.509715994021" calcext:value-type="float">
            <text:p>107</text:p>
          </table:table-cell>
          <table:table-cell office:value-type="float" office:value="7.4522462974272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hodamine 123</text:p>
          </table:table-cell>
          <table:table-cell office:value-type="float" office:value="9.25" calcext:value-type="float">
            <text:p>9.3</text:p>
          </table:table-cell>
          <table:table-cell office:value-type="float" office:value="72.6666666666667" calcext:value-type="float">
            <text:p>72.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9967785107265" calcext:value-type="float">
            <text:p>1.5996778511</text:p>
          </table:table-cell>
          <table:table-cell office:value-type="float" office:value="22.8052665066996" calcext:value-type="float">
            <text:p>22.8052665067</text:p>
          </table:table-cell>
          <table:table-cell office:value-type="float" office:value="0.73131438781985" calcext:value-type="float">
            <text:p>0.7313143878</text:p>
          </table:table-cell>
          <table:table-cell office:value-type="float" office:value="0.532671083578423" calcext:value-type="float">
            <text:p>0.5326710836</text:p>
          </table:table-cell>
          <table:table-cell office:value-type="float" office:value="215.654799745708" calcext:value-type="float">
            <text:p>216</text:p>
          </table:table-cell>
          <table:table-cell office:value-type="float" office:value="0.219863727494226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hodamine 6G</text:p>
          </table:table-cell>
          <table:table-cell table:style-name="ce46" office:value-type="float" office:value="37.5" calcext:value-type="float">
            <text:p>37.5</text:p>
          </table:table-cell>
          <table:table-cell table:style-name="ce46"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13927078247" calcext:value-type="float">
            <text:p>1.5313927078</text:p>
          </table:table-cell>
          <table:table-cell office:value-type="float" office:value="13.0242087921314" calcext:value-type="float">
            <text:p>13.0242087921</text:p>
          </table:table-cell>
          <table:table-cell office:value-type="float" office:value="0.0261818323827182" calcext:value-type="float">
            <text:p>0.0261818324</text:p>
          </table:table-cell>
          <table:table-cell office:value-type="float" office:value="0.0363797592243961" calcext:value-type="float">
            <text:p>0.0363797592</text:p>
          </table:table-cell>
          <table:table-cell office:value-type="float" office:value="175.919117647059" calcext:value-type="float">
            <text:p>176</text:p>
          </table:table-cell>
          <table:table-cell office:value-type="float" office:value="2.16331909291034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hodamine B</text:p>
          </table:table-cell>
          <table:table-cell table:style-name="ce46" office:value-type="float" office:value="1" calcext:value-type="float">
            <text:p>1.0</text:p>
          </table:table-cell>
          <table:table-cell table:style-name="ce46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17183479207776" calcext:value-type="float">
            <text:p>0.9171834792</text:p>
          </table:table-cell>
          <table:table-cell office:value-type="float" office:value="2.73708465774332" calcext:value-type="float">
            <text:p>2.7370846577</text:p>
          </table:table-cell>
          <table:table-cell office:value-type="float" office:value="1.06401204060879" calcext:value-type="float">
            <text:p>1.0640120406</text:p>
          </table:table-cell>
          <table:table-cell office:value-type="float" office:value="1.19507163260449" calcext:value-type="float">
            <text:p>1.1950716326</text:p>
          </table:table-cell>
          <table:table-cell office:value-type="float" office:value="16.0694254019693" calcext:value-type="float">
            <text:p>16</text:p>
          </table:table-cell>
          <table:table-cell office:value-type="float" office:value="448.419321820909" calcext:value-type="float">
            <text:p>448.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afranine O</text:p>
          </table:table-cell>
          <table:table-cell office:value-type="float" office:value="59.5" calcext:value-type="float">
            <text:p>59.5</text:p>
          </table:table-cell>
          <table:table-cell office:value-type="float" office:value="109.5" calcext:value-type="float">
            <text:p>109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.611952900922" calcext:value-type="float">
            <text:p>15.6119529009</text:p>
          </table:table-cell>
          <table:table-cell office:value-type="float" office:value="9.01085596719535" calcext:value-type="float">
            <text:p>9.0108559672</text:p>
          </table:table-cell>
          <table:table-cell office:value-type="float" office:value="0.205680176613088" calcext:value-type="float">
            <text:p>0.2056801766</text:p>
          </table:table-cell>
          <table:table-cell office:value-type="float" office:value="0.251027990227373" calcext:value-type="float">
            <text:p>0.2510279902</text:p>
          </table:table-cell>
          <table:table-cell office:value-type="float" office:value="248.060206961429" calcext:value-type="float">
            <text:p>248</text:p>
          </table:table-cell>
          <table:table-cell office:value-type="float" office:value="0.336214761918445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uchsine</text:p>
          </table:table-cell>
          <table:table-cell office:value-type="float" office:value="60" calcext:value-type="float">
            <text:p>60.0</text:p>
          </table:table-cell>
          <table:table-cell office:value-type="float" office:value="162.5" calcext:value-type="float">
            <text:p>162.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.86342970704069" calcext:value-type="float">
            <text:p>6.863429707</text:p>
          </table:table-cell>
          <table:table-cell office:value-type="float" office:value="20.8457228981767" calcext:value-type="float">
            <text:p>20.8457228982</text:p>
          </table:table-cell>
          <table:table-cell office:value-type="float" office:value="0.968440839002628" calcext:value-type="float">
            <text:p>0.968440839</text:p>
          </table:table-cell>
          <table:table-cell office:value-type="float" office:value="0.261268728915734" calcext:value-type="float">
            <text:p>0.2612687289</text:p>
          </table:table-cell>
          <table:table-cell office:value-type="float" office:value="218.987267153974" calcext:value-type="float">
            <text:p>219</text:p>
          </table:table-cell>
          <table:table-cell office:value-type="float" office:value="0.76318571492026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cr. Or. Nonyl</text:p>
          </table:table-cell>
          <table:table-cell office:value-type="float" office:value="165.333333333333" calcext:value-type="float">
            <text:p>165.3</text:p>
          </table:table-cell>
          <table:table-cell office:value-type="float" office:value="234.666666666667" calcext:value-type="float">
            <text:p>234.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.8074515383501" calcext:value-type="float">
            <text:p>10.8074515384</text:p>
          </table:table-cell>
          <table:table-cell office:value-type="float" office:value="14.8492680584831" calcext:value-type="float">
            <text:p>14.8492680585</text:p>
          </table:table-cell>
          <table:table-cell office:value-type="float" office:value="0.0526283807441136" calcext:value-type="float">
            <text:p>0.0526283807</text:p>
          </table:table-cell>
          <table:table-cell office:value-type="float" office:value="0.0366541582279562" calcext:value-type="float">
            <text:p>0.0366541582</text:p>
          </table:table-cell>
          <table:table-cell office:value-type="float" office:value="150.177615571776" calcext:value-type="float">
            <text:p>150</text:p>
          </table:table-cell>
          <table:table-cell office:value-type="float" office:value="58.6508790136736" calcext:value-type="float">
            <text:p>58.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MX$</number:text>
    </number:number-style>
    <number:number-style style:name="N122">
      <number:text>-</number:text>
      <number:number number:decimal-places="0" number:min-integer-digits="1" number:grouping="true"/>
      <number:text>MX$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MX$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MX$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MX$</number:text>
    </number:number-style>
    <number:number-style style:name="N125">
      <number:text>-</number:text>
      <number:number number:decimal-places="2" number:min-integer-digits="1" number:grouping="true"/>
      <number:text>MX$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MX$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MX$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   </number:text>
    </number:number-style>
    <number:number-style style:name="N130P2" style:volatile="true">
      <loext:fill-character> </loext:fill-character>
      <number:text>-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MX$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MX$ </number:text>
    </number:number-style>
    <number:number-style style:name="N134P2" style:volatile="true">
      <loext:fill-character> </loext:fill-character>
      <number:text>-MX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MX$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MX$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MX$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integer-digits="1"/>
    </number:number-style>
    <number:number-style style:name="N170">
      <number:number number:decimal-places="3" number:min-integer-digits="1"/>
    </number:number-style>
    <number:number-style style:name="N171">
      <number:number number:decimal-places="0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9:54:07.861266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d</meta:initial-creator>
    <meta:creation-date>2015-05-27T11:54:24</meta:creation-date>
    <dc:date>2015-06-22T21:52:21.496036402</dc:date>
    <meta:print-date>2015-06-10T10:06:20</meta:print-date>
    <meta:editing-duration>PT2H3M18S</meta:editing-duration>
    <meta:editing-cycles>6</meta:editing-cycles>
    <meta:generator>LibreOffice/4.3.7.2$Linux_X86_64 LibreOffice_project/430m0$Build-2</meta:generator>
    <meta:document-statistic meta:table-count="4" meta:cell-count="2154" meta:object-count="0"/>
  </office:meta>
</office:document-meta>
</file>